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Proxima Nova Soft" svg:font-family="'Proxima Nova Soft', 'Helvetica Neue', sans-serif"/>
    <style:font-face style:name="Roboto" svg:font-family="Roboto, Helvetica, Arial,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officeooo:rsid="01982079"/>
    </style:style>
    <style:style style:name="P4" style:family="paragraph" style:parent-style-name="Standard">
      <style:text-properties officeooo:paragraph-rsid="000c2270"/>
    </style:style>
    <style:style style:name="P5" style:family="paragraph" style:parent-style-name="Standard">
      <style:text-properties officeooo:rsid="00e75744" officeooo:paragraph-rsid="00e75744"/>
    </style:style>
    <style:style style:name="P6" style:family="paragraph" style:parent-style-name="Standard">
      <style:text-properties officeooo:rsid="0019b75f" officeooo:paragraph-rsid="0019b75f"/>
    </style:style>
    <style:style style:name="P7" style:family="paragraph" style:parent-style-name="Standard">
      <style:text-properties officeooo:rsid="0011e267" officeooo:paragraph-rsid="0011e267"/>
    </style:style>
    <style:style style:name="P8" style:family="paragraph" style:parent-style-name="Text_20_body">
      <style:text-properties officeooo:rsid="001087a1" officeooo:paragraph-rsid="0011e267"/>
    </style:style>
    <style:style style:name="P9" style:family="paragraph" style:parent-style-name="Text_20_body">
      <style:text-properties officeooo:rsid="001087a1" officeooo:paragraph-rsid="001087a1"/>
    </style:style>
    <style:style style:name="P10" style:family="paragraph" style:parent-style-name="Text_20_body">
      <style:text-properties officeooo:paragraph-rsid="00187b21"/>
    </style:style>
    <style:style style:name="P11" style:family="paragraph" style:parent-style-name="Text_20_body">
      <style:text-properties officeooo:rsid="00220bf5" officeooo:paragraph-rsid="00220bf5"/>
    </style:style>
    <style:style style:name="P12" style:family="paragraph" style:parent-style-name="Text_20_body">
      <style:text-properties officeooo:paragraph-rsid="002a0182"/>
    </style:style>
    <style:style style:name="P13" style:family="paragraph" style:parent-style-name="Text_20_body">
      <style:text-properties officeooo:paragraph-rsid="0031d3dd"/>
    </style:style>
    <style:style style:name="P14" style:family="paragraph" style:parent-style-name="Text_20_body">
      <style:text-properties officeooo:paragraph-rsid="00391f6e"/>
    </style:style>
    <style:style style:name="P15" style:family="paragraph" style:parent-style-name="Text_20_body">
      <style:text-properties officeooo:paragraph-rsid="00485ca9"/>
    </style:style>
    <style:style style:name="P16" style:family="paragraph" style:parent-style-name="Text_20_body">
      <style:text-properties officeooo:paragraph-rsid="005c00e3"/>
    </style:style>
    <style:style style:name="P17" style:family="paragraph" style:parent-style-name="Text_20_body">
      <style:text-properties officeooo:paragraph-rsid="006a256b"/>
    </style:style>
    <style:style style:name="P18"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9"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20"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21" style:family="paragraph" style:parent-style-name="Text_20_body">
      <style:text-properties style:font-name="Liberation Serif" fo:font-size="12pt" officeooo:rsid="006c783f" officeooo:paragraph-rsid="006c783f" style:font-size-asian="12pt" style:font-size-complex="12pt"/>
    </style:style>
    <style:style style:name="P22" style:family="paragraph" style:parent-style-name="Text_20_body">
      <style:text-properties style:font-name="Liberation Serif" fo:font-size="12pt" officeooo:paragraph-rsid="00685941" style:font-size-asian="12pt" style:font-size-complex="12pt"/>
    </style:style>
    <style:style style:name="P23" style:family="paragraph" style:parent-style-name="Text_20_body">
      <style:text-properties style:font-name="Liberation Serif" fo:font-size="12pt" officeooo:rsid="0012663a" officeooo:paragraph-rsid="0012663a" style:font-size-asian="12pt" style:font-size-complex="12pt"/>
    </style:style>
    <style:style style:name="P24" style:family="paragraph" style:parent-style-name="Text_20_body">
      <style:text-properties style:font-name="Liberation Serif" fo:font-size="12pt" officeooo:rsid="0052b0da" officeooo:paragraph-rsid="006c783f" style:font-size-asian="12pt" style:font-size-complex="12pt"/>
    </style:style>
    <style:style style:name="P25" style:family="paragraph" style:parent-style-name="Text_20_body">
      <style:text-properties style:font-name="Liberation Serif" fo:font-size="12pt" officeooo:rsid="006c1f34" officeooo:paragraph-rsid="006c783f" style:font-size-asian="12pt" style:font-size-complex="12pt"/>
    </style:style>
    <style:style style:name="P26"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27" style:family="paragraph" style:parent-style-name="Text_20_body">
      <style:text-properties officeooo:paragraph-rsid="006deffa"/>
    </style:style>
    <style:style style:name="P28" style:family="paragraph" style:parent-style-name="Text_20_body">
      <style:text-properties officeooo:paragraph-rsid="00771efa"/>
    </style:style>
    <style:style style:name="P29" style:family="paragraph" style:parent-style-name="Text_20_body">
      <style:text-properties officeooo:paragraph-rsid="006e71b3"/>
    </style:style>
    <style:style style:name="P30" style:family="paragraph" style:parent-style-name="Text_20_body">
      <style:text-properties officeooo:paragraph-rsid="00852323"/>
    </style:style>
    <style:style style:name="P31" style:family="paragraph" style:parent-style-name="Text_20_body">
      <style:text-properties officeooo:paragraph-rsid="0088b30e"/>
    </style:style>
    <style:style style:name="P32" style:family="paragraph" style:parent-style-name="Text_20_body">
      <style:text-properties officeooo:paragraph-rsid="008a9baf"/>
    </style:style>
    <style:style style:name="P33" style:family="paragraph" style:parent-style-name="Text_20_body">
      <style:text-properties officeooo:paragraph-rsid="0091bbe5"/>
    </style:style>
    <style:style style:name="P34" style:family="paragraph" style:parent-style-name="Text_20_body">
      <style:text-properties officeooo:paragraph-rsid="00a34d27"/>
    </style:style>
    <style:style style:name="P35" style:family="paragraph" style:parent-style-name="Text_20_body">
      <style:text-properties officeooo:rsid="00a34d27" officeooo:paragraph-rsid="00a34d27"/>
    </style:style>
    <style:style style:name="P36" style:family="paragraph" style:parent-style-name="Text_20_body">
      <style:text-properties officeooo:rsid="00a34d27" officeooo:paragraph-rsid="00a46fb7"/>
    </style:style>
    <style:style style:name="P37" style:family="paragraph" style:parent-style-name="Text_20_body">
      <style:text-properties officeooo:paragraph-rsid="009c5dbb"/>
    </style:style>
    <style:style style:name="P38" style:family="paragraph" style:parent-style-name="Text_20_body">
      <style:text-properties officeooo:paragraph-rsid="00c47d73"/>
    </style:style>
    <style:style style:name="P39" style:family="paragraph" style:parent-style-name="Text_20_body">
      <style:text-properties officeooo:paragraph-rsid="00d7d45a"/>
    </style:style>
    <style:style style:name="P40" style:family="paragraph" style:parent-style-name="Text_20_body">
      <style:text-properties officeooo:paragraph-rsid="00d8f0e1"/>
    </style:style>
    <style:style style:name="P41" style:family="paragraph" style:parent-style-name="Text_20_body">
      <style:text-properties officeooo:paragraph-rsid="00903957"/>
    </style:style>
    <style:style style:name="P42" style:family="paragraph" style:parent-style-name="Text_20_body">
      <style:text-properties officeooo:rsid="00df3aaf" officeooo:paragraph-rsid="00df3aaf"/>
    </style:style>
    <style:style style:name="P43" style:family="paragraph" style:parent-style-name="Text_20_body">
      <style:text-properties officeooo:paragraph-rsid="00e4541f"/>
    </style:style>
    <style:style style:name="P44" style:family="paragraph" style:parent-style-name="Text_20_body">
      <style:text-properties officeooo:paragraph-rsid="00f82826"/>
    </style:style>
    <style:style style:name="P45" style:family="paragraph" style:parent-style-name="Text_20_body">
      <style:text-properties officeooo:paragraph-rsid="00ef1670"/>
    </style:style>
    <style:style style:name="P46" style:family="paragraph" style:parent-style-name="Text_20_body">
      <style:text-properties officeooo:paragraph-rsid="00feac31"/>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165f5" officeooo:paragraph-rsid="011165f5" style:font-weight-asian="bold" style:font-weight-complex="bold"/>
    </style:style>
    <style:style style:name="P49" style:family="paragraph" style:parent-style-name="Text_20_body">
      <style:text-properties fo:font-weight="bold" officeooo:rsid="0113430a" officeooo:paragraph-rsid="0113430a" style:font-weight-asian="bold" style:font-weight-complex="bold"/>
    </style:style>
    <style:style style:name="P50" style:family="paragraph" style:parent-style-name="Text_20_body">
      <style:text-properties fo:font-weight="bold" officeooo:rsid="0013d9a2" officeooo:paragraph-rsid="0013d9a2" style:font-weight-asian="bold" style:font-weight-complex="bold"/>
    </style:style>
    <style:style style:name="P51" style:family="paragraph" style:parent-style-name="Text_20_body">
      <style:text-properties fo:font-weight="bold" officeooo:rsid="001f69bb" officeooo:paragraph-rsid="0020e904" style:font-weight-asian="bold" style:font-weight-complex="bold"/>
    </style:style>
    <style:style style:name="P52" style:family="paragraph" style:parent-style-name="Text_20_body">
      <style:text-properties fo:font-weight="bold" officeooo:rsid="00c69300" officeooo:paragraph-rsid="00d05457" style:font-weight-asian="bold" style:font-weight-complex="bold"/>
    </style:style>
    <style:style style:name="P53" style:family="paragraph" style:parent-style-name="Text_20_body">
      <style:text-properties fo:font-weight="bold" officeooo:rsid="00eaa6a8" officeooo:paragraph-rsid="00eaa6a8" style:font-weight-asian="bold" style:font-weight-complex="bold"/>
    </style:style>
    <style:style style:name="P54" style:family="paragraph" style:parent-style-name="Text_20_body">
      <style:text-properties fo:font-weight="bold" officeooo:rsid="00f114cd" officeooo:paragraph-rsid="00f114cd" style:font-weight-asian="bold" style:font-weight-complex="bold"/>
    </style:style>
    <style:style style:name="P55" style:family="paragraph" style:parent-style-name="Text_20_body">
      <style:text-properties fo:font-weight="bold" officeooo:rsid="01ae89ce" officeooo:paragraph-rsid="01ae89ce" style:font-weight-asian="bold" style:font-weight-complex="bold"/>
    </style:style>
    <style:style style:name="P56" style:family="paragraph" style:parent-style-name="Text_20_body">
      <style:text-properties fo:font-weight="bold" officeooo:rsid="01b09976" officeooo:paragraph-rsid="01b09976" style:font-weight-asian="bold" style:font-weight-complex="bold"/>
    </style:style>
    <style:style style:name="P57" style:family="paragraph" style:parent-style-name="Text_20_body">
      <style:text-properties fo:font-weight="bold" officeooo:rsid="01b6db36" officeooo:paragraph-rsid="01b9e8a3" style:font-weight-asian="bold" style:font-weight-complex="bold"/>
    </style:style>
    <style:style style:name="P58" style:family="paragraph" style:parent-style-name="Text_20_body">
      <style:text-properties fo:font-weight="bold" officeooo:paragraph-rsid="007ce75d" style:font-weight-asian="bold" style:font-weight-complex="bold"/>
    </style:style>
    <style:style style:name="P59" style:family="paragraph" style:parent-style-name="Text_20_body">
      <style:text-properties fo:font-weight="bold" officeooo:paragraph-rsid="01ca21ce" style:font-weight-asian="bold" style:font-weight-complex="bold"/>
    </style:style>
    <style:style style:name="P60" style:family="paragraph" style:parent-style-name="Text_20_body">
      <style:text-properties fo:font-weight="bold" officeooo:rsid="007057ba" officeooo:paragraph-rsid="007057ba" fo:background-color="transparent" style:font-weight-asian="bold" style:font-weight-complex="bold"/>
    </style:style>
    <style:style style:name="P61" style:family="paragraph" style:parent-style-name="Text_20_body">
      <style:text-properties fo:font-weight="bold" officeooo:rsid="0070cb2b" officeooo:paragraph-rsid="0070cb2b" fo:background-color="transparent" style:font-weight-asian="bold" style:font-weight-complex="bold"/>
    </style:style>
    <style:style style:name="P62" style:family="paragraph" style:parent-style-name="Text_20_body">
      <style:text-properties fo:font-weight="bold" officeooo:rsid="00eaa6a8" officeooo:paragraph-rsid="00eaa6a8" fo:background-color="transparent" style:font-weight-asian="bold" style:font-weight-complex="bold"/>
    </style:style>
    <style:style style:name="P63" style:family="paragraph" style:parent-style-name="Text_20_body">
      <style:text-properties fo:font-weight="bold" officeooo:rsid="001087a1" officeooo:paragraph-rsid="01bc0496" fo:background-color="transparent" style:font-weight-asian="bold" style:font-weight-complex="bold"/>
    </style:style>
    <style:style style:name="P64" style:family="paragraph" style:parent-style-name="Text_20_body">
      <style:text-properties fo:font-weight="bold" officeooo:rsid="001f69bb" officeooo:paragraph-rsid="01bc0496" fo:background-color="transparent" style:font-weight-asian="bold" style:font-weight-complex="bold"/>
    </style:style>
    <style:style style:name="P65" style:family="paragraph" style:parent-style-name="Text_20_body">
      <style:text-properties officeooo:paragraph-rsid="0102baaa"/>
    </style:style>
    <style:style style:name="P66" style:family="paragraph" style:parent-style-name="Text_20_body">
      <style:text-properties officeooo:paragraph-rsid="0104c246"/>
    </style:style>
    <style:style style:name="P67" style:family="paragraph" style:parent-style-name="Text_20_body">
      <style:text-properties officeooo:rsid="00fe4cec" officeooo:paragraph-rsid="01056f67"/>
    </style:style>
    <style:style style:name="P68" style:family="paragraph" style:parent-style-name="Text_20_body">
      <style:text-properties officeooo:rsid="00fe4cec" officeooo:paragraph-rsid="012117db"/>
    </style:style>
    <style:style style:name="P69" style:family="paragraph" style:parent-style-name="Text_20_body">
      <style:text-properties officeooo:rsid="00fe4cec" officeooo:paragraph-rsid="0124b059"/>
    </style:style>
    <style:style style:name="P70" style:family="paragraph" style:parent-style-name="Text_20_body">
      <style:text-properties officeooo:paragraph-rsid="0106ca5a"/>
    </style:style>
    <style:style style:name="P71" style:family="paragraph" style:parent-style-name="Text_20_body">
      <style:text-properties officeooo:paragraph-rsid="010c2eca"/>
    </style:style>
    <style:style style:name="P72" style:family="paragraph" style:parent-style-name="Text_20_body">
      <style:text-properties officeooo:paragraph-rsid="007057ba"/>
    </style:style>
    <style:style style:name="P73" style:family="paragraph" style:parent-style-name="Text_20_body">
      <style:text-properties officeooo:paragraph-rsid="010e9077"/>
    </style:style>
    <style:style style:name="P74" style:family="paragraph" style:parent-style-name="Text_20_body">
      <style:text-properties officeooo:paragraph-rsid="0113430a"/>
    </style:style>
    <style:style style:name="P75" style:family="paragraph" style:parent-style-name="Text_20_body">
      <style:text-properties officeooo:paragraph-rsid="0116cafd"/>
    </style:style>
    <style:style style:name="P76" style:family="paragraph" style:parent-style-name="Text_20_body">
      <style:text-properties officeooo:rsid="01275ccb" officeooo:paragraph-rsid="01275ccb"/>
    </style:style>
    <style:style style:name="P77" style:family="paragraph" style:parent-style-name="Text_20_body">
      <style:text-properties officeooo:rsid="01275ccb" officeooo:paragraph-rsid="0128dafb"/>
    </style:style>
    <style:style style:name="P78" style:family="paragraph" style:parent-style-name="Text_20_body">
      <style:text-properties officeooo:paragraph-rsid="012117db"/>
    </style:style>
    <style:style style:name="P79" style:family="paragraph" style:parent-style-name="Text_20_body">
      <style:text-properties officeooo:paragraph-rsid="0128dafb"/>
    </style:style>
    <style:style style:name="P80" style:family="paragraph" style:parent-style-name="Text_20_body">
      <style:text-properties officeooo:paragraph-rsid="012fb5c6"/>
    </style:style>
    <style:style style:name="P81" style:family="paragraph" style:parent-style-name="Text_20_body">
      <style:text-properties officeooo:rsid="0139fdd5" officeooo:paragraph-rsid="0139fdd5"/>
    </style:style>
    <style:style style:name="P82" style:family="paragraph" style:parent-style-name="Text_20_body">
      <style:text-properties officeooo:rsid="01474bde" officeooo:paragraph-rsid="01474bde"/>
    </style:style>
    <style:style style:name="P83" style:family="paragraph" style:parent-style-name="Text_20_body">
      <style:text-properties officeooo:paragraph-rsid="01484479"/>
    </style:style>
    <style:style style:name="P84" style:family="paragraph" style:parent-style-name="Text_20_body">
      <style:text-properties officeooo:rsid="0149fdd8" officeooo:paragraph-rsid="0149fdd8"/>
    </style:style>
    <style:style style:name="P85" style:family="paragraph" style:parent-style-name="Text_20_body">
      <style:text-properties officeooo:rsid="0153d391" officeooo:paragraph-rsid="0153d391"/>
    </style:style>
    <style:style style:name="P86" style:family="paragraph" style:parent-style-name="Text_20_body">
      <style:text-properties officeooo:rsid="015c5feb" officeooo:paragraph-rsid="015c5feb"/>
    </style:style>
    <style:style style:name="P87" style:family="paragraph" style:parent-style-name="Text_20_body">
      <style:text-properties officeooo:rsid="015f526b" officeooo:paragraph-rsid="015f526b"/>
    </style:style>
    <style:style style:name="P88" style:family="paragraph" style:parent-style-name="Text_20_body">
      <style:text-properties officeooo:rsid="016248fd" officeooo:paragraph-rsid="016248fd"/>
    </style:style>
    <style:style style:name="P89" style:family="paragraph" style:parent-style-name="Text_20_body">
      <style:text-properties officeooo:rsid="0166d2c0" officeooo:paragraph-rsid="0166d2c0"/>
    </style:style>
    <style:style style:name="P90" style:family="paragraph" style:parent-style-name="Text_20_body">
      <style:text-properties officeooo:rsid="016dd125" officeooo:paragraph-rsid="016dd125"/>
    </style:style>
    <style:style style:name="P91" style:family="paragraph" style:parent-style-name="Text_20_body">
      <style:text-properties officeooo:rsid="01738882" officeooo:paragraph-rsid="01738882"/>
    </style:style>
    <style:style style:name="P92" style:family="paragraph" style:parent-style-name="Text_20_body">
      <style:text-properties officeooo:paragraph-rsid="014415d4"/>
    </style:style>
    <style:style style:name="P93" style:family="paragraph" style:parent-style-name="Text_20_body">
      <style:text-properties officeooo:rsid="0196912b" officeooo:paragraph-rsid="0196912b"/>
    </style:style>
    <style:style style:name="P94" style:family="paragraph" style:parent-style-name="Text_20_body">
      <style:text-properties officeooo:paragraph-rsid="0196912b"/>
    </style:style>
    <style:style style:name="P95"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96"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97"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98"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99"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00"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101"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102" style:family="paragraph" style:parent-style-name="Text_20_body">
      <style:text-properties fo:font-variant="normal" fo:text-transform="none" fo:color="#222222" style:font-name="Liberation Serif" fo:font-size="12pt" fo:letter-spacing="normal" fo:font-style="normal" fo:font-weight="normal" officeooo:rsid="011165f5" officeooo:paragraph-rsid="011165f5" style:font-size-asian="12pt" style:font-weight-asian="normal" style:font-size-complex="12pt" style:font-weight-complex="normal"/>
    </style:style>
    <style:style style:name="P103"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104" style:family="paragraph" style:parent-style-name="Text_20_body">
      <style:text-properties fo:font-variant="normal" fo:text-transform="none" fo:color="#222222" style:font-name="Liberation Serif" fo:font-size="12pt" fo:letter-spacing="normal" fo:font-style="normal" fo:font-weight="normal" officeooo:rsid="0120bd92" officeooo:paragraph-rsid="0120bd92" style:font-size-asian="12pt" style:font-weight-asian="normal" style:font-size-complex="12pt" style:font-weight-complex="normal"/>
    </style:style>
    <style:style style:name="P105"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106"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107"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2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128" style:family="paragraph" style:parent-style-name="Text_20_body">
      <style:text-properties fo:font-variant="normal" fo:text-transform="none" fo:color="#222222" style:font-name="Liberation Mono" fo:font-size="10pt" fo:letter-spacing="norma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29"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130"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131"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132"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133"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134"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135"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36"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137"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38"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39"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40"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141"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42"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44"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45"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46"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47"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48" style:family="paragraph" style:parent-style-name="Text_20_body">
      <style:text-properties fo:font-variant="normal" fo:text-transform="none" fo:color="#000000" style:font-name="Liberation Serif" fo:font-size="12pt" fo:letter-spacing="norma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49" style:family="paragraph" style:parent-style-name="Text_20_body">
      <style:text-properties fo:font-variant="normal" fo:text-transform="none" fo:color="#000000" style:font-name="Liberation Serif" fo:font-size="12pt" fo:letter-spacing="norma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50" style:family="paragraph" style:parent-style-name="Text_20_body">
      <style:text-properties fo:font-variant="normal" fo:text-transform="none" fo:color="#000000" style:font-name="Liberation Serif" fo:font-size="12pt" fo:letter-spacing="norma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151"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52"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53"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54"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55"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56"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57"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58"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59"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60"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63"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64"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text-properties fo:font-variant="normal" fo:text-transform="none" fo:color="#000000" style:font-name="Liberation Serif" fo:font-size="12pt" fo:letter-spacing="norma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168" style:family="paragraph" style:parent-style-name="Text_20_body">
      <style:text-properties fo:font-variant="normal" fo:text-transform="none" fo:color="#000000" style:font-name="Liberation Serif" fo:font-size="12pt" fo:letter-spacing="normal" fo:font-style="normal" fo:font-weight="normal" officeooo:rsid="019c51b2" officeooo:paragraph-rsid="019c51b2"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76"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177"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178"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79"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80"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81"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82"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83"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84" style:family="paragraph" style:parent-style-name="Text_20_body">
      <style:text-properties fo:font-variant="normal" fo:text-transform="none" fo:color="#000000" style:font-name="Liberation Serif" fo:font-size="12pt" fo:letter-spacing="norma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185" style:family="paragraph" style:parent-style-name="Text_20_body">
      <style:text-properties fo:font-variant="normal" fo:text-transform="none" fo:color="#000000" style:font-name="Liberation Serif" fo:font-size="12pt" fo:letter-spacing="normal" fo:font-style="normal" fo:font-weight="bold" officeooo:rsid="019c51b2" officeooo:paragraph-rsid="019c51b2" style:font-name-asian="Noto Sans CJK SC" style:font-size-asian="12pt" style:font-style-asian="normal" style:font-weight-asian="bold" style:font-name-complex="Lohit Devanagari" style:font-size-complex="12pt" style:font-style-complex="normal" style:font-weight-complex="bold"/>
    </style:style>
    <style:style style:name="P186"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87" style:family="paragraph" style:parent-style-name="Text_20_body">
      <style:text-properties fo:font-variant="normal" fo:text-transform="none" fo:color="#000000" style:font-name="dejavu serif" fo:font-size="10.5pt" fo:letter-spacing="normal" fo:font-style="normal" fo:font-weight="normal" officeooo:rsid="00544e42" officeooo:paragraph-rsid="00544e42"/>
    </style:style>
    <style:style style:name="P188" style:family="paragraph" style:parent-style-name="Text_20_body">
      <style:text-properties fo:font-variant="normal" fo:text-transform="none" fo:color="#000000" style:font-name="dejavu serif" fo:font-size="10.5pt" fo:letter-spacing="normal" fo:font-style="normal" fo:font-weight="normal" officeooo:rsid="00470186" officeooo:paragraph-rsid="00470186"/>
    </style:style>
    <style:style style:name="P189"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6912b"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0"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82079"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1"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ea5ad"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2"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a52baf"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3"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a9c7a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4"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b0997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5"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d7a29f"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96"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97" style:family="paragraph" style:parent-style-name="Text_20_body">
      <style:text-properties fo:font-variant="normal" fo:text-transform="none" fo:color="#606569" style:font-name="inherit" fo:font-size="10.5pt" fo:letter-spacing="normal" fo:font-style="normal" fo:font-weight="normal" officeooo:rsid="00470186" officeooo:paragraph-rsid="00470186"/>
    </style:style>
    <style:style style:name="P198" style:family="paragraph" style:parent-style-name="Text_20_body">
      <style:text-properties officeooo:rsid="019d02fb" officeooo:paragraph-rsid="019d02fb"/>
    </style:style>
    <style:style style:name="P199" style:family="paragraph" style:parent-style-name="Text_20_body">
      <style:text-properties officeooo:rsid="019e175f" officeooo:paragraph-rsid="019e175f"/>
    </style:style>
    <style:style style:name="P200" style:family="paragraph" style:parent-style-name="Text_20_body">
      <style:text-properties officeooo:rsid="01a08aa6" officeooo:paragraph-rsid="01a08aa6"/>
    </style:style>
    <style:style style:name="P201" style:family="paragraph" style:parent-style-name="Text_20_body">
      <style:text-properties fo:font-weight="normal" officeooo:rsid="01275ccb" officeooo:paragraph-rsid="0128dafb" style:font-weight-asian="normal" style:font-weight-complex="normal"/>
    </style:style>
    <style:style style:name="P202" style:family="paragraph" style:parent-style-name="Text_20_body">
      <style:text-properties fo:font-weight="normal" officeooo:rsid="01275ccb" officeooo:paragraph-rsid="01275ccb" style:font-weight-asian="normal" style:font-weight-complex="normal"/>
    </style:style>
    <style:style style:name="P203" style:family="paragraph" style:parent-style-name="Text_20_body">
      <style:text-properties fo:font-weight="normal" officeooo:rsid="01275ccb" officeooo:paragraph-rsid="014de6f7" style:font-weight-asian="normal" style:font-weight-complex="normal"/>
    </style:style>
    <style:style style:name="P204" style:family="paragraph" style:parent-style-name="Text_20_body">
      <style:text-properties fo:font-weight="normal" officeooo:rsid="00cc4e53" officeooo:paragraph-rsid="00cc4e53" style:font-weight-asian="normal" style:font-weight-complex="normal"/>
    </style:style>
    <style:style style:name="P205" style:family="paragraph" style:parent-style-name="Text_20_body">
      <style:text-properties fo:font-weight="normal" officeooo:rsid="014de6f7" officeooo:paragraph-rsid="014de6f7" style:font-weight-asian="normal" style:font-weight-complex="normal"/>
    </style:style>
    <style:style style:name="P206" style:family="paragraph" style:parent-style-name="Text_20_body">
      <style:text-properties fo:font-weight="normal" officeooo:rsid="0128dafb" officeooo:paragraph-rsid="014de6f7" style:font-weight-asian="normal" style:font-weight-complex="normal"/>
    </style:style>
    <style:style style:name="P207" style:family="paragraph" style:parent-style-name="Text_20_body">
      <style:text-properties fo:font-weight="normal" officeooo:rsid="00f0a016" officeooo:paragraph-rsid="00bbbabe" style:font-weight-asian="normal" style:font-weight-complex="normal"/>
    </style:style>
    <style:style style:name="P208" style:family="paragraph" style:parent-style-name="Text_20_body">
      <style:text-properties fo:font-weight="normal" officeooo:rsid="00f7f3ec" officeooo:paragraph-rsid="00f68247" style:font-weight-asian="normal" style:font-weight-complex="normal"/>
    </style:style>
    <style:style style:name="P209" style:family="paragraph" style:parent-style-name="Text_20_body">
      <style:text-properties fo:font-weight="normal" officeooo:rsid="00f82826" officeooo:paragraph-rsid="00f82826" style:font-weight-asian="normal" style:font-weight-complex="normal"/>
    </style:style>
    <style:style style:name="P210" style:family="paragraph" style:parent-style-name="Text_20_body">
      <style:text-properties fo:font-weight="normal" officeooo:rsid="01b35257" officeooo:paragraph-rsid="01b35257" style:font-weight-asian="normal" style:font-weight-complex="normal"/>
    </style:style>
    <style:style style:name="P211" style:family="paragraph" style:parent-style-name="Text_20_body">
      <style:text-properties fo:font-weight="normal" officeooo:rsid="01b48667" officeooo:paragraph-rsid="01b35257" style:font-weight-asian="normal" style:font-weight-complex="normal"/>
    </style:style>
    <style:style style:name="P212" style:family="paragraph" style:parent-style-name="Text_20_body">
      <style:text-properties fo:font-weight="normal" officeooo:rsid="01ae89ce" officeooo:paragraph-rsid="01b35257" style:font-weight-asian="normal" style:font-weight-complex="normal"/>
    </style:style>
    <style:style style:name="P213" style:family="paragraph" style:parent-style-name="Text_20_body">
      <style:text-properties fo:font-weight="normal" officeooo:rsid="007057ba" officeooo:paragraph-rsid="007057ba" fo:background-color="transparent" style:font-weight-asian="normal" style:font-weight-complex="normal"/>
    </style:style>
    <style:style style:name="P214" style:family="paragraph" style:parent-style-name="Text_20_body">
      <style:text-properties officeooo:rsid="01527d6c" officeooo:paragraph-rsid="01527d6c"/>
    </style:style>
    <style:style style:name="P215" style:family="paragraph" style:parent-style-name="Text_20_body">
      <style:text-properties fo:color="#000000"/>
    </style:style>
    <style:style style:name="P216" style:family="paragraph" style:parent-style-name="Text_20_body">
      <style:text-properties fo:color="#000000" officeooo:rsid="00ffc019" officeooo:paragraph-rsid="00ffc019"/>
    </style:style>
    <style:style style:name="P217" style:family="paragraph" style:parent-style-name="Text_20_body">
      <style:text-properties fo:color="#000000" officeooo:rsid="00ffc019" officeooo:paragraph-rsid="010186e0"/>
    </style:style>
    <style:style style:name="P218" style:family="paragraph" style:parent-style-name="Text_20_body">
      <style:text-properties fo:color="#000000" fo:font-weight="bold" officeooo:rsid="010186e0" officeooo:paragraph-rsid="010186e0" style:font-weight-asian="bold" style:font-weight-complex="bold"/>
    </style:style>
    <style:style style:name="P219" style:family="paragraph" style:parent-style-name="Text_20_body">
      <style:text-properties fo:color="#000000" officeooo:rsid="0102baaa" officeooo:paragraph-rsid="0102baaa"/>
    </style:style>
    <style:style style:name="P220" style:family="paragraph" style:parent-style-name="Text_20_body">
      <style:text-properties fo:color="#000000" officeooo:rsid="0137b83b" officeooo:paragraph-rsid="0137b83b"/>
    </style:style>
    <style:style style:name="P221" style:family="paragraph" style:parent-style-name="Text_20_body">
      <style:text-properties fo:color="#000000" officeooo:paragraph-rsid="0139fdd5"/>
    </style:style>
    <style:style style:name="P222" style:family="paragraph" style:parent-style-name="Text_20_body">
      <style:text-properties fo:color="#000000" officeooo:rsid="01056f67" officeooo:paragraph-rsid="01056f67"/>
    </style:style>
    <style:style style:name="P223" style:family="paragraph" style:parent-style-name="Text_20_body">
      <style:text-properties officeooo:rsid="01a44551" officeooo:paragraph-rsid="01a44551"/>
    </style:style>
    <style:style style:name="P224" style:family="paragraph" style:parent-style-name="Text_20_body">
      <style:text-properties officeooo:paragraph-rsid="01a44551"/>
    </style:style>
    <style:style style:name="P225" style:family="paragraph" style:parent-style-name="Text_20_body">
      <style:text-properties officeooo:rsid="01a6a884" officeooo:paragraph-rsid="01a6a884"/>
    </style:style>
    <style:style style:name="P226" style:family="paragraph" style:parent-style-name="Text_20_body">
      <style:text-properties officeooo:rsid="01a84bca" officeooo:paragraph-rsid="01a84bca"/>
    </style:style>
    <style:style style:name="P227" style:family="paragraph" style:parent-style-name="Text_20_body">
      <style:text-properties fo:background-color="#fff200"/>
    </style:style>
    <style:style style:name="P228" style:family="paragraph" style:parent-style-name="Text_20_body">
      <style:text-properties officeooo:paragraph-rsid="001087a1" fo:background-color="#fff200"/>
    </style:style>
    <style:style style:name="P229" style:family="paragraph" style:parent-style-name="Text_20_body">
      <style:text-properties officeooo:rsid="0013d9a2" officeooo:paragraph-rsid="0013d9a2"/>
    </style:style>
    <style:style style:name="P230" style:family="paragraph" style:parent-style-name="Text_20_body">
      <style:text-properties officeooo:rsid="00148bf3" officeooo:paragraph-rsid="00148bf3"/>
    </style:style>
    <style:style style:name="P231" style:family="paragraph" style:parent-style-name="Text_20_body">
      <style:text-properties officeooo:rsid="00148bf3" officeooo:paragraph-rsid="00151e38"/>
    </style:style>
    <style:style style:name="P232" style:family="paragraph" style:parent-style-name="Text_20_body">
      <style:text-properties officeooo:rsid="00151e38" officeooo:paragraph-rsid="00151e38"/>
    </style:style>
    <style:style style:name="P233" style:family="paragraph" style:parent-style-name="Text_20_body">
      <style:text-properties officeooo:rsid="001657da" officeooo:paragraph-rsid="001657da"/>
    </style:style>
    <style:style style:name="P234" style:family="paragraph" style:parent-style-name="Text_20_body">
      <style:text-properties officeooo:rsid="001657da" officeooo:paragraph-rsid="00151e38"/>
    </style:style>
    <style:style style:name="P235" style:family="paragraph" style:parent-style-name="Text_20_body">
      <style:text-properties officeooo:paragraph-rsid="0020e904"/>
    </style:style>
    <style:style style:name="P236" style:family="paragraph" style:parent-style-name="Text_20_body">
      <style:text-properties officeooo:paragraph-rsid="001087a1"/>
    </style:style>
    <style:style style:name="P237" style:family="paragraph" style:parent-style-name="Text_20_body">
      <style:text-properties officeooo:rsid="001f69bb" officeooo:paragraph-rsid="0020e904"/>
    </style:style>
    <style:style style:name="P238" style:family="paragraph" style:parent-style-name="Text_20_body">
      <style:text-properties officeooo:rsid="001f69bb" officeooo:paragraph-rsid="00e4541f"/>
    </style:style>
    <style:style style:name="P239" style:family="paragraph" style:parent-style-name="Text_20_body">
      <style:text-properties officeooo:rsid="00274046" officeooo:paragraph-rsid="00274046"/>
    </style:style>
    <style:style style:name="P240" style:family="paragraph" style:parent-style-name="Text_20_body">
      <style:text-properties officeooo:rsid="00274046" officeooo:paragraph-rsid="00470186"/>
    </style:style>
    <style:style style:name="P241" style:family="paragraph" style:parent-style-name="Text_20_body">
      <style:text-properties officeooo:paragraph-rsid="0032db9a"/>
    </style:style>
    <style:style style:name="P242" style:family="paragraph" style:parent-style-name="Text_20_body">
      <style:text-properties officeooo:rsid="003396ab" officeooo:paragraph-rsid="003396ab"/>
    </style:style>
    <style:style style:name="P243" style:family="paragraph" style:parent-style-name="Text_20_body">
      <style:text-properties officeooo:rsid="0034c4c0" officeooo:paragraph-rsid="003396ab"/>
    </style:style>
    <style:style style:name="P244" style:family="paragraph" style:parent-style-name="Text_20_body">
      <style:text-properties officeooo:rsid="0036b1d7" officeooo:paragraph-rsid="0036b1d7"/>
    </style:style>
    <style:style style:name="P245" style:family="paragraph" style:parent-style-name="Text_20_body">
      <style:text-properties officeooo:paragraph-rsid="007ce75d"/>
    </style:style>
    <style:style style:name="P246" style:family="paragraph" style:parent-style-name="Text_20_body">
      <style:text-properties officeooo:paragraph-rsid="007fa4dd"/>
    </style:style>
    <style:style style:name="P247" style:family="paragraph" style:parent-style-name="Text_20_body">
      <style:text-properties officeooo:rsid="002a0182" officeooo:paragraph-rsid="0031d3dd"/>
    </style:style>
    <style:style style:name="P248" style:family="paragraph" style:parent-style-name="Text_20_body">
      <style:text-properties officeooo:rsid="01a262ff" officeooo:paragraph-rsid="01a262ff"/>
    </style:style>
    <style:style style:name="P249" style:family="paragraph" style:parent-style-name="Text_20_body">
      <style:text-properties officeooo:rsid="00470186" officeooo:paragraph-rsid="00470186"/>
    </style:style>
    <style:style style:name="P250" style:family="paragraph" style:parent-style-name="Text_20_body">
      <style:text-properties officeooo:rsid="0091c395" officeooo:paragraph-rsid="0091c395"/>
    </style:style>
    <style:style style:name="P251" style:family="paragraph" style:parent-style-name="Text_20_body">
      <style:text-properties officeooo:rsid="0091bbe5" officeooo:paragraph-rsid="0091c395"/>
    </style:style>
    <style:style style:name="P252" style:family="paragraph" style:parent-style-name="Text_20_body">
      <style:text-properties officeooo:rsid="0091bbe5" officeooo:paragraph-rsid="0098be0f"/>
    </style:style>
    <style:style style:name="P253" style:family="paragraph" style:parent-style-name="Text_20_body">
      <style:text-properties officeooo:rsid="0088b30e" officeooo:paragraph-rsid="0088b30e"/>
    </style:style>
    <style:style style:name="P254" style:family="paragraph" style:parent-style-name="Text_20_body">
      <style:text-properties officeooo:rsid="007057ba" officeooo:paragraph-rsid="007057ba" fo:background-color="transparent"/>
    </style:style>
    <style:style style:name="P255" style:family="paragraph" style:parent-style-name="Text_20_body">
      <style:text-properties officeooo:rsid="0075dd66" officeooo:paragraph-rsid="0075dd66" fo:background-color="transparent"/>
    </style:style>
    <style:style style:name="P256" style:family="paragraph" style:parent-style-name="Text_20_body">
      <style:text-properties officeooo:rsid="0012663a" officeooo:paragraph-rsid="0012663a"/>
    </style:style>
    <style:style style:name="P257" style:family="paragraph" style:parent-style-name="Text_20_body">
      <style:text-properties officeooo:paragraph-rsid="00c69300"/>
    </style:style>
    <style:style style:name="P258" style:family="paragraph" style:parent-style-name="Text_20_body">
      <style:text-properties officeooo:paragraph-rsid="014de6f7"/>
    </style:style>
    <style:style style:name="P259" style:family="paragraph" style:parent-style-name="Text_20_body">
      <style:text-properties officeooo:rsid="014fa0c9" officeooo:paragraph-rsid="014fa0c9"/>
    </style:style>
    <style:style style:name="P260" style:family="paragraph" style:parent-style-name="Text_20_body">
      <style:text-properties officeooo:rsid="00ef1670" officeooo:paragraph-rsid="00ef1670"/>
    </style:style>
    <style:style style:name="P261" style:family="paragraph" style:parent-style-name="Text_20_body">
      <style:text-properties style:font-name="Liberation Mono" fo:font-size="10pt"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262" style:family="paragraph" style:parent-style-name="Text_20_body">
      <style:text-properties officeooo:rsid="00bbbabe" officeooo:paragraph-rsid="00bbbabe"/>
    </style:style>
    <style:style style:name="P263" style:family="paragraph" style:parent-style-name="Text_20_body">
      <style:text-properties officeooo:rsid="00bbbabe" officeooo:paragraph-rsid="00eaa6a8"/>
    </style:style>
    <style:style style:name="P264" style:family="paragraph" style:parent-style-name="Text_20_body">
      <style:text-properties officeooo:rsid="00f114cd" officeooo:paragraph-rsid="00f2eb62"/>
    </style:style>
    <style:style style:name="P265" style:family="paragraph" style:parent-style-name="Text_20_body">
      <style:text-properties officeooo:paragraph-rsid="0108dbc7"/>
    </style:style>
    <style:style style:name="P266" style:family="paragraph" style:parent-style-name="Text_20_body">
      <style:text-properties officeooo:rsid="00fc5eb1" officeooo:paragraph-rsid="00fc5eb1"/>
    </style:style>
    <style:style style:name="P267" style:family="paragraph" style:parent-style-name="Text_20_body">
      <style:text-properties officeooo:rsid="01659922" officeooo:paragraph-rsid="01659922"/>
    </style:style>
    <style:style style:name="P268" style:family="paragraph" style:parent-style-name="Text_20_body">
      <style:text-properties officeooo:rsid="0168b1a9" officeooo:paragraph-rsid="0168b1a9"/>
    </style:style>
    <style:style style:name="P269" style:family="paragraph" style:parent-style-name="Text_20_body">
      <style:text-properties officeooo:rsid="016a73c7" officeooo:paragraph-rsid="016a73c7"/>
    </style:style>
    <style:style style:name="P270" style:family="paragraph" style:parent-style-name="Text_20_body">
      <style:text-properties officeooo:rsid="019ea5ad" officeooo:paragraph-rsid="019ea5ad"/>
    </style:style>
    <style:style style:name="P271" style:family="paragraph" style:parent-style-name="Text_20_body">
      <style:text-properties officeooo:rsid="00e2b70e" officeooo:paragraph-rsid="00e2b70e"/>
    </style:style>
    <style:style style:name="P272" style:family="paragraph" style:parent-style-name="Text_20_body">
      <style:text-properties officeooo:rsid="01a9c7a6" officeooo:paragraph-rsid="01a9c7a6"/>
    </style:style>
    <style:style style:name="P273" style:family="paragraph" style:parent-style-name="Text_20_body">
      <style:text-properties officeooo:rsid="01ab320e" officeooo:paragraph-rsid="01ab320e"/>
    </style:style>
    <style:style style:name="P274" style:family="paragraph" style:parent-style-name="Text_20_body">
      <style:text-properties officeooo:rsid="01ada4cf" officeooo:paragraph-rsid="01ada4cf"/>
    </style:style>
    <style:style style:name="P275" style:family="paragraph" style:parent-style-name="Text_20_body">
      <style:text-properties officeooo:rsid="01ae89ce" officeooo:paragraph-rsid="01ae89ce"/>
    </style:style>
    <style:style style:name="P276" style:family="paragraph" style:parent-style-name="Text_20_body">
      <style:text-properties officeooo:rsid="01ae89ce" officeooo:paragraph-rsid="01b09976"/>
    </style:style>
    <style:style style:name="P277" style:family="paragraph" style:parent-style-name="Text_20_body">
      <style:text-properties officeooo:rsid="0148db83" officeooo:paragraph-rsid="0148db83"/>
    </style:style>
    <style:style style:name="P278" style:family="paragraph" style:parent-style-name="Text_20_body">
      <style:text-properties officeooo:rsid="01b6db36" officeooo:paragraph-rsid="01b9e8a3"/>
    </style:style>
    <style:style style:name="P279" style:family="paragraph" style:parent-style-name="Text_20_body">
      <style:text-properties officeooo:rsid="01bed453" officeooo:paragraph-rsid="01bed453"/>
    </style:style>
    <style:style style:name="P280" style:family="paragraph" style:parent-style-name="Text_20_body">
      <style:text-properties officeooo:rsid="01bf8354" officeooo:paragraph-rsid="01bf8354"/>
    </style:style>
    <style:style style:name="P281" style:family="paragraph" style:parent-style-name="Text_20_body">
      <style:text-properties officeooo:paragraph-rsid="01c34e5f"/>
    </style:style>
    <style:style style:name="P282" style:family="paragraph" style:parent-style-name="Text_20_body">
      <style:text-properties officeooo:rsid="01c17e6b" officeooo:paragraph-rsid="01c17e6b"/>
    </style:style>
    <style:style style:name="P283" style:family="paragraph" style:parent-style-name="Text_20_body">
      <style:text-properties officeooo:rsid="01c41435" officeooo:paragraph-rsid="01c41435"/>
    </style:style>
    <style:style style:name="P284" style:family="paragraph" style:parent-style-name="Text_20_body">
      <style:text-properties officeooo:rsid="01c4e71b" officeooo:paragraph-rsid="01c4e71b"/>
    </style:style>
    <style:style style:name="P285" style:family="paragraph" style:parent-style-name="Text_20_body">
      <style:text-properties officeooo:rsid="01c5fc81" officeooo:paragraph-rsid="01c5fc81"/>
    </style:style>
    <style:style style:name="P286" style:family="paragraph" style:parent-style-name="Text_20_body">
      <style:text-properties officeooo:rsid="01c74266" officeooo:paragraph-rsid="01c74266"/>
    </style:style>
    <style:style style:name="P287" style:family="paragraph" style:parent-style-name="Text_20_body">
      <style:text-properties officeooo:paragraph-rsid="01ca21ce"/>
    </style:style>
    <style:style style:name="P288" style:family="paragraph" style:parent-style-name="Text_20_body">
      <style:text-properties officeooo:paragraph-rsid="01ca2c3f"/>
    </style:style>
    <style:style style:name="P289" style:family="paragraph" style:parent-style-name="Text_20_body">
      <style:text-properties officeooo:rsid="01ce78fe" officeooo:paragraph-rsid="01ce78fe"/>
    </style:style>
    <style:style style:name="P290" style:family="paragraph" style:parent-style-name="Text_20_body">
      <style:paragraph-properties fo:margin-left="0in" fo:margin-right="0in" fo:orphans="2" fo:widows="2" fo:text-indent="0in" style:auto-text-indent="false"/>
    </style:style>
    <style:style style:name="P291"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92" style:family="paragraph" style:parent-style-name="Text_20_body">
      <style:paragraph-properties fo:margin-left="0in" fo:margin-right="0in" fo:text-indent="0in" style:auto-text-indent="false"/>
      <style:text-properties officeooo:paragraph-rsid="00ca0570"/>
    </style:style>
    <style:style style:name="P293" style:family="paragraph" style:parent-style-name="Text_20_body">
      <style:paragraph-properties fo:margin-left="0in" fo:margin-right="0in" fo:text-indent="0in" style:auto-text-indent="false"/>
      <style:text-properties officeooo:paragraph-rsid="00d05457"/>
    </style:style>
    <style:style style:name="P294" style:family="paragraph" style:parent-style-name="Text_20_body">
      <style:paragraph-properties fo:margin-left="0in" fo:margin-right="0in" fo:text-indent="0in" style:auto-text-indent="false"/>
      <style:text-properties officeooo:paragraph-rsid="00ca64e3"/>
    </style:style>
    <style:style style:name="P295" style:family="paragraph" style:parent-style-name="Text_20_body">
      <style:paragraph-properties fo:margin-left="0in" fo:margin-right="0in" fo:text-indent="0in" style:auto-text-indent="false"/>
      <style:text-properties fo:font-weight="bold" officeooo:rsid="00c69300" officeooo:paragraph-rsid="00ca0570" style:font-weight-asian="bold" style:font-weight-complex="bold"/>
    </style:style>
    <style:style style:name="P296"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297" style:family="paragraph" style:parent-style-name="Preformatted_20_Text">
      <style:paragraph-properties fo:margin-left="0in" fo:margin-right="0in" fo:text-indent="0in" style:auto-text-indent="false"/>
    </style:style>
    <style:style style:name="P298" style:family="paragraph" style:parent-style-name="Preformatted_20_Text">
      <style:paragraph-properties fo:margin-left="0in" fo:margin-right="0in" fo:text-indent="0in" style:auto-text-indent="false"/>
      <style:text-properties officeooo:paragraph-rsid="00a14688"/>
    </style:style>
    <style:style style:name="P299" style:family="paragraph" style:parent-style-name="Preformatted_20_Text">
      <style:paragraph-properties fo:margin-left="0in" fo:margin-right="0in" fo:text-indent="0in" style:auto-text-indent="false"/>
      <style:text-properties officeooo:rsid="00a14688" officeooo:paragraph-rsid="00a14688"/>
    </style:style>
    <style:style style:name="P300" style:family="paragraph" style:parent-style-name="Preformatted_20_Text">
      <style:paragraph-properties fo:margin-left="0in" fo:margin-right="0in" fo:text-indent="0in" style:auto-text-indent="false"/>
      <style:text-properties fo:color="#000000" officeooo:paragraph-rsid="00a14688"/>
    </style:style>
    <style:style style:name="P301" style:family="paragraph" style:parent-style-name="Preformatted_20_Text">
      <style:paragraph-properties fo:margin-left="0in" fo:margin-right="0in" fo:text-indent="0in" style:auto-text-indent="false"/>
      <style:text-properties officeooo:paragraph-rsid="00b631ff"/>
    </style:style>
    <style:style style:name="P302" style:family="paragraph" style:parent-style-name="Preformatted_20_Text">
      <style:paragraph-properties fo:margin-left="0in" fo:margin-right="0in" fo:text-indent="0in" style:auto-text-indent="false"/>
      <style:text-properties officeooo:paragraph-rsid="01a262ff"/>
    </style:style>
    <style:style style:name="P303" style:family="paragraph" style:parent-style-name="Preformatted_20_Text">
      <style:paragraph-properties fo:margin-left="0in" fo:margin-right="0in" fo:text-indent="0in" style:auto-text-indent="false"/>
      <style:text-properties officeooo:rsid="01d401a4" officeooo:paragraph-rsid="01d401a4"/>
    </style:style>
    <style:style style:name="P30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05" style:family="paragraph" style:parent-style-name="Preformatted_20_Text">
      <style:text-properties officeooo:paragraph-rsid="009c5dbb"/>
    </style:style>
    <style:style style:name="P306" style:family="paragraph" style:parent-style-name="Preformatted_20_Text">
      <style:text-properties officeooo:paragraph-rsid="00e0bd51"/>
    </style:style>
    <style:style style:name="P307" style:family="paragraph" style:parent-style-name="Preformatted_20_Text">
      <style:text-properties officeooo:paragraph-rsid="0135ee81"/>
    </style:style>
    <style:style style:name="P308" style:family="paragraph" style:parent-style-name="Preformatted_20_Text">
      <style:text-properties officeooo:rsid="00fe4cec" officeooo:paragraph-rsid="0135ee81"/>
    </style:style>
    <style:style style:name="P309" style:family="paragraph" style:parent-style-name="Preformatted_20_Text">
      <style:text-properties officeooo:paragraph-rsid="016a73c7"/>
    </style:style>
    <style:style style:name="P310" style:family="paragraph" style:parent-style-name="Preformatted_20_Text">
      <style:text-properties officeooo:paragraph-rsid="016c56c3"/>
    </style:style>
    <style:style style:name="P311" style:family="paragraph" style:parent-style-name="Preformatted_20_Text">
      <style:text-properties fo:color="#000000"/>
    </style:style>
    <style:style style:name="P312"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313"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314" style:family="paragraph" style:parent-style-name="Preformatted_20_Text">
      <style:text-properties fo:color="#000000" officeooo:rsid="016d3df5"/>
    </style:style>
    <style:style style:name="P315" style:family="paragraph" style:parent-style-name="Preformatted_20_Text">
      <style:text-properties fo:color="#000000" officeooo:paragraph-rsid="0135ee81"/>
    </style:style>
    <style:style style:name="P316" style:family="paragraph" style:parent-style-name="Preformatted_20_Text">
      <style:text-properties fo:color="#000000" officeooo:rsid="0135ee81" officeooo:paragraph-rsid="0135ee81"/>
    </style:style>
    <style:style style:name="P317"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318"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319"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320" style:family="paragraph" style:parent-style-name="Preformatted_20_Text">
      <style:text-properties officeooo:paragraph-rsid="01a262ff"/>
    </style:style>
    <style:style style:name="P321" style:family="paragraph" style:parent-style-name="Preformatted_20_Text">
      <style:text-properties officeooo:rsid="01c4e71b" officeooo:paragraph-rsid="01c4e71b"/>
    </style:style>
    <style:style style:name="P322" style:family="paragraph" style:parent-style-name="Text_20_body">
      <style:paragraph-properties fo:margin-left="0.4925in" fo:margin-right="0in" fo:text-indent="0in" style:auto-text-indent="false"/>
      <style:text-properties officeooo:paragraph-rsid="0012663a"/>
    </style:style>
    <style:style style:name="P323"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324"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325"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326"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327" style:family="paragraph" style:parent-style-name="Preformatted_20_Text">
      <style:paragraph-properties fo:margin-left="0.4925in" fo:margin-right="0in" fo:text-indent="0in" style:auto-text-indent="false"/>
    </style:style>
    <style:style style:name="P328" style:family="paragraph" style:parent-style-name="Text_20_body">
      <style:paragraph-properties fo:margin-top="0in" fo:margin-bottom="0in" loext:contextual-spacing="false" fo:orphans="2" fo:widows="2"/>
      <style:text-properties officeooo:paragraph-rsid="01593bce"/>
    </style:style>
    <style:style style:name="P32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33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3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33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33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33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33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33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337" style:family="paragraph" style:parent-style-name="Contents_20_2">
      <style:paragraph-properties>
        <style:tab-stops>
          <style:tab-stop style:position="6.6929in" style:type="right" style:leader-style="dotted" style:leader-text="."/>
        </style:tab-stops>
      </style:paragraph-properties>
    </style:style>
    <style:style style:name="P338" style:family="paragraph" style:parent-style-name="Contents_20_1">
      <style:paragraph-properties>
        <style:tab-stops>
          <style:tab-stop style:position="6.6929in" style:type="right" style:leader-style="dotted" style:leader-text="."/>
        </style:tab-stops>
      </style:paragraph-properties>
    </style:style>
    <style:style style:name="P339" style:family="paragraph" style:parent-style-name="Contents_20_3">
      <style:paragraph-properties>
        <style:tab-stops>
          <style:tab-stop style:position="6.6929in" style:type="right" style:leader-style="dotted" style:leader-text="."/>
        </style:tab-stops>
      </style:paragraph-properties>
    </style:style>
    <style:style style:name="P340" style:family="paragraph" style:parent-style-name="Text_20_body">
      <style:paragraph-properties fo:margin-top="0in" fo:margin-bottom="0.0181in" loext:contextual-spacing="false" fo:line-height="100%"/>
      <style:text-properties officeooo:rsid="00151e38" officeooo:paragraph-rsid="00151e38"/>
    </style:style>
    <style:style style:name="P341" style:family="paragraph" style:parent-style-name="Heading_20_1">
      <style:text-properties fo:font-variant="normal" fo:text-transform="none" fo:color="#000000" style:font-name="Liberation Serif" fo:font-size="12pt" fo:letter-spacing="normal" fo:font-style="normal" fo:font-weight="bold" officeooo:rsid="013b9bdd" officeooo:paragraph-rsid="013b83b1" style:font-name-asian="Noto Sans CJK SC" style:font-size-asian="12pt" style:font-style-asian="normal" style:font-weight-asian="bold" style:font-name-complex="Lohit Devanagari" style:font-size-complex="12pt" style:font-style-complex="normal" style:font-weight-complex="bold"/>
    </style:style>
    <style:style style:name="P342" style:family="paragraph" style:parent-style-name="Heading_20_1">
      <style:text-properties officeooo:paragraph-rsid="00eaa6a8"/>
    </style:style>
    <style:style style:name="P343" style:family="paragraph" style:parent-style-name="Standard" style:list-style-name="L4"/>
    <style:style style:name="P344" style:family="paragraph" style:parent-style-name="Standard" style:list-style-name="L6"/>
    <style:style style:name="P345" style:family="paragraph" style:parent-style-name="Standard" style:list-style-name="L7"/>
    <style:style style:name="P346" style:family="paragraph" style:parent-style-name="Standard" style:list-style-name="L8"/>
    <style:style style:name="P347" style:family="paragraph" style:parent-style-name="Text_20_body" style:list-style-name="L2">
      <style:text-properties officeooo:paragraph-rsid="01ce78fe"/>
    </style:style>
    <style:style style:name="P348" style:family="paragraph" style:parent-style-name="Text_20_body" style:list-style-name="L2">
      <style:text-properties officeooo:paragraph-rsid="01d05441"/>
    </style:style>
    <style:style style:name="P349" style:family="paragraph" style:parent-style-name="Text_20_body" style:list-style-name="L2">
      <style:text-properties officeooo:paragraph-rsid="01d2004b"/>
    </style:style>
    <style:style style:name="P350" style:family="paragraph" style:parent-style-name="Text_20_body" style:list-style-name="L2">
      <style:text-properties officeooo:paragraph-rsid="01d7a29f"/>
    </style:style>
    <style:style style:name="P351" style:family="paragraph" style:parent-style-name="Text_20_body">
      <style:text-properties fo:font-weight="bold" style:font-weight-asian="bold" style:font-weight-complex="bold"/>
    </style:style>
    <style:style style:name="P352" style:family="paragraph" style:parent-style-name="Text_20_body" style:list-style-name="L2">
      <style:text-properties fo:font-weight="bold" officeooo:rsid="01ce78fe" officeooo:paragraph-rsid="01ce78fe" style:font-weight-asian="bold" style:font-weight-complex="bold"/>
    </style:style>
    <style:style style:name="P353" style:family="paragraph" style:parent-style-name="Text_20_body">
      <style:text-properties officeooo:rsid="01d5d24b" officeooo:paragraph-rsid="01d5d24b"/>
    </style:style>
    <style:style style:name="P354" style:family="paragraph" style:parent-style-name="Text_20_body" style:list-style-name="L3">
      <style:text-properties style:font-name="Liberation Serif" fo:font-size="12pt" officeooo:rsid="00685941" officeooo:paragraph-rsid="006a256b" style:font-size-asian="12pt" style:font-size-complex="12pt"/>
    </style:style>
    <style:style style:name="P355" style:family="paragraph" style:parent-style-name="Text_20_body" style:list-style-name="L3">
      <style:text-properties style:font-name="Liberation Serif" fo:font-size="12pt" officeooo:rsid="0052b0da" officeooo:paragraph-rsid="006a256b" style:font-size-asian="12pt" style:font-size-complex="12pt"/>
    </style:style>
    <style:style style:name="P356" style:family="paragraph" style:parent-style-name="Text_20_body" style:list-style-name="L5">
      <style:text-properties officeooo:rsid="00f114cd" officeooo:paragraph-rsid="00f2eb62"/>
    </style:style>
    <style:style style:name="P357" style:family="paragraph" style:parent-style-name="Text_20_body" style:list-style-name="L10">
      <style:text-properties officeooo:paragraph-rsid="01ad0e8d"/>
    </style:style>
    <style:style style:name="P358" style:family="paragraph" style:parent-style-name="Text_20_body" style:list-style-name="L10">
      <style:text-properties officeooo:rsid="01ad0e8d" officeooo:paragraph-rsid="01ad0e8d"/>
    </style:style>
    <style:style style:name="P359" style:family="paragraph" style:parent-style-name="Text_20_body" style:list-style-name="L10">
      <style:text-properties officeooo:rsid="01ada4cf" officeooo:paragraph-rsid="01ada4cf"/>
    </style:style>
    <style:style style:name="P360" style:family="paragraph" style:parent-style-name="Text_20_body" style:list-style-name="L11">
      <style:text-properties fo:font-variant="normal" fo:text-transform="none" fo:color="#000000" style:font-name="inherit" fo:font-size="12pt" fo:letter-spacing="normal" fo:font-style="normal" fo:font-weight="normal" officeooo:rsid="01ada4cf" officeooo:paragraph-rsid="01ad0e8d"/>
    </style:style>
    <style:style style:name="P361" style:family="paragraph" style:parent-style-name="Text_20_body" style:list-style-name="L12">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362" style:family="paragraph" style:parent-style-name="Text_20_body" style:list-style-name="L12">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363"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364" style:family="paragraph" style:parent-style-name="Text_20_body">
      <style:text-properties fo:font-variant="normal" fo:text-transform="none" fo:color="#000000" style:font-name="Liberation Serif" fo:font-size="12pt" fo:letter-spacing="normal" fo:font-style="normal" fo:font-weight="normal" officeooo:rsid="016dd125" officeooo:paragraph-rsid="01d97c01" style:font-name-asian="Noto Sans CJK SC" style:font-size-asian="12pt" style:font-style-asian="normal" style:font-weight-asian="normal" style:font-name-complex="Lohit Devanagari" style:font-size-complex="12pt" style:font-style-complex="normal" style:font-weight-complex="normal"/>
    </style:style>
    <style:style style:name="P365" style:family="paragraph" style:parent-style-name="Text_20_body">
      <style:text-properties fo:font-variant="normal" fo:text-transform="none" fo:color="#000000" style:font-name="Liberation Serif" fo:font-size="12pt" fo:letter-spacing="normal" fo:font-style="normal" fo:font-weight="normal" officeooo:rsid="01dad857" officeooo:paragraph-rsid="01dad857" style:font-name-asian="Noto Sans CJK SC" style:font-size-asian="12pt" style:font-style-asian="normal" style:font-weight-asian="normal" style:font-name-complex="Lohit Devanagari" style:font-size-complex="12pt" style:font-style-complex="normal" style:font-weight-complex="normal"/>
    </style:style>
    <style:style style:name="P36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36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68" style:family="paragraph" style:parent-style-name="Text_20_body" style:list-style-name="L11">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369" style:family="paragraph" style:parent-style-name="Heading_20_2">
      <style:text-properties officeooo:rsid="00274046" officeooo:paragraph-rsid="002a0182"/>
    </style:style>
    <style:style style:name="P370" style:family="paragraph" style:parent-style-name="Heading_20_2">
      <style:text-properties officeooo:rsid="00274046" officeooo:paragraph-rsid="007ce75d"/>
    </style:style>
    <style:style style:name="P371" style:family="paragraph" style:parent-style-name="Heading_20_2">
      <style:text-properties officeooo:rsid="00274046" officeooo:paragraph-rsid="0031d3dd"/>
    </style:style>
    <style:style style:name="P372" style:family="paragraph" style:parent-style-name="Heading_20_2">
      <style:text-properties officeooo:rsid="00274046" officeooo:paragraph-rsid="00391f6e"/>
    </style:style>
    <style:style style:name="P373"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74" style:family="paragraph" style:parent-style-name="Heading_20_2">
      <style:text-properties officeooo:paragraph-rsid="00903957"/>
    </style:style>
    <style:style style:name="P375" style:family="paragraph" style:parent-style-name="Heading_20_2">
      <style:text-properties officeooo:paragraph-rsid="007057ba"/>
    </style:style>
    <style:style style:name="P376" style:family="paragraph" style:parent-style-name="Heading_20_2">
      <style:text-properties officeooo:paragraph-rsid="01275ccb"/>
    </style:style>
    <style:style style:name="P377" style:family="paragraph" style:parent-style-name="Heading_20_2">
      <style:text-properties officeooo:paragraph-rsid="008e1d1e"/>
    </style:style>
    <style:style style:name="P378" style:family="paragraph" style:parent-style-name="Heading_20_2">
      <style:text-properties officeooo:paragraph-rsid="00eaa6a8"/>
    </style:style>
    <style:style style:name="P379"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80"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81"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82"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83" style:family="paragraph" style:parent-style-name="Heading_20_3">
      <style:text-properties officeooo:paragraph-rsid="00436907"/>
    </style:style>
    <style:style style:name="P38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385"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86"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87"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88"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89"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90"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91"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392"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393"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39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395"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96" style:family="paragraph" style:parent-style-name="Heading_20_3">
      <style:text-properties officeooo:paragraph-rsid="006c783f"/>
    </style:style>
    <style:style style:name="P397" style:family="paragraph" style:parent-style-name="Heading_20_3">
      <style:text-properties officeooo:paragraph-rsid="007057ba"/>
    </style:style>
    <style:style style:name="P398" style:family="paragraph" style:parent-style-name="Heading_20_3">
      <style:text-properties officeooo:rsid="00685941" officeooo:paragraph-rsid="01719621"/>
    </style:style>
    <style:style style:name="P399" style:family="paragraph" style:parent-style-name="Heading_20_3">
      <style:text-properties officeooo:rsid="00685941" officeooo:paragraph-rsid="01277190"/>
    </style:style>
    <style:style style:name="P400" style:family="paragraph" style:parent-style-name="Heading_20_3">
      <style:text-properties officeooo:rsid="00685941" officeooo:paragraph-rsid="0128dafb"/>
    </style:style>
    <style:style style:name="P401" style:family="paragraph" style:parent-style-name="Heading_20_3">
      <style:text-properties officeooo:rsid="00685941" officeooo:paragraph-rsid="0097ae66"/>
    </style:style>
    <style:style style:name="P402" style:family="paragraph" style:parent-style-name="Heading_20_3">
      <style:text-properties officeooo:rsid="00685941" officeooo:paragraph-rsid="009c5dbb"/>
    </style:style>
    <style:style style:name="P403" style:family="paragraph" style:parent-style-name="Heading_20_3">
      <style:text-properties officeooo:rsid="00685941" officeooo:paragraph-rsid="00eaa6a8"/>
    </style:style>
    <style:style style:name="P404" style:family="paragraph" style:parent-style-name="Heading_20_3">
      <style:text-properties fo:font-weight="normal" officeooo:rsid="00685941" officeooo:paragraph-rsid="01319595" style:font-weight-asian="normal" style:font-weight-complex="normal"/>
    </style:style>
    <style:style style:name="P405" style:family="paragraph" style:parent-style-name="Heading_20_3">
      <style:text-properties fo:color="#000000" officeooo:paragraph-rsid="00fa81b7"/>
    </style:style>
    <style:style style:name="P406" style:family="paragraph" style:parent-style-name="Preformatted_20_Text" style:list-style-name="L9"/>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dejavu serif" fo:font-size="10.5pt" fo:letter-spacing="normal" fo:font-style="normal" fo:font-weight="normal"/>
    </style:style>
    <style:style style:name="T7" style:family="text">
      <style:text-properties fo:font-variant="normal" fo:text-transform="none" fo:color="#000000" style:font-name="dejavu serif" fo:font-size="10.5pt" fo:letter-spacing="normal" fo:font-style="normal" fo:font-weight="normal" officeooo:rsid="001c104e"/>
    </style:style>
    <style:style style:name="T8" style:family="text">
      <style:text-properties fo:font-variant="normal" fo:text-transform="none" fo:color="#000000" style:font-name="dejavu serif" fo:font-size="10.5pt" fo:letter-spacing="normal" fo:font-style="normal" fo:font-weight="normal" officeooo:rsid="004439d6"/>
    </style:style>
    <style:style style:name="T9"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10" style:family="text">
      <style:text-properties fo:font-variant="normal" fo:text-transform="none" fo:color="#000000" style:font-name="Liberation Serif" fo:font-size="12pt" fo:letter-spacing="normal" fo:font-style="normal" fo:font-weight="normal" officeooo:rsid="00333a47"/>
    </style:style>
    <style:style style:name="T11" style:family="text">
      <style:text-properties fo:font-variant="normal" fo:text-transform="none" fo:color="#000000" style:font-name="Liberation Serif" fo:font-size="12pt" fo:letter-spacing="normal" fo:font-style="normal" fo:font-weight="normal" officeooo:rsid="0031d3dd"/>
    </style:style>
    <style:style style:name="T12"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7"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8"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9"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0"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0"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1"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2"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3"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5"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6"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7"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8"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49"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0"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1"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2"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53" style:family="text">
      <style:text-properties fo:font-variant="normal" fo:text-transform="none" fo:color="#000000" fo:letter-spacing="normal" fo:font-style="normal"/>
    </style:style>
    <style:style style:name="T54" style:family="text">
      <style:text-properties fo:font-variant="normal" fo:text-transform="none" fo:color="#000000" fo:letter-spacing="normal" fo:font-style="normal" officeooo:rsid="003396ab"/>
    </style:style>
    <style:style style:name="T55" style:family="text">
      <style:text-properties fo:font-variant="normal" fo:text-transform="none" fo:color="#000000" fo:letter-spacing="normal" fo:font-style="normal" officeooo:rsid="00852323"/>
    </style:style>
    <style:style style:name="T56" style:family="text">
      <style:text-properties fo:font-variant="normal" fo:text-transform="none" fo:color="#000000" fo:letter-spacing="normal" fo:font-style="normal" fo:font-weight="normal" officeooo:rsid="0052b0da"/>
    </style:style>
    <style:style style:name="T57"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8"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64e3" style:text-blinking="false" style:font-size-asian="12pt" style:font-style-asian="normal" style:font-size-complex="12pt" style:font-style-complex="normal"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97"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98" style:family="text">
      <style:text-properties fo:font-variant="normal" fo:text-transform="none" fo:color="#333333" style:font-name="Ubuntu" fo:font-size="12pt" fo:letter-spacing="normal" fo:font-style="normal" fo:font-weight="bold"/>
    </style:style>
    <style:style style:name="T99" style:family="text">
      <style:text-properties fo:font-variant="normal" fo:text-transform="none" fo:color="#333333" style:font-name="Ubuntu" fo:font-size="12pt" fo:letter-spacing="normal" fo:font-style="normal" fo:font-weight="normal"/>
    </style:style>
    <style:style style:name="T100" style:family="text">
      <style:text-properties fo:font-variant="normal" fo:text-transform="none" fo:color="#333333" style:font-name="Ubuntu" fo:font-size="12pt" fo:letter-spacing="normal" fo:font-style="normal" fo:font-weight="normal" fo:background-color="#fff200" loext:char-shading-value="0"/>
    </style:style>
    <style:style style:name="T101"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02"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03"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104"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05"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06"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07"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08"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09"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10"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12"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13"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14"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15"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16"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17"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18"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19"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20"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23"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24"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25"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26"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27"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28" style:family="text">
      <style:text-properties fo:font-variant="normal" fo:text-transform="none" fo:color="#222222" style:font-name="Liberation Serif" fo:font-size="12pt" fo:letter-spacing="normal" fo:font-style="normal" style:font-size-asian="12pt" style:font-size-complex="12pt"/>
    </style:style>
    <style:style style:name="T129" style:family="text">
      <style:text-properties fo:font-variant="normal" fo:text-transform="none" fo:color="#222222" style:font-name="Liberation Serif" fo:font-size="12pt" fo:letter-spacing="normal" fo:font-style="normal" officeooo:rsid="0114ee38" style:font-size-asian="12pt" style:font-size-complex="12pt"/>
    </style:style>
    <style:style style:name="T130" style:family="text">
      <style:text-properties fo:font-variant="normal" fo:text-transform="none" fo:color="#3a3838" style:font-name="Proxima Nova Soft" fo:font-size="15pt" fo:letter-spacing="normal" fo:font-style="normal" fo:font-weight="normal" officeooo:rsid="008a9baf"/>
    </style:style>
    <style:style style:name="T131" style:family="text">
      <style:text-properties fo:font-variant="normal" fo:text-transform="none" fo:letter-spacing="normal" fo:font-style="normal" fo:font-weight="normal"/>
    </style:style>
    <style:style style:name="T132" style:family="text">
      <style:text-properties fo:font-variant="normal" fo:text-transform="none" fo:color="#606569" style:font-name="inherit" fo:font-size="10.5pt" fo:letter-spacing="normal" fo:font-style="normal" fo:font-weight="normal"/>
    </style:style>
    <style:style style:name="T133"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34"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35" style:family="text">
      <style:text-properties fo:font-variant="normal" fo:text-transform="none" fo:color="#000080" style:font-name="Liberation Serif" fo:font-size="12pt" fo:letter-spacing="normal" fo:font-style="normal" style:text-underline-style="solid" style:text-underline-width="auto" style:text-underline-color="font-color" fo:font-weight="normal"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36" style:family="text">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37"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38"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9"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40"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41"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42"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43"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44"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45"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46"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47"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48" style:family="text">
      <style:text-properties officeooo:rsid="001f69bb"/>
    </style:style>
    <style:style style:name="T149" style:family="text">
      <style:text-properties officeooo:rsid="002071b5"/>
    </style:style>
    <style:style style:name="T150" style:family="text">
      <style:text-properties officeooo:rsid="0020e904"/>
    </style:style>
    <style:style style:name="T151" style:family="text">
      <style:text-properties officeooo:rsid="00269e9d"/>
    </style:style>
    <style:style style:name="T152" style:family="text">
      <style:text-properties officeooo:rsid="00274046"/>
    </style:style>
    <style:style style:name="T153" style:family="text">
      <style:text-properties officeooo:rsid="0027e239"/>
    </style:style>
    <style:style style:name="T154" style:family="text">
      <style:text-properties style:font-name="Liberation Serif" officeooo:rsid="0032db9a"/>
    </style:style>
    <style:style style:name="T155" style:family="text">
      <style:text-properties style:font-name="Liberation Serif" fo:font-size="12pt" officeooo:rsid="0052b0da" style:font-size-asian="12pt" style:font-size-complex="12pt"/>
    </style:style>
    <style:style style:name="T156" style:family="text">
      <style:text-properties style:font-name="Liberation Serif" fo:font-size="12pt" fo:font-weight="normal" officeooo:rsid="00f7f3ec" style:font-size-asian="12pt" style:font-weight-asian="normal" style:font-size-complex="12pt" style:font-weight-complex="normal"/>
    </style:style>
    <style:style style:name="T157" style:family="text">
      <style:text-properties style:font-name="Liberation Serif" fo:font-size="12pt" fo:font-weight="normal" officeooo:rsid="00f68247" style:font-size-asian="12pt" style:font-weight-asian="normal" style:font-size-complex="12pt" style:font-weight-complex="normal"/>
    </style:style>
    <style:style style:name="T158" style:family="text">
      <style:text-properties officeooo:rsid="0034c4c0"/>
    </style:style>
    <style:style style:name="T159" style:family="text">
      <style:text-properties officeooo:rsid="00436907"/>
    </style:style>
    <style:style style:name="T160" style:family="text">
      <style:text-properties officeooo:rsid="004439d6"/>
    </style:style>
    <style:style style:name="T161" style:family="text">
      <style:text-properties officeooo:rsid="0032db9a"/>
    </style:style>
    <style:style style:name="T162" style:family="text">
      <style:text-properties officeooo:rsid="002cb75e"/>
    </style:style>
    <style:style style:name="T163" style:family="text">
      <style:text-properties fo:background-color="#fff200" loext:char-shading-value="0"/>
    </style:style>
    <style:style style:name="T164" style:family="text">
      <style:text-properties officeooo:rsid="00944b6e" fo:background-color="#fff200" loext:char-shading-value="0"/>
    </style:style>
    <style:style style:name="T165" style:family="text">
      <style:text-properties officeooo:rsid="0052242c"/>
    </style:style>
    <style:style style:name="T166" style:family="text">
      <style:text-properties style:font-name-asian="Noto Sans CJK SC" style:font-size-asian="14.1000003814697pt" style:font-weight-asian="bold" style:font-name-complex="Lohit Devanagari" style:font-size-complex="14.1000003814697pt" style:font-weight-complex="bold"/>
    </style:style>
    <style:style style:name="T167"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68"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69" style:family="text">
      <style:text-properties style:font-name-asian="Noto Sans CJK SC" style:font-name-complex="Lohit Devanagari"/>
    </style:style>
    <style:style style:name="T170" style:family="text">
      <style:text-properties officeooo:rsid="0052b0da" style:font-name-asian="Noto Sans CJK SC" style:font-name-complex="Lohit Devanagari"/>
    </style:style>
    <style:style style:name="T171" style:family="text">
      <style:text-properties officeooo:rsid="00771efa" style:font-name-asian="Noto Sans CJK SC" style:font-name-complex="Lohit Devanagari"/>
    </style:style>
    <style:style style:name="T172" style:family="text">
      <style:text-properties officeooo:rsid="007057ba" style:font-name-asian="Noto Sans CJK SC" style:font-name-complex="Lohit Devanagari"/>
    </style:style>
    <style:style style:name="T173" style:family="text">
      <style:text-properties officeooo:rsid="004439d6" style:font-name-asian="Noto Sans CJK SC" style:font-name-complex="Lohit Devanagari"/>
    </style:style>
    <style:style style:name="T174" style:family="text">
      <style:text-properties officeooo:rsid="00dabf57" style:font-name-asian="Noto Sans CJK SC" style:font-name-complex="Lohit Devanagari"/>
    </style:style>
    <style:style style:name="T175" style:family="text">
      <style:text-properties officeooo:rsid="0113430a" style:font-name-asian="Noto Sans CJK SC" style:font-name-complex="Lohit Devanagari"/>
    </style:style>
    <style:style style:name="T176" style:family="text">
      <style:text-properties officeooo:rsid="0114ee38" style:font-name-asian="Noto Sans CJK SC" style:font-name-complex="Lohit Devanagari"/>
    </style:style>
    <style:style style:name="T177" style:family="text">
      <style:text-properties officeooo:rsid="011ef826" style:font-name-asian="Noto Sans CJK SC" style:font-name-complex="Lohit Devanagari"/>
    </style:style>
    <style:style style:name="T178" style:family="text">
      <style:text-properties officeooo:rsid="0120bd92" style:font-name-asian="Noto Sans CJK SC" style:font-name-complex="Lohit Devanagari"/>
    </style:style>
    <style:style style:name="T179" style:family="text">
      <style:text-properties style:font-name-asian="Noto Sans CJK SC" style:font-style-asian="normal" style:font-name-complex="Lohit Devanagari" style:font-style-complex="normal"/>
    </style:style>
    <style:style style:name="T180" style:family="text">
      <style:text-properties officeooo:rsid="009fe99c" style:font-name-asian="Noto Sans CJK SC" style:font-size-asian="12pt" style:font-weight-asian="normal" style:font-name-complex="Lohit Devanagari" style:font-size-complex="12pt" style:font-weight-complex="normal"/>
    </style:style>
    <style:style style:name="T181" style:family="text">
      <style:text-properties officeooo:rsid="00a14688" style:font-name-asian="Noto Sans CJK SC" style:font-size-asian="12pt" style:font-weight-asian="normal" style:font-name-complex="Lohit Devanagari" style:font-size-complex="12pt" style:font-weight-complex="normal"/>
    </style:style>
    <style:style style:name="T182" style:family="text">
      <style:text-properties officeooo:rsid="006c1f34"/>
    </style:style>
    <style:style style:name="T183" style:family="text">
      <style:text-properties officeooo:rsid="006e71b3"/>
    </style:style>
    <style:style style:name="T184" style:family="text">
      <style:text-properties officeooo:rsid="007057ba"/>
    </style:style>
    <style:style style:name="T185" style:family="text">
      <style:text-properties fo:font-weight="normal" style:font-weight-asian="normal" style:font-weight-complex="normal"/>
    </style:style>
    <style:style style:name="T186" style:family="text">
      <style:text-properties fo:font-weight="normal" officeooo:rsid="00e1a1b7" style:font-weight-asian="normal" style:font-weight-complex="normal"/>
    </style:style>
    <style:style style:name="T187" style:family="text">
      <style:text-properties fo:font-weight="normal" officeooo:rsid="00f0a016" style:font-weight-asian="normal" style:font-weight-complex="normal"/>
    </style:style>
    <style:style style:name="T188" style:family="text">
      <style:text-properties fo:font-weight="normal" officeooo:rsid="01277190" style:font-weight-asian="normal" style:font-weight-complex="normal"/>
    </style:style>
    <style:style style:name="T189" style:family="text">
      <style:text-properties fo:font-weight="normal" officeooo:rsid="00f68247" style:font-weight-asian="normal" style:font-weight-complex="normal"/>
    </style:style>
    <style:style style:name="T190" style:family="text">
      <style:text-properties fo:font-weight="normal" officeooo:rsid="00f7f3ec" style:font-weight-asian="normal" style:font-weight-complex="normal"/>
    </style:style>
    <style:style style:name="T191" style:family="text">
      <style:text-properties fo:font-weight="normal" officeooo:rsid="012fb5c6" style:font-weight-asian="normal" style:font-weight-complex="normal"/>
    </style:style>
    <style:style style:name="T192" style:family="text">
      <style:text-properties fo:font-weight="normal" officeooo:rsid="01d05441" style:font-weight-asian="normal" style:font-weight-complex="normal"/>
    </style:style>
    <style:style style:name="T193" style:family="text">
      <style:text-properties fo:font-weight="normal" officeooo:rsid="01d11ab0" style:font-weight-asian="normal" style:font-weight-complex="normal"/>
    </style:style>
    <style:style style:name="T194" style:family="text">
      <style:text-properties fo:font-weight="normal" officeooo:rsid="01d7a29f" style:font-weight-asian="normal" style:font-weight-complex="normal"/>
    </style:style>
    <style:style style:name="T195" style:family="text">
      <style:text-properties officeooo:rsid="0075dd66"/>
    </style:style>
    <style:style style:name="T196" style:family="text">
      <style:text-properties officeooo:rsid="007ce75d"/>
    </style:style>
    <style:style style:name="T197" style:family="text">
      <style:text-properties officeooo:rsid="007d75de"/>
    </style:style>
    <style:style style:name="T198" style:family="text">
      <style:text-properties officeooo:rsid="007e2c93"/>
    </style:style>
    <style:style style:name="T199" style:family="text">
      <style:text-properties officeooo:rsid="007e78ef"/>
    </style:style>
    <style:style style:name="T200" style:family="text">
      <style:text-properties officeooo:rsid="007fa4dd"/>
    </style:style>
    <style:style style:name="T201" style:family="text">
      <style:text-properties officeooo:rsid="008157c1"/>
    </style:style>
    <style:style style:name="T202" style:family="text">
      <style:text-properties officeooo:rsid="0082690f"/>
    </style:style>
    <style:style style:name="T203" style:family="text">
      <style:text-properties officeooo:rsid="0083230a"/>
    </style:style>
    <style:style style:name="T204" style:family="text">
      <style:text-properties officeooo:rsid="00852323"/>
    </style:style>
    <style:style style:name="T205" style:family="text">
      <style:text-properties officeooo:rsid="0088b30e"/>
    </style:style>
    <style:style style:name="T206" style:family="text">
      <style:text-properties officeooo:rsid="008e1d1e"/>
    </style:style>
    <style:style style:name="T207" style:family="text">
      <style:text-properties officeooo:rsid="008fd29e"/>
    </style:style>
    <style:style style:name="T208" style:family="text">
      <style:text-properties officeooo:rsid="0091bbe5"/>
    </style:style>
    <style:style style:name="T209" style:family="text">
      <style:text-properties officeooo:rsid="0091c395"/>
    </style:style>
    <style:style style:name="T210" style:family="text">
      <style:text-properties officeooo:rsid="0092ed62"/>
    </style:style>
    <style:style style:name="T211" style:family="text">
      <style:text-properties officeooo:rsid="0097ae66"/>
    </style:style>
    <style:style style:name="T212" style:family="text">
      <style:text-properties officeooo:rsid="0098be0f"/>
    </style:style>
    <style:style style:name="T213" style:family="text">
      <style:text-properties officeooo:rsid="009a9a32"/>
    </style:style>
    <style:style style:name="T214" style:family="text">
      <style:text-properties fo:font-weight="bold" style:font-weight-asian="bold" style:font-weight-complex="bold"/>
    </style:style>
    <style:style style:name="T215" style:family="text">
      <style:text-properties fo:font-weight="bold" officeooo:rsid="00beda13" style:font-weight-asian="bold" style:font-weight-complex="bold"/>
    </style:style>
    <style:style style:name="T216" style:family="text">
      <style:text-properties fo:font-weight="bold" officeooo:rsid="0052b0da" style:font-weight-asian="bold" style:font-weight-complex="bold"/>
    </style:style>
    <style:style style:name="T217" style:family="text">
      <style:text-properties fo:font-weight="bold" officeooo:rsid="0071b874" style:font-weight-asian="bold" style:font-weight-complex="bold"/>
    </style:style>
    <style:style style:name="T218" style:family="text">
      <style:text-properties fo:font-weight="bold" officeooo:rsid="00a9e4c3" style:font-weight-asian="bold" style:font-weight-complex="bold"/>
    </style:style>
    <style:style style:name="T219" style:family="text">
      <style:text-properties fo:font-weight="bold" officeooo:rsid="00e1a1b7" style:font-weight-asian="bold" style:font-weight-complex="bold"/>
    </style:style>
    <style:style style:name="T220" style:family="text">
      <style:text-properties fo:font-weight="bold" officeooo:rsid="016248fd" style:font-weight-asian="bold" style:font-weight-complex="bold"/>
    </style:style>
    <style:style style:name="T221" style:family="text">
      <style:text-properties fo:font-weight="bold" officeooo:rsid="01a262ff" style:font-weight-asian="bold" style:font-weight-complex="bold"/>
    </style:style>
    <style:style style:name="T222" style:family="text">
      <style:text-properties fo:font-weight="bold" officeooo:rsid="0027e239" style:font-weight-asian="bold" style:font-weight-complex="bold"/>
    </style:style>
    <style:style style:name="T223" style:family="text">
      <style:text-properties fo:font-weight="bold" officeooo:rsid="01d05441" style:font-weight-asian="bold" style:font-weight-complex="bold"/>
    </style:style>
    <style:style style:name="T224" style:family="text">
      <style:text-properties fo:font-weight="bold" officeooo:rsid="01d11ab0" style:font-weight-asian="bold" style:font-weight-complex="bold"/>
    </style:style>
    <style:style style:name="T225" style:family="text">
      <style:text-properties fo:font-weight="bold" style:font-name-asian="Noto Sans CJK SC" style:font-weight-asian="bold" style:font-name-complex="Lohit Devanagari" style:font-weight-complex="bold"/>
    </style:style>
    <style:style style:name="T226" style:family="text">
      <style:text-properties officeooo:rsid="009e7c1f"/>
    </style:style>
    <style:style style:name="T227" style:family="text">
      <style:text-properties officeooo:rsid="009f8ed3"/>
    </style:style>
    <style:style style:name="T228" style:family="text">
      <style:text-properties officeooo:rsid="00a9e4c3"/>
    </style:style>
    <style:style style:name="T229" style:family="text">
      <style:text-properties officeooo:rsid="00afa13d"/>
    </style:style>
    <style:style style:name="T230" style:family="text">
      <style:text-properties officeooo:rsid="00b7e9b2"/>
    </style:style>
    <style:style style:name="T231" style:family="text">
      <style:text-properties officeooo:rsid="00b942f7"/>
    </style:style>
    <style:style style:name="T232" style:family="text">
      <style:text-properties officeooo:rsid="00b9d9fc"/>
    </style:style>
    <style:style style:name="T233" style:family="text">
      <style:text-properties officeooo:rsid="00bbbabe"/>
    </style:style>
    <style:style style:name="T234" style:family="text">
      <style:text-properties officeooo:rsid="00beda13"/>
    </style:style>
    <style:style style:name="T235" style:family="text">
      <style:text-properties officeooo:rsid="00c079fd"/>
    </style:style>
    <style:style style:name="T236"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37"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38"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39"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40"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41"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42" style:family="text">
      <style:text-properties officeooo:rsid="00685941"/>
    </style:style>
    <style:style style:name="T243" style:family="text">
      <style:text-properties officeooo:rsid="0052b0da"/>
    </style:style>
    <style:style style:name="T244" style:family="text">
      <style:text-properties officeooo:rsid="00d27519"/>
    </style:style>
    <style:style style:name="T245" style:family="text">
      <style:text-properties officeooo:rsid="00d577f5"/>
    </style:style>
    <style:style style:name="T246" style:family="text">
      <style:text-properties officeooo:rsid="00de1cc0"/>
    </style:style>
    <style:style style:name="T247" style:family="text">
      <style:text-properties officeooo:rsid="00df2bb5"/>
    </style:style>
    <style:style style:name="T248" style:family="text">
      <style:text-properties officeooo:rsid="00e1a1b7"/>
    </style:style>
    <style:style style:name="T249" style:family="text">
      <style:text-properties officeooo:rsid="00e4541f"/>
    </style:style>
    <style:style style:name="T250" style:family="text">
      <style:text-properties officeooo:rsid="00e770c2"/>
    </style:style>
    <style:style style:name="T251" style:family="text">
      <style:text-properties officeooo:rsid="00eaa6a8"/>
    </style:style>
    <style:style style:name="T252" style:family="text">
      <style:text-properties officeooo:rsid="00ef1670"/>
    </style:style>
    <style:style style:name="T253" style:family="text">
      <style:text-properties officeooo:rsid="00f00d40"/>
    </style:style>
    <style:style style:name="T254" style:family="text">
      <style:text-properties officeooo:rsid="00f2eb62"/>
    </style:style>
    <style:style style:name="T255" style:family="text">
      <style:text-properties fo:font-size="12pt" fo:font-weight="normal" officeooo:rsid="00f7f3ec" style:font-size-asian="12pt" style:font-weight-asian="normal" style:font-size-complex="12pt" style:font-weight-complex="normal"/>
    </style:style>
    <style:style style:name="T256" style:family="text">
      <style:text-properties officeooo:rsid="00fa169d"/>
    </style:style>
    <style:style style:name="T257" style:family="text">
      <style:text-properties officeooo:rsid="00fa81b7"/>
    </style:style>
    <style:style style:name="T258" style:family="text">
      <style:text-properties officeooo:rsid="00fb42b7"/>
    </style:style>
    <style:style style:name="T259" style:family="text">
      <style:text-properties fo:font-style="normal" style:font-style-asian="normal" style:font-style-complex="normal"/>
    </style:style>
    <style:style style:name="T260" style:family="text">
      <style:text-properties fo:font-style="normal" officeooo:rsid="0114ee38" style:font-style-asian="normal" style:font-style-complex="normal"/>
    </style:style>
    <style:style style:name="T261" style:family="text">
      <style:text-properties fo:font-style="normal" officeooo:rsid="011902b5" style:font-style-asian="normal" style:font-style-complex="normal"/>
    </style:style>
    <style:style style:name="T262" style:family="text">
      <style:text-properties fo:font-style="normal" officeooo:rsid="014de6f7" style:font-style-asian="normal" style:font-style-complex="normal"/>
    </style:style>
    <style:style style:name="T263" style:family="text">
      <style:text-properties fo:font-style="normal" officeooo:rsid="01513061" style:font-style-asian="normal" style:font-style-complex="normal"/>
    </style:style>
    <style:style style:name="T264" style:family="text">
      <style:text-properties fo:font-style="normal" officeooo:rsid="01719621" style:font-style-asian="normal" style:font-style-complex="normal"/>
    </style:style>
    <style:style style:name="T265" style:family="text">
      <style:text-properties fo:font-style="normal" officeooo:rsid="01a44551" style:font-style-asian="normal" style:font-style-complex="normal"/>
    </style:style>
    <style:style style:name="T266" style:family="text">
      <style:text-properties fo:font-style="normal" officeooo:rsid="013943dc" style:font-style-asian="normal" style:font-style-complex="normal"/>
    </style:style>
    <style:style style:name="T267" style:family="text">
      <style:text-properties fo:font-style="normal" officeooo:rsid="0139fdd5" style:font-style-asian="normal" style:font-style-complex="normal"/>
    </style:style>
    <style:style style:name="T268" style:family="text">
      <style:text-properties fo:font-style="normal" officeooo:rsid="019796d3" style:font-style-asian="normal" style:font-style-complex="normal"/>
    </style:style>
    <style:style style:name="T269" style:family="text">
      <style:text-properties fo:font-style="normal" officeooo:rsid="0198e78d" style:font-style-asian="normal" style:font-style-complex="normal"/>
    </style:style>
    <style:style style:name="T270" style:family="text">
      <style:text-properties fo:font-style="normal" officeooo:rsid="01a52baf" style:font-style-asian="normal" style:font-style-complex="normal"/>
    </style:style>
    <style:style style:name="T271" style:family="text">
      <style:text-properties fo:font-style="normal" officeooo:rsid="01a84bca" style:font-style-asian="normal" style:font-style-complex="normal"/>
    </style:style>
    <style:style style:name="T272" style:family="text">
      <style:text-properties fo:font-style="normal" officeooo:rsid="01c17e6b" style:font-style-asian="normal" style:font-style-complex="normal"/>
    </style:style>
    <style:style style:name="T273" style:family="text">
      <style:text-properties fo:font-style="normal" officeooo:rsid="01c20c0d" style:font-style-asian="normal" style:font-style-complex="normal"/>
    </style:style>
    <style:style style:name="T274" style:family="text">
      <style:text-properties fo:font-style="normal" officeooo:rsid="01c34e5f" style:font-style-asian="normal" style:font-style-complex="normal"/>
    </style:style>
    <style:style style:name="T275" style:family="text">
      <style:text-properties fo:font-style="normal" fo:font-weight="normal" officeooo:rsid="01d11ab0" style:font-style-asian="normal" style:font-weight-asian="normal" style:font-style-complex="normal" style:font-weight-complex="normal"/>
    </style:style>
    <style:style style:name="T276" style:family="text">
      <style:text-properties fo:font-style="normal" fo:font-weight="normal" officeooo:rsid="01d2004b" style:font-style-asian="normal" style:font-weight-asian="normal" style:font-style-complex="normal" style:font-weight-complex="normal"/>
    </style:style>
    <style:style style:name="T277" style:family="text">
      <style:text-properties fo:font-style="normal" fo:font-weight="normal" officeooo:rsid="01d5d24b" style:font-style-asian="normal" style:font-weight-asian="normal" style:font-style-complex="normal" style:font-weight-complex="normal"/>
    </style:style>
    <style:style style:name="T278" style:family="text">
      <style:text-properties fo:font-style="normal" fo:font-weight="bold" officeooo:rsid="01d2004b" style:font-style-asian="normal" style:font-weight-asian="bold" style:font-style-complex="normal" style:font-weight-complex="bold"/>
    </style:style>
    <style:style style:name="T279" style:family="text">
      <style:text-properties fo:font-style="italic" style:font-style-asian="italic" style:font-style-complex="italic"/>
    </style:style>
    <style:style style:name="T280" style:family="text">
      <style:text-properties fo:font-style="italic" officeooo:rsid="0114ee38" style:font-style-asian="italic" style:font-style-complex="italic"/>
    </style:style>
    <style:style style:name="T281" style:family="text">
      <style:text-properties fo:font-style="italic" officeooo:rsid="011902b5" style:font-style-asian="italic" style:font-style-complex="italic"/>
    </style:style>
    <style:style style:name="T282" style:family="text">
      <style:text-properties fo:font-style="italic" officeooo:rsid="014de6f7" style:font-style-asian="italic" style:font-style-complex="italic"/>
    </style:style>
    <style:style style:name="T283" style:family="text">
      <style:text-properties fo:font-style="italic" officeooo:rsid="01513061" style:font-style-asian="italic" style:font-style-complex="italic"/>
    </style:style>
    <style:style style:name="T284" style:family="text">
      <style:text-properties fo:font-style="italic" officeooo:rsid="016248fd" style:font-style-asian="italic" style:font-style-complex="italic"/>
    </style:style>
    <style:style style:name="T285" style:family="text">
      <style:text-properties fo:font-style="italic" officeooo:rsid="016d3df5" style:font-style-asian="italic" style:font-style-complex="italic"/>
    </style:style>
    <style:style style:name="T286" style:family="text">
      <style:text-properties fo:font-style="italic" officeooo:rsid="0174abab" style:font-style-asian="italic" style:font-style-complex="italic"/>
    </style:style>
    <style:style style:name="T287" style:family="text">
      <style:text-properties fo:font-style="italic" officeooo:rsid="0052b0da" style:font-style-asian="italic" style:font-style-complex="italic"/>
    </style:style>
    <style:style style:name="T288" style:family="text">
      <style:text-properties fo:font-style="italic" officeooo:rsid="01a44551" style:font-style-asian="italic" style:font-style-complex="italic"/>
    </style:style>
    <style:style style:name="T289" style:family="text">
      <style:text-properties fo:font-style="italic" officeooo:rsid="01c20c0d" style:font-style-asian="italic" style:font-style-complex="italic"/>
    </style:style>
    <style:style style:name="T290" style:family="text">
      <style:text-properties fo:font-style="italic" officeooo:rsid="01ce78fe" style:font-style-asian="italic" style:font-style-complex="italic"/>
    </style:style>
    <style:style style:name="T291" style:family="text">
      <style:text-properties fo:font-style="italic" style:font-style-asian="italic" style:font-weight-asian="normal" style:font-style-complex="italic" style:font-weight-complex="normal"/>
    </style:style>
    <style:style style:name="T292" style:family="text">
      <style:text-properties fo:font-style="italic" officeooo:rsid="0157a950" style:font-style-asian="italic" style:font-weight-asian="normal" style:font-style-complex="italic" style:font-weight-complex="normal"/>
    </style:style>
    <style:style style:name="T293" style:family="text">
      <style:text-properties fo:font-style="italic" style:font-name-asian="Noto Sans CJK SC" style:font-style-asian="italic" style:font-name-complex="Lohit Devanagari" style:font-style-complex="italic"/>
    </style:style>
    <style:style style:name="T294" style:family="text">
      <style:text-properties fo:font-style="italic" officeooo:rsid="0174abab" style:font-style-asian="normal" style:font-style-complex="normal"/>
    </style:style>
    <style:style style:name="T295" style:family="text">
      <style:text-properties fo:font-style="italic" fo:font-weight="normal" officeooo:rsid="01d11ab0" style:font-style-asian="italic" style:font-weight-asian="normal" style:font-style-complex="italic" style:font-weight-complex="normal"/>
    </style:style>
    <style:style style:name="T296" style:family="text">
      <style:text-properties officeooo:rsid="00feac31"/>
    </style:style>
    <style:style style:name="T297" style:family="text">
      <style:text-properties officeooo:rsid="0105a9af"/>
    </style:style>
    <style:style style:name="T298" style:family="text">
      <style:text-properties officeooo:rsid="0106ca5a"/>
    </style:style>
    <style:style style:name="T299" style:family="text">
      <style:text-properties officeooo:rsid="01080314"/>
    </style:style>
    <style:style style:name="T300" style:family="text">
      <style:text-properties officeooo:rsid="010d049f"/>
    </style:style>
    <style:style style:name="T301" style:family="text">
      <style:text-properties fo:color="#000000"/>
    </style:style>
    <style:style style:name="T302" style:family="text">
      <style:text-properties fo:color="#000000" style:font-name-asian="Noto Sans CJK SC" style:font-size-asian="10.5pt" style:font-name-complex="Lohit Devanagari"/>
    </style:style>
    <style:style style:name="T303" style:family="text">
      <style:text-properties fo:color="#000000" officeooo:rsid="007057ba" style:font-name-asian="Noto Sans CJK SC" style:font-size-asian="10.5pt" style:font-name-complex="Lohit Devanagari"/>
    </style:style>
    <style:style style:name="T304"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305"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06"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07"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08"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09"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10"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11"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12" style:family="text">
      <style:text-properties officeooo:rsid="0114ee38"/>
    </style:style>
    <style:style style:name="T313" style:family="text">
      <style:text-properties officeooo:rsid="0116cafd"/>
    </style:style>
    <style:style style:name="T314" style:family="text">
      <style:text-properties style:font-name="Liberation Mono" fo:font-size="10pt" style:font-name-asian="DejaVu Sans Mono" style:font-size-asian="10pt" style:font-name-complex="Liberation Mono" style:font-size-complex="10pt"/>
    </style:style>
    <style:style style:name="T315" style:family="text">
      <style:text-properties style:font-style-asian="normal" style:font-style-complex="normal"/>
    </style:style>
    <style:style style:name="T316" style:family="text">
      <style:text-properties officeooo:rsid="0174abab" style:font-style-asian="normal" style:font-style-complex="normal"/>
    </style:style>
    <style:style style:name="T317" style:family="text">
      <style:text-properties officeooo:rsid="0157a950" style:font-style-asian="normal" style:font-weight-asian="normal" style:font-style-complex="normal" style:font-weight-complex="normal"/>
    </style:style>
    <style:style style:name="T318" style:family="text">
      <style:text-properties officeooo:rsid="0158ec50" style:font-style-asian="normal" style:font-weight-asian="normal" style:font-style-complex="normal" style:font-weight-complex="normal"/>
    </style:style>
    <style:style style:name="T319" style:family="text">
      <style:text-properties officeooo:rsid="01275ccb"/>
    </style:style>
    <style:style style:name="T320" style:family="text">
      <style:text-properties officeooo:rsid="012a7ea3"/>
    </style:style>
    <style:style style:name="T321" style:family="text">
      <style:text-properties officeooo:rsid="012e4e2c"/>
    </style:style>
    <style:style style:name="T322" style:family="text">
      <style:text-properties officeooo:rsid="0135ee81"/>
    </style:style>
    <style:style style:name="T323" style:family="text">
      <style:text-properties officeooo:rsid="013b83b1"/>
    </style:style>
    <style:style style:name="T324" style:family="text">
      <style:text-properties officeooo:rsid="014de6f7"/>
    </style:style>
    <style:style style:name="T325" style:family="text">
      <style:text-properties officeooo:rsid="014fa0c9"/>
    </style:style>
    <style:style style:name="T326" style:family="text">
      <style:text-properties officeooo:rsid="01513061"/>
    </style:style>
    <style:style style:name="T327" style:family="text">
      <style:text-properties officeooo:rsid="01527d6c"/>
    </style:style>
    <style:style style:name="T328" style:family="text">
      <style:text-properties officeooo:rsid="0153189d"/>
    </style:style>
    <style:style style:name="T329" style:family="text">
      <style:text-properties officeooo:rsid="0156536e"/>
    </style:style>
    <style:style style:name="T330" style:family="text">
      <style:text-properties officeooo:rsid="0157a950"/>
    </style:style>
    <style:style style:name="T331" style:family="text">
      <style:text-properties style:font-weight-asian="normal" style:font-weight-complex="normal"/>
    </style:style>
    <style:style style:name="T332" style:family="text">
      <style:text-properties officeooo:rsid="0157a950" style:font-weight-asian="normal" style:font-weight-complex="normal"/>
    </style:style>
    <style:style style:name="T333" style:family="text">
      <style:text-properties officeooo:rsid="015c5feb" style:font-weight-asian="normal" style:font-weight-complex="normal"/>
    </style:style>
    <style:style style:name="T334" style:family="text">
      <style:text-properties officeooo:rsid="016248fd"/>
    </style:style>
    <style:style style:name="T335" style:family="text">
      <style:text-properties officeooo:rsid="0166d2c0"/>
    </style:style>
    <style:style style:name="T336" style:family="text">
      <style:text-properties officeooo:rsid="016a73c7"/>
    </style:style>
    <style:style style:name="T337" style:family="text">
      <style:text-properties officeooo:rsid="016d3df5"/>
    </style:style>
    <style:style style:name="T338" style:family="text">
      <style:text-properties officeooo:rsid="01719621"/>
    </style:style>
    <style:style style:name="T339" style:family="text">
      <style:text-properties officeooo:rsid="0177c9e4"/>
    </style:style>
    <style:style style:name="T340" style:family="text">
      <style:text-properties officeooo:rsid="019796d3"/>
    </style:style>
    <style:style style:name="T341" style:family="text">
      <style:text-properties officeooo:rsid="01982079"/>
    </style:style>
    <style:style style:name="T342" style:family="text">
      <style:text-properties officeooo:rsid="0198e78d"/>
    </style:style>
    <style:style style:name="T343" style:family="text">
      <style:text-properties officeooo:rsid="019a75c6"/>
    </style:style>
    <style:style style:name="T344" style:family="text">
      <style:text-properties officeooo:rsid="01a262ff"/>
    </style:style>
    <style:style style:name="T345" style:family="text">
      <style:text-properties officeooo:rsid="01a3abf0"/>
    </style:style>
    <style:style style:name="T346" style:family="text">
      <style:text-properties officeooo:rsid="01a44551"/>
    </style:style>
    <style:style style:name="T347" style:family="text">
      <style:text-properties officeooo:rsid="01a52baf"/>
    </style:style>
    <style:style style:name="T348" style:family="text">
      <style:text-properties officeooo:rsid="008a9baf"/>
    </style:style>
    <style:style style:name="T349" style:family="text">
      <style:text-properties officeooo:rsid="006a256b"/>
    </style:style>
    <style:style style:name="T350" style:family="text">
      <style:text-properties officeooo:rsid="0078613f"/>
    </style:style>
    <style:style style:name="T351" style:family="text">
      <style:text-properties officeooo:rsid="01277190"/>
    </style:style>
    <style:style style:name="T352" style:family="text">
      <style:text-properties officeooo:rsid="019608fe"/>
    </style:style>
    <style:style style:name="T353" style:family="text">
      <style:text-properties officeooo:rsid="0196912b"/>
    </style:style>
    <style:style style:name="T354" style:family="text">
      <style:text-properties officeooo:rsid="000e763f"/>
    </style:style>
    <style:style style:name="T355" style:family="text">
      <style:text-properties officeooo:rsid="00187b21"/>
    </style:style>
    <style:style style:name="T356" style:family="text">
      <style:text-properties officeooo:rsid="002a0182"/>
    </style:style>
    <style:style style:name="T357" style:family="text">
      <style:text-properties officeooo:rsid="0031d3dd"/>
    </style:style>
    <style:style style:name="T358" style:family="text">
      <style:text-properties officeooo:rsid="00391f6e"/>
    </style:style>
    <style:style style:name="T359" style:family="text">
      <style:text-properties officeooo:rsid="00485ca9"/>
    </style:style>
    <style:style style:name="T360" style:family="text">
      <style:text-properties officeooo:rsid="005c00e3"/>
    </style:style>
    <style:style style:name="T361" style:family="text">
      <style:text-properties officeooo:rsid="006deffa"/>
    </style:style>
    <style:style style:name="T362" style:family="text">
      <style:text-properties officeooo:rsid="00c47d73"/>
    </style:style>
    <style:style style:name="T363" style:family="text">
      <style:text-properties officeooo:rsid="00d7d45a"/>
    </style:style>
    <style:style style:name="T364" style:family="text">
      <style:text-properties officeooo:rsid="00d8f0e1"/>
    </style:style>
    <style:style style:name="T365" style:family="text">
      <style:text-properties officeooo:rsid="00f82826"/>
    </style:style>
    <style:style style:name="T366" style:family="text">
      <style:text-properties officeooo:rsid="0102baaa"/>
    </style:style>
    <style:style style:name="T367" style:family="text">
      <style:text-properties officeooo:rsid="010c2eca"/>
    </style:style>
    <style:style style:name="T368" style:family="text">
      <style:text-properties officeooo:rsid="0113430a"/>
    </style:style>
    <style:style style:name="T369" style:family="text">
      <style:text-properties officeooo:rsid="012117db"/>
    </style:style>
    <style:style style:name="T370" style:family="text">
      <style:text-properties officeooo:rsid="0128dafb"/>
    </style:style>
    <style:style style:name="T371" style:family="text">
      <style:text-properties officeooo:rsid="012fb5c6"/>
    </style:style>
    <style:style style:name="T372" style:family="text">
      <style:text-properties officeooo:rsid="01ac2872"/>
    </style:style>
    <style:style style:name="T373" style:family="text">
      <style:text-properties officeooo:rsid="01ae89ce"/>
    </style:style>
    <style:style style:name="T374" style:family="text">
      <style:text-properties officeooo:rsid="01afcaba"/>
    </style:style>
    <style:style style:name="T375" style:family="text">
      <style:text-properties style:language-asian="zxx" style:country-asian="none" style:language-complex="zxx" style:country-complex="none"/>
    </style:style>
    <style:style style:name="T376" style:family="text">
      <style:text-properties officeooo:rsid="01b09976" style:language-asian="zxx" style:country-asian="none" style:language-complex="zxx" style:country-complex="none"/>
    </style:style>
    <style:style style:name="T377" style:family="text">
      <style:text-properties officeooo:rsid="01b42911"/>
    </style:style>
    <style:style style:name="T378" style:family="text">
      <style:text-properties officeooo:rsid="01b48667"/>
    </style:style>
    <style:style style:name="T379" style:family="text">
      <style:text-properties officeooo:rsid="01b4f90d"/>
    </style:style>
    <style:style style:name="T380" style:family="text">
      <style:text-properties officeooo:rsid="01b7589d"/>
    </style:style>
    <style:style style:name="T381" style:family="text">
      <style:text-properties officeooo:rsid="01ba8723"/>
    </style:style>
    <style:style style:name="T382" style:family="text">
      <style:text-properties officeooo:rsid="01bee424"/>
    </style:style>
    <style:style style:name="T383" style:family="text">
      <style:text-properties officeooo:rsid="01c97ad1"/>
    </style:style>
    <style:style style:name="T384" style:family="text">
      <style:text-properties officeooo:rsid="01ca21ce"/>
    </style:style>
    <style:style style:name="T385" style:family="text">
      <style:text-properties officeooo:rsid="01ca2c3f"/>
    </style:style>
    <style:style style:name="T386" style:family="text">
      <style:text-properties officeooo:rsid="01cb0699"/>
    </style:style>
    <style:style style:name="T387" style:family="text">
      <style:text-properties officeooo:rsid="01cd8068"/>
    </style:style>
    <style:style style:name="T388" style:family="text">
      <style:text-properties officeooo:rsid="01ce78fe"/>
    </style:style>
    <style:style style:name="T389" style:family="text">
      <style:text-properties officeooo:rsid="01d5d24b"/>
    </style:style>
    <style:style style:name="T390" style:family="text">
      <style:text-properties officeooo:rsid="01d810e3"/>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38"><text:a xlink:type="simple" xlink:href="#__RefHeading___Toc722_1849423115" text:style-name="Index_20_Link" text:visited-style-name="Index_20_Link">Wstęp<text:tab/>2</text:a></text:p>
          <text:p text:style-name="P338"><text:a xlink:type="simple" xlink:href="#__RefHeading___Toc724_1849423115" text:style-name="Index_20_Link" text:visited-style-name="Index_20_Link">Rozdział 1<text:tab/>4</text:a></text:p>
          <text:p text:style-name="P337"><text:a xlink:type="simple" xlink:href="#__RefHeading___Toc726_1849423115" text:style-name="Index_20_Link" text:visited-style-name="Index_20_Link">1.1 Ogólny zarys frameworku spring<text:tab/>4</text:a></text:p>
          <text:p text:style-name="P337"><text:a xlink:type="simple" xlink:href="#__RefHeading___Toc728_1849423115" text:style-name="Index_20_Link" text:visited-style-name="Index_20_Link">1.2 Znaczenie słowa „Spring” według twórców<text:tab/>5</text:a></text:p>
          <text:p text:style-name="P337"><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337"><text:a xlink:type="simple" xlink:href="#__RefHeading___Toc1290_3822358379" text:style-name="Index_20_Link" text:visited-style-name="Index_20_Link">1.4 Projekty Springa [13]<text:tab/>6</text:a></text:p>
          <text:p text:style-name="P337"><text:a xlink:type="simple" xlink:href="#__RefHeading___Toc732_1849423115" text:style-name="Index_20_Link" text:visited-style-name="Index_20_Link">1.5 Moduły Springa [5]<text:tab/>7</text:a></text:p>
          <text:p text:style-name="P337"><text:a xlink:type="simple" xlink:href="#__RefHeading___Toc734_1849423115" text:style-name="Index_20_Link" text:visited-style-name="Index_20_Link">1.6 Moduł Spring Web MVC<text:tab/>7</text:a></text:p>
          <text:p text:style-name="P337"><text:a xlink:type="simple" xlink:href="#__RefHeading___Toc1323_721911962" text:style-name="Index_20_Link" text:visited-style-name="Index_20_Link">1.6 Spring Security<text:tab/>9</text:a></text:p>
          <text:p text:style-name="P337"><text:a xlink:type="simple" xlink:href="#__RefHeading___Toc1916_417536786" text:style-name="Index_20_Link" text:visited-style-name="Index_20_Link">1.7 Spring Boot<text:tab/>9</text:a></text:p>
          <text:p text:style-name="P337"><text:a xlink:type="simple" xlink:href="#__RefHeading___Toc1516_366830727" text:style-name="Index_20_Link" text:visited-style-name="Index_20_Link">1.8 Technologie fontendowe<text:tab/>9</text:a></text:p>
          <text:p text:style-name="P339"><text:a xlink:type="simple" xlink:href="#__RefHeading___Toc1325_721911962" text:style-name="Index_20_Link" text:visited-style-name="Index_20_Link">1.8.1 Bootstrap<text:tab/>9</text:a></text:p>
          <text:p text:style-name="P337"><text:a xlink:type="simple" xlink:href="#__RefHeading___Toc2521_3287227940" text:style-name="Index_20_Link" text:visited-style-name="Index_20_Link">1.9 ORM w Springu<text:tab/>10</text:a></text:p>
          <text:p text:style-name="P338"><text:a xlink:type="simple" xlink:href="#__RefHeading___Toc736_1849423115" text:style-name="Index_20_Link" text:visited-style-name="Index_20_Link">Rozdział 2<text:tab/>10</text:a></text:p>
          <text:p text:style-name="P338"><text:a xlink:type="simple" xlink:href="#__RefHeading___Toc738_1849423115" text:style-name="Index_20_Link" text:visited-style-name="Index_20_Link">Rozdział 3<text:tab/>10</text:a></text:p>
          <text:p text:style-name="P337"><text:a xlink:type="simple" xlink:href="#__RefHeading___Toc740_1849423115" text:style-name="Index_20_Link" text:visited-style-name="Index_20_Link">3.1 Tworzenie podstawowej konfiguracji aplikacji webowej:<text:tab/>11</text:a></text:p>
          <text:p text:style-name="P339"><text:a xlink:type="simple" xlink:href="#__RefHeading___Toc742_1849423115" text:style-name="Index_20_Link" text:visited-style-name="Index_20_Link">3.1.1 Używając Springa:<text:tab/>11</text:a></text:p>
          <text:p text:style-name="P339"><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339"><text:a xlink:type="simple" xlink:href="#__RefHeading___Toc746_1849423115" text:style-name="Index_20_Link" text:visited-style-name="Index_20_Link">3.1.3 Porównanie:<text:tab/>14</text:a></text:p>
          <text:p text:style-name="P337"><text:a xlink:type="simple" xlink:href="#__RefHeading___Toc937_4276612188" text:style-name="Index_20_Link" text:visited-style-name="Index_20_Link">3.2 Konfigurowanie poszczególnych funkcjonalności aplikacji<text:tab/>14</text:a></text:p>
          <text:p text:style-name="P339"><text:a xlink:type="simple" xlink:href="#__RefHeading___Toc939_4276612188" text:style-name="Index_20_Link" text:visited-style-name="Index_20_Link">3.2.1 Używając Springa:<text:tab/>14</text:a></text:p>
          <text:p text:style-name="P339"><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339"><text:a xlink:type="simple" xlink:href="#__RefHeading___Toc746_18494231151" text:style-name="Index_20_Link" text:visited-style-name="Index_20_Link">3.2.3 Porównanie:<text:tab/>17</text:a></text:p>
          <text:p text:style-name="P337"><text:a xlink:type="simple" xlink:href="#__RefHeading___Toc1292_3822358379" text:style-name="Index_20_Link" text:visited-style-name="Index_20_Link">3.3 Budowanie, włączanie i debugowanie aplikacji<text:tab/>18</text:a></text:p>
          <text:p text:style-name="P339"><text:a xlink:type="simple" xlink:href="#__RefHeading___Toc939_42766121881" text:style-name="Index_20_Link" text:visited-style-name="Index_20_Link">3.3.1 Używając Springa:<text:tab/>18</text:a></text:p>
          <text:p text:style-name="P339"><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0</text:a></text:p>
          <text:p text:style-name="P339"><text:a xlink:type="simple" xlink:href="#__RefHeading___Toc746_184942311511" text:style-name="Index_20_Link" text:visited-style-name="Index_20_Link">3.3.3 Porównanie:<text:tab/>21</text:a></text:p>
          <text:p text:style-name="P337"><text:a xlink:type="simple" xlink:href="#__RefHeading___Toc1518_366830727" text:style-name="Index_20_Link" text:visited-style-name="Index_20_Link">3.4. Tworzenie logiki biznesowej<text:tab/>21</text:a></text:p>
          <text:p text:style-name="P337"><text:a xlink:type="simple" xlink:href="#__RefHeading___Toc3944_3849335869" text:style-name="Index_20_Link" text:visited-style-name="Index_20_Link">3.4a Wysyłanie maili<text:tab/>22</text:a></text:p>
          <text:p text:style-name="P339"><text:a xlink:type="simple" xlink:href="#__RefHeading___Toc3946_3849335869" text:style-name="Index_20_Link" text:visited-style-name="Index_20_Link">3.4a.1 Używając Springa<text:tab/>22</text:a></text:p>
          <text:p text:style-name="P339"><text:a xlink:type="simple" xlink:href="#__RefHeading___Toc3948_3849335869" text:style-name="Index_20_Link" text:visited-style-name="Index_20_Link">3.</text:a><text:a xlink:type="simple" xlink:href="#__RefHeading___Toc3948_3849335869" text:style-name="Index_20_Link" text:visited-style-name="Index_20_Link">4a</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22</text:a></text:p>
          <text:p text:style-name="P339"><text:a xlink:type="simple" xlink:href="#__RefHeading___Toc3950_3849335869" text:style-name="Index_20_Link" text:visited-style-name="Index_20_Link">3.4a.2 Część wspólna<text:tab/>22</text:a></text:p>
          <text:p text:style-name="P337"><text:a xlink:type="simple" xlink:href="#__RefHeading___Toc3628_3808363261" text:style-name="Index_20_Link" text:visited-style-name="Index_20_Link">3.5. Obsługa wyjątków<text:tab/>23</text:a></text:p>
          <text:p text:style-name="P339"><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3</text:a></text:p>
          <text:p text:style-name="P339"><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4</text:a></text:p>
          <text:p text:style-name="P339"><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4</text:a></text:p>
          <text:p text:style-name="P337"><text:a xlink:type="simple" xlink:href="#__RefHeading___Toc1520_366830727" text:style-name="Index_20_Link" text:visited-style-name="Index_20_Link">3.6. Uwierzytelnienie i autoryzacja<text:tab/>26</text:a></text:p>
          <text:p text:style-name="P339"><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7</text:a></text:p>
          <text:p text:style-name="P339"><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8</text:a></text:p>
          <text:p text:style-name="P337"><text:a xlink:type="simple" xlink:href="#__RefHeading___Toc2527_3287227940" text:style-name="Index_20_Link" text:visited-style-name="Index_20_Link">3.7. Komunikacja z bazą danych<text:tab/>29</text:a></text:p>
          <text:p text:style-name="P339"><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30</text:a></text:p>
          <text:p text:style-name="P339"><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30</text:a></text:p>
          <text:p text:style-name="P339"><text:a xlink:type="simple" xlink:href="#__RefHeading___Toc1926_4175367861" text:style-name="Index_20_Link" text:visited-style-name="Index_20_Link">3.7.3 Porównanie<text:tab/>32</text:a></text:p>
          <text:p text:style-name="P337"><text:soft-page-break/><text:a xlink:type="simple" xlink:href="#__RefHeading___Toc5939_1057761950" text:style-name="Index_20_Link" text:visited-style-name="Index_20_Link">3.8 Testowanie aplikacji w Springu<text:tab/>32</text:a></text:p>
          <text:p text:style-name="P339"><text:a xlink:type="simple" xlink:href="#__RefHeading___Toc5941_1057761950" text:style-name="Index_20_Link" text:visited-style-name="Index_20_Link">3.8.1 Spring Boot<text:tab/>32</text:a></text:p>
          <text:p text:style-name="P339"><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5</text:a></text:p>
          <text:p text:style-name="P339"><text:a xlink:type="simple" xlink:href="#__RefHeading___Toc5945_1057761950" text:style-name="Index_20_Link" text:visited-style-name="Index_20_Link">3.8.3 Porównanie<text:tab/>35</text:a></text:p>
          <text:p text:style-name="P337"><text:a xlink:type="simple" xlink:href="#__RefHeading___Toc3697_2044640427" text:style-name="Index_20_Link" text:visited-style-name="Index_20_Link">3.9 Szyfrowanie ruchu<text:tab/>35</text:a></text:p>
          <text:p text:style-name="P339"><text:a xlink:type="simple" xlink:href="#__RefHeading___Toc3976_3849335869" text:style-name="Index_20_Link" text:visited-style-name="Index_20_Link">Tworzenie certyfikatu<text:tab/>36</text:a></text:p>
          <text:p text:style-name="P339"><text:a xlink:type="simple" xlink:href="#__RefHeading___Toc5949_10577619501" text:style-name="Index_20_Link" text:visited-style-name="Index_20_Link">3.9.1 Spring Boot<text:tab/>37</text:a></text:p>
          <text:p text:style-name="P339"><text:a xlink:type="simple" xlink:href="#__RefHeading___Toc5951_10577619501" text:style-name="Index_20_Link" text:visited-style-name="Index_20_Link">3.9.2 Spring Framework<text:tab/>38</text:a></text:p>
          <text:p text:style-name="P337"><text:a xlink:type="simple" xlink:href="#__RefHeading___Toc5947_1057761950" text:style-name="Index_20_Link" text:visited-style-name="Index_20_Link">3.10 Wdrażanie aplikacji na środowisko produkcyjne<text:tab/>38</text:a></text:p>
          <text:p text:style-name="P339"><text:a xlink:type="simple" xlink:href="#__RefHeading___Toc5949_1057761950" text:style-name="Index_20_Link" text:visited-style-name="Index_20_Link">3.10.1 Spring Boot<text:tab/>38</text:a></text:p>
          <text:p text:style-name="P339"><text:a xlink:type="simple" xlink:href="#__RefHeading___Toc5951_1057761950" text:style-name="Index_20_Link" text:visited-style-name="Index_20_Link">3.10.2 Spring Framework<text:tab/>38</text:a></text:p>
          <text:p text:style-name="P339"><text:a xlink:type="simple" xlink:href="#__RefHeading___Toc5953_1057761950" text:style-name="Index_20_Link" text:visited-style-name="Index_20_Link">3.9.3 Porównanie<text:tab/>38</text:a></text:p>
          <text:p text:style-name="P337"><text:a xlink:type="simple" xlink:href="#__RefHeading___Toc3904_3849335869" text:style-name="Index_20_Link" text:visited-style-name="Index_20_Link">3.11 Monitorowanie działania aplikacji<text:tab/>38</text:a></text:p>
          <text:p text:style-name="P338"><text:a xlink:type="simple" xlink:href="#__RefHeading___Toc3906_3849335869" text:style-name="Index_20_Link" text:visited-style-name="Index_20_Link">Spring Boot Admin<text:tab/>39</text:a></text:p>
          <text:p text:style-name="P337"><text:a xlink:type="simple" xlink:href="#__RefHeading___Toc3937_3849335869" text:style-name="Index_20_Link" text:visited-style-name="Index_20_Link">3.12 Pozostałe funkcjonalności i cechy projektu Spring Boot<text:tab/>39</text:a></text:p>
          <text:p text:style-name="P338"><text:a xlink:type="simple" xlink:href="#__RefHeading___Toc748_1849423115" text:style-name="Index_20_Link" text:visited-style-name="Index_20_Link">Zakończenie<text:tab/>41</text:a></text:p>
          <text:p text:style-name="P338"><text:a xlink:type="simple" xlink:href="#__RefHeading___Toc2529_3287227940" text:style-name="Index_20_Link" text:visited-style-name="Index_20_Link">Bibliografia<text:tab/>41</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228">informujący jak brzmi teza pracy, motywacja autora, sposób realizacji tematu i struktura pracy;</text:p>
      <text:p text:style-name="P229">Tezą tej pracy jest: </text:p>
      <text:p text:style-name="P50">“Proces tworzenia aplikacji webowej z użyciem projektu Spring Boot jest bardziej wydajny niż przy użyciu projektu Spring Framework”</text:p>
      <text:p text:style-name="P229">Motywacj<text:span text:style-name="T3">ą</text:span> autora jest sprawdzenie czy faktycznie użycie spirng boota jest zawsze lepszym i bardziej efektywnym rozwiązaniem. W dzisiejszych czasach firmy <text:span text:style-name="T149">podczas</text:span> tworzeni<text:span text:style-name="T149">a</text:span> nowych projektów <text:span text:style-name="T149">pisanych w języku java</text:span> wybierają to rozwiązanie. Aktualnie jest to de fak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rozwiązaniem. </text:span></text:p>
      <text:p text:style-name="P230">W tej pracy zamierzam stworzyć aplikację webową stosując obydwa podejścia do tworzenia oprogramowania. Cały proces wraz z wdrożeniem na server zostanie przeanalizowany pod kątem:</text:p>
      <text:p text:style-name="P230">- elastyczności: które rozwiązanie daje, więcej możliwości konfiguracji i użycia rożnych narzędzi i bibliotek</text:p>
      <text:p text:style-name="P231">-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231">- <text:span text:style-name="T4">łatwość wyszukiwania informacji i przykładów w dokumentacji</text:span></text:p>
      <text:p text:style-name="P232"><text:soft-page-break/>Aplikacja, która będzie analizowana w tej pracy jest prostą aplikacja webową, <text:span text:style-name="T5">umożliwiająca konwersję danych zapisanych w formacie json. Jej głównym zadaniem będzie zmiana jsona z kluczami zapisanymi w notacji kropkowej w jsona zagnieżdżonego, tak jak poniżej:</text:span></text:p>
      <text:p text:style-name="P233">Format początkowy:</text:p>
      <text:p text:style-name="P340"><text:s text:c="4"/>{</text:p>
      <text:p text:style-name="P340"><text:s text:c="8"/>"pole1" : "value",</text:p>
      <text:p text:style-name="P340"><text:s text:c="8"/>"pole2.podPole1" : "value",</text:p>
      <text:p text:style-name="P340"><text:s text:c="8"/>"pole2.podPole2" : "value",</text:p>
      <text:p text:style-name="P340"><text:s text:c="8"/>"pole3.podPole1" : "value",</text:p>
      <text:p text:style-name="P340"><text:s text:c="8"/>"pole3.podPole2" : "value"</text:p>
      <text:p text:style-name="P340"><text:s text:c="4"/>}</text:p>
      <text:p text:style-name="P233">Format po konwersji:</text:p>
      <text:p text:style-name="P340"><text:s text:c="4"/>{</text:p>
      <text:p text:style-name="P340"><text:s text:c="8"/>"pole1" : "value",</text:p>
      <text:p text:style-name="P340"><text:s text:c="8"/>"pole2" : {</text:p>
      <text:p text:style-name="P340"><text:s text:c="12"/>"podPole1" : "value",</text:p>
      <text:p text:style-name="P340"><text:s text:c="12"/>"podPole2" : "value"</text:p>
      <text:p text:style-name="P340"><text:s text:c="8"/>},</text:p>
      <text:p text:style-name="P340"><text:s text:c="8"/>"pole3" : {</text:p>
      <text:p text:style-name="P340"><text:s text:c="12"/>"podPole1" : "value",</text:p>
      <text:p text:style-name="P340"><text:s text:c="12"/>"podPole2" : "value"</text:p>
      <text:p text:style-name="P340"><text:s text:c="8"/>}</text:p>
      <text:p text:style-name="P340"><text:s text:c="4"/>}</text:p>
      <text:p text:style-name="P234">Oraz na odwrót.</text:p>
      <text:p text:style-name="P235"><text:span text:style-name="T148">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50">i</text:span> Gradle<text:span text:style-name="T150">).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233"/>
      <text:p text:style-name="P233">W pierwszym rozdziale opiszę platformę Spirng. Główne projekty i moduły. Krótko opisze inne narzędzia i programy potrzebne do zrealizowania danego projektu: IDE, konterner aplikacji Tomcat, docker i EC2.</text:p>
      <text:p text:style-name="P233"><text:soft-page-break/></text:p>
      <text:p text:style-name="P236"/>
      <text:p text:style-name="P236"/>
      <text:h text:style-name="Heading_20_1" text:outline-level="1"><text:bookmark-start text:name="__RefHeading___Toc724_1849423115"/>Rozdział <text:span text:style-name="T1">1</text:span><text:bookmark-end text:name="__RefHeading___Toc724_1849423115"/></text:h>
      <text:p text:style-name="P228">opisujący zagadnienia teoretyczne wiązane z realizowanym tematem;</text:p>
      <text:p text:style-name="P228"/>
      <text:p text:style-name="P51"><text:bookmark-start text:name="__RefHeading___Toc1288_3822358379"/>Aplikacja Webowa<text:bookmark-end text:name="__RefHeading___Toc1288_3822358379"/></text:p>
      <text:p text:style-name="P237">Aplikacja <text:span text:style-name="T249">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238">Aplikacja webowa jest zwykle podzielona na dwie części: <text:s/>front-end i <text:s/>back-end. Back-end jest to część aplikacji dział<text:span text:style-name="T384">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384">ułatwiające</text:span> pracę z tymi technologiami. [21]</text:p>
      <text:p text:style-name="P228"/>
      <text:h text:style-name="Heading_20_2" text:outline-level="2"><text:bookmark-start text:name="__RefHeading___Toc726_1849423115"/><text:span text:style-name="T152">1.1 </text:span>Ogólny zarys frameworku <text:span text:style-name="T344">S</text:span>pring<text:bookmark-end text:name="__RefHeading___Toc726_1849423115"/></text:h>
      <text:p text:style-name="P9">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39">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53">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text:span><text:span text:style-name="T222">JAR</text:span><text:span text:style-name="T153"> zawierający osadzony server aplikacji, mogą one być osadzone w środowisku chmurowym i służyć jako pojedynczy mikro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9"><text:soft-page-break/></text:p>
      <text:h text:style-name="P369" text:outline-level="2"><text:bookmark-start text:name="__RefHeading___Toc728_1849423115"/>1.2 Znaczenie słowa „Spring” według twórców<text:bookmark-end text:name="__RefHeading___Toc728_1849423115"/></text:h>
      <text:p text:style-name="P241"><text:span text:style-name="T152">Słowo „Spring” ma ro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Core Container. Zawierające model konfiguracji oraz mechanizm wstrzykiwania zależności. Ponadto Spring Framework </text:span><text:span text:style-name="T154">zapewnia</text:span><text:span text:style-name="T161"> podstawowe wsparcie dla rożnych typów architektury aplikacji. Zawiera m. in. wsparcie dla tranzakcyjności danych i persystencji, Java Message Service czy aplikacji webowych. Spring Framework zawiera także dwa projekty służące do tworzenia aplikacji webowych: </text:span><text:span text:style-name="T10">Spring MVC używający servletów i Spring WebFlux wykorzystujący programowanie reaktywne.</text:span><text:span text:style-name="T11">[4]</text:span></text:p>
      <text:h text:style-name="P373" text:outline-level="2"><text:bookmark-start text:name="__RefHeading___Toc730_1849423115"/><text:span text:style-name="T53">1.</text:span><text:span text:style-name="T55">3</text:span><text:span text:style-name="T53"> </text:span><text:span text:style-name="T54">Filozofia architektury</text:span><text:span text:style-name="T53"> Springa</text:span><text:bookmark-end text:name="__RefHeading___Toc730_1849423115"/></text:h>
      <text:p text:style-name="P242"><text:span text:style-name="T196">Twórcy</text:span> frameworku Spring kierowania się poniższymi zasadami:</text:p>
      <text:p text:style-name="P242">Zapewnienie możliwości wyboru na każdym poziomie. Spring pozwala odłożyć decyzje projektowe na później. Na przykład możemy wybrać dostawcę persystencji poprzez <text:span text:style-name="T229">konfiguracje</text:span> aplikacji bez potrzeby zmiany kodu. </text:p>
      <text:p text:style-name="P242"><text:span text:style-name="T158">Uwzględnienie</text:span> <text:span text:style-name="T158">różnorodnych</text:span> perspektyw. Spring jest elastyczny i nie nakazuje jak rzeczy należy <text:span text:style-name="T158">robić. Obsługuje szeroki zakres potrzeb aplikacji z różnych perspektyw. Twórcy aplikacji mogą dowolnie używać funkcjonalności udostępnionych przez Springa wg aktualnych wymagań.</text:span></text:p>
      <text:p text:style-name="P243">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2">Db<text:span text:style-name="T158">ałość</text:span> o projekt API. Zespół Spring poświęca wiele czasu i uwagi, <text:span text:style-name="T158">żeby</text:span> tworz<text:span text:style-name="T158">yć</text:span> API, które są intuicyjne i <text:s/><text:span text:style-name="T158">zachowują swoją funkcjonalność w </text:span>wiel<text:span text:style-name="T158">u</text:span> wersj<text:span text:style-name="T158">ach na przestrzeni wielu lat</text:span>.</text:p>
      <text:p text:style-name="P244"><text:span text:style-name="T158">W</text:span>ysoki standard jakości kodu. Spring Framework kładzie duży nacisk na dokładny i przejrzysty opis metod i <text:span text:style-name="T196">klas.</text:span> To jeden z niewielu projektów, który może pochwalić się czystym kodem bez zbędnych zapętlonych zależności między pakietami. [4]</text:p>
      <text:h text:style-name="P370" text:outline-level="2">1.4 <text:span text:style-name="T383">Kluczowe cechy charakterystyczne Springa</text:span></text:h>
      <text:p text:style-name="P245"/>
      <text:p text:style-name="P245">These Spring Framework features are as follow</text:p>
      <text:p text:style-name="P245"/>
      <text:p text:style-name="P58">Lightweight</text:p>
      <text:p text:style-name="P245"><text:soft-page-break/>The Spring Framework is very lightweight with respect to its size and functionality. It is due to its POJO implementation which doesn’t force to inherit any class or implement any interfaces.</text:p>
      <text:p text:style-name="P245"/>
      <text:p text:style-name="P59">Container</text:p>
      <text:p text:style-name="P287">The Spring Framework designs and manages the lifecycle and configurations of application objects.</text:p>
      <text:p text:style-name="P287"/>
      <text:p text:style-name="P59">Dependency Injection</text:p>
      <text:p text:style-name="P287">Dependency Injection is a feature of Spring Framework allows you to develop loosely coupled applications. Therefore, the unit testing of these loosely coupled applications becomes easier. This also allows the developer to swap out some of the modules according to its need.</text:p>
      <text:p text:style-name="P245"/>
      <text:p text:style-name="P58">Aspect Oriented Programming(AOP)</text:p>
      <text:p text:style-name="P245">It is an important part of Spring Framework. Aspect Oriented Programming is used for separating cross-cutting concerns (for example logging, security etc.) from the business logic of the application.</text:p>
      <text:p text:style-name="P245"/>
      <text:p text:style-name="P58">Transaction Management</text:p>
      <text:p text:style-name="P245">Transaction Management use for unify several transaction management APIs and is used to coordinate transactions for Java object. Also, not tie to the J2EE environment and use with containerless environments.</text:p>
      <text:p text:style-name="P245"/>
      <text:p text:style-name="P245"/>
      <text:p text:style-name="P58">Integration with other frameworks</text:p>
      <text:p text:style-name="P245">A great thing about this framework is that it doesn’t try to solve the problems have already solved. It just tries to integrate them with its framework which provides a solution to greater problems. Example IBATIS, Hibernate, Toplink etc.</text:p>
      <text:p text:style-name="P245">https://data-flair.training/blogs/spring-framework-features/</text:p>
      <text:p text:style-name="P245"/>
      <text:p text:style-name="P245"/>
      <text:h text:style-name="P370" text:outline-level="2"><text:bookmark-start text:name="__RefHeading___Toc1290_3822358379"/>1.<text:span text:style-name="T383">5</text:span> <text:span text:style-name="T196">Projekty</text:span> Springa<text:bookmark-end text:name="__RefHeading___Toc1290_3822358379"/></text:h>
      <text:p text:style-name="P245">SPRING BOOT<text:line-break/><text:span text:style-name="T197">Umożliwia szybkie I proste budowanie I uruchamianie aplikacji napisanych przy użyciu mechanizmów udostępnionych przez Springa.</text:span></text:p>
      <text:p text:style-name="P245"><text:soft-page-break/>SPRING FRAMEWORK<text:line-break/>Zapewnia podstawową obsługę wstrzykiwania zależności, zarządzania transakcjami, aplikacji internetowych, dostępu do danych, przesyłania wiadomości i innych.</text:p>
      <text:p text:style-name="P245">SPRING CLOUD DATA FLOW<text:line-break/><text:span text:style-name="T198">Usługa orkiestracji dla mikroserwisów jako komponentów aplikacji działąjących na nowoczesnych środowiskach wykonawczych.</text:span></text:p>
      <text:p text:style-name="P245">SPRING CLOUD<text:line-break/>Zapewnia zestaw narzędzi do typowych wzorców w systemach rozproszonych. Przydatny do budowania i wdrażania mikrousług.</text:p>
      <text:p text:style-name="P245">SPRING DATA<text:line-break/>Zapewnia spójne podejście do dostępu do danych - relacyjne, nierelacyjne, <text:span text:style-name="T199">dostęp do plików typu map-reduce</text:span> i nie tylko.</text:p>
      <text:p text:style-name="P246">SPRING INTEGRATION<text:line-break/>Obsługuje <text:span text:style-name="T200">dobrze </text:span>znane wzorce integracji korporacyjnej za pomocą lekkich adapterów komunikatów i adapterów <text:s/>deklaratywnych </text:p>
      <text:p text:style-name="P245">SPRING BATCH<text:line-break/>Upraszcza i optymalizuje pracę przetwarzania dużych operacji wsadowych.</text:p>
      <text:p text:style-name="P245">SPRING SECURITY<text:line-break/><text:span text:style-name="T202">Zapewnia ochronę</text:span> aplikacj<text:span text:style-name="T202">i</text:span> dzięki kompleksowej i rozszerzalnej obsłudze uwierzytelniania i autoryzacji.</text:p>
      <text:p text:style-name="P245">SPRING HATEOAS<text:line-break/>Upraszcza tworzenie reprezentacji REST zgodnych z zasadą HATEOAS.</text:p>
      <text:p text:style-name="P245">SPRING REST DOCS<text:line-break/><text:span text:style-name="T201">Pomoaga w dokuentowaniu</text:span> usług RESTful, łącząc ręcznie napisaną dokumentację z automatycznie wygenerowanymi fragmentami utworzonymi za pomocą Spring MVC Test lub REST Assured.</text:p>
      <text:p text:style-name="P245">SPRING AMQP<text:line-break/>Stosuje podstawowe koncepcje Spring do opracowywania rozwiązań komunikacyjnych opartych na AMQP.</text:p>
      <text:p text:style-name="P245">SPRING MOBILE<text:line-break/>Upraszcza tworzenie mobilnych aplikacji internetowych dzięki opcjom wykrywania urządzeń i progresywnemu renderowaniu.</text:p>
      <text:p text:style-name="P245">SPRING FOR ANDROID<text:line-break/>Zawiera kluczowe komponenty Spring <text:span text:style-name="T202">potrzebne </text:span>do <text:span text:style-name="T202">użycia</text:span> w programowaniu aplikacji na Androida.</text:p>
      <text:p text:style-name="P245">SPRING WEB FLOW<text:line-break/>Obsługuje tworzenie aplikacji internetowych z kontrolowaną nawigacją, takich jak odprawa na lot lub ubieganie się o pożyczkę.</text:p>
      <text:p text:style-name="P245">SPRING WEB SERVICES<text:line-break/>Ułatwia rozwój usług sieciowych SOAP.</text:p>
      <text:p text:style-name="P245"><text:soft-page-break/>SPRING LDAP<text:line-break/>Upraszcza tworzenie aplikacji przy użyciu LDAP przy użyciu znanego podejścia Spring opartego na szablonach.</text:p>
      <text:p text:style-name="P245">SPRING SESSION<text:line-break/><text:span text:style-name="T203">Z</text:span>apewnia interfejs API i implementacje do zarządzania informacjami o sesji użytkownika.</text:p>
      <text:p text:style-name="P245">SPRING SHELL<text:line-break/>Zapewnia <text:span text:style-name="T203">solidne</text:span> podstawy do budowania aplikacji wiersza polecenia przy użyciu modelu programowania opartego na Spring.</text:p>
      <text:p text:style-name="P245">SPRING FLO<text:line-break/>Biblioteka JavaScript, która oferuje podstawowy wbudowany kreator wizualny HTML5 <text:span text:style-name="T203">pipelinów </text:span>i prostych wykresów.</text:p>
      <text:p text:style-name="P245"><text:s/>SPRING KAFKA<text:line-break/>Zapewnia znane <text:span text:style-name="T203">koncepcje typowe dla framoworku Spring </text:span>dla Apache Kafka.</text:p>
      <text:p text:style-name="P245">SPRING STATEMACHINE<text:line-break/><text:span text:style-name="T203">Framework</text:span> dla programistów aplikacji do korzystania z koncepcji automatów stanowych w aplikacjach Spring.</text:p>
      <text:p text:style-name="P245">SPRING IO PLATFORM<text:line-break/>Zapewnia spójną, wersjonowaną platformę do budowania nowoczesnych aplikacji. Jest to modułowa dystrybucja klasy korporacyjnej, która zapewnia wyselekcjonowany zestaw zależności.<text:span text:style-name="T152">[13]</text:span></text:p>
      <text:h text:style-name="P371" text:outline-level="2"><text:bookmark-start text:name="__RefHeading___Toc732_1849423115"/>1.<text:span text:style-name="T383">6</text:span> Moduły Springa<text:bookmark-end text:name="__RefHeading___Toc732_1849423115"/></text:h>
      <text:p text:style-name="P247"><text:span text:style-name="T162">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48">[5]</text:p>
      <text:h text:style-name="P372" text:outline-level="2"><text:bookmark-start text:name="__RefHeading___Toc734_1849423115"/>1.<text:span text:style-name="T383">7</text:span> Moduł Spring Web MVC <text:bookmark-end text:name="__RefHeading___Toc734_1849423115"/></text:h>
      <text:p text:style-name="P240">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249"><text:soft-page-break/><text:span text:style-name="T163">Opisać dokładnie <text:s/></text:span><text:span text:style-name="T9">Dis</text:span><text:span text:style-name="T8">patcherServlet. </text:span><text:span text:style-name="T6">Jest on sercem aplikacji servletowych…</text:span></text:p>
      <text:p text:style-name="P249"><text:a xlink:type="simple" xlink:href="https://docs.spring.io/spring-framework/docs/current/javadoc-api/org/springframework/web/servlet/FrameworkServlet.html" text:style-name="Internet_20_link" text:visited-style-name="Visited_20_Internet_20_Link"><text:span text:style-name="T6">https://docs.spring.io/spring-framework/docs/current/javadoc-api/org/springframework/web/servlet/FrameworkServlet.html</text:span></text:a></text:p>
      <text:p text:style-name="P187"/>
      <text:p text:style-name="P187"/>
      <text:p text:style-name="P250">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249"><text:span text:style-name="Strong_20_Emphasis"><text:span text:style-name="T98">Thymeleaf</text:span></text:span><text:span text:style-name="T99"> is a modern server-side Java template engine for both web and standalone environments.</text:span></text:p>
      <text:p text:style-name="P290"><text:span text:style-name="T100">Thymeleaf's main goal is to bring elegant </text:span><text:span text:style-name="Emphasis"><text:span text:style-name="T100">natural templates</text:span></text:span><text:span text:style-name="T100"> to your development workflow — HTML that can be correctly displayed in browsers and also work as static prototypes, allowing for stronger collaboration in development teams.</text:span></text:p>
      <text:p text:style-name="P291">With modules for Spring Framework, a host of integrations with your favourite tools, and the ability to plug in your own functionality, Thymeleaf is ideal for modern-day HTML5 JVM web development — although there is much more it can do.</text:p>
      <text:p text:style-name="P291"><text:a xlink:type="simple" xlink:href="https://www.thymeleaf.org/" text:style-name="Internet_20_link" text:visited-style-name="Visited_20_Internet_20_Link">https://www.thymeleaf.org/</text:a></text:p>
      <text:p text:style-name="P197">Simple and natural templating</text:p>
      <text:list xml:id="list2659164120" text:style-name="L1">
        <text:list-item>
          <text:p text:style-name="P366">Optimized for web environment but can work standalone</text:p>
        </text:list-item>
        <text:list-item>
          <text:p text:style-name="P367"><text:span text:style-name="T132">Advanced evaluation language (</text:span><text:a xlink:type="simple" xlink:href="http://commons.apache.org/ognl/" text:style-name="Internet_20_link" text:visited-style-name="Visited_20_Internet_20_Link"><text:span text:style-name="T133">OGNL</text:span></text:a><text:span text:style-name="T132"> or </text:span><text:a xlink:type="simple" xlink:href="http://static.springsource.org/spring/docs/3.2.x/spring-framework-reference/html/expressions.html" text:style-name="Internet_20_link" text:visited-style-name="Visited_20_Internet_20_Link"><text:span text:style-name="T133">Spring Expression Language</text:span></text:a><text:span text:style-name="T132">)</text:span></text:p>
        </text:list-item>
        <text:list-item>
          <text:p text:style-name="P366">Support for template logic (condition, iteration)</text:p>
        </text:list-item>
        <text:list-item>
          <text:p text:style-name="P366">Full support for internationalization</text:p>
        </text:list-item>
        <text:list-item>
          <text:p text:style-name="P366">Spring MVC and Spring Web Flow integration</text:p>
        </text:list-item>
        <text:list-item>
          <text:p text:style-name="P367"><text:span text:style-name="T132">Support for the composite view pattern (native with fragments, </text:span><text:a xlink:type="simple" xlink:href="http://tiles.apache.org/" text:style-name="Internet_20_link" text:visited-style-name="Visited_20_Internet_20_Link"><text:span text:style-name="T133">Tiles</text:span></text:a><text:span text:style-name="T132"> integration, usable with Sitemesh)</text:span></text:p>
        </text:list-item>
        <text:list-item>
          <text:p text:style-name="P366">Sophisticated template caching support</text:p>
        </text:list-item>
        <text:list-item>
          <text:p text:style-name="P367"><text:span text:style-name="T132">Works with </text:span><text:a xlink:type="simple" xlink:href="http://dandelion.github.io/datatables/" text:style-name="Internet_20_link" text:visited-style-name="Visited_20_Internet_20_Link"><text:span text:style-name="T133">Dandelion-Datatables</text:span></text:a></text:p>
        </text:list-item>
      </text:list>
      <text:p text:style-name="P304"><text:a xlink:type="simple" xlink:href="https://blog.zenika.com/2013/01/18/introducing-the-thymeleaf-template-engine/" text:style-name="Internet_20_link" text:visited-style-name="Visited_20_Internet_20_Link"><text:span text:style-name="T133">https://blog.zenika.com/2013/01/18/introducing-the-thymeleaf-template-engine/</text:span></text:a></text:p>
      <text:p text:style-name="P188"/>
      <text:h text:style-name="Heading_20_2" text:outline-level="2"><text:bookmark-start text:name="__RefHeading___Toc1323_721911962"/>1.<text:span text:style-name="T383">8</text:span> <text:span text:style-name="T208">Spring Security</text:span><text:bookmark-end text:name="__RefHeading___Toc1323_721911962"/></text:h>
      <text:p text:style-name="P251">Jest to projekt stworzony jak sama nazwa wskazuje w celu zapewnienia bezpieczeństwa danych użytkowników aplikacji jak i samej aplikacji w sieci. <text:span text:style-name="T209">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text:span><text:soft-page-break/><text:span text:style-name="T209">modyfikować, tak żeby dostosować jego funkcjonalność <text:s/>do wymagań biznesowych. <text:s/><text:line-break/>Jego główne cechy:</text:span></text:p>
      <text:p text:style-name="P251">- Kompleksowa i rozszerzalna obsługa zarówno uwierzytelniania, jak i autoryzacji</text:p>
      <text:p text:style-name="P252">- Ochrona przed atakami, takimi jak <text:span text:style-name="T210">session fixation</text:span>, clickjacking, CSRF <text:span text:style-name="T212">(c</text:span>ross site request forgery<text:span text:style-name="T212">)</text:span> itp. <text:span text:style-name="T212">Ochrona przed session fixation jest domyślnie aktywna. Jedną z opcji do wyboru jest zmiana ID sesji kiedy użytkownik się loguje w aplikacji.</text:span> <text:span text:style-name="T164">(sprawdzić jak to jest w springu zaimplementowane)</text:span></text:p>
      <text:p text:style-name="P251">[15]</text:p>
      <text:p text:style-name="Text_20_body"/>
      <text:p text:style-name="Text_20_body"/>
      <text:h text:style-name="P374" text:outline-level="2"><text:bookmark-start text:name="__RefHeading___Toc1916_417536786"/>1.<text:span text:style-name="T383">9</text:span> <text:span text:style-name="T233">Spring Boot</text:span><text:bookmark-end text:name="__RefHeading___Toc1916_417536786"/></text:h>
      <text:p text:style-name="P41"/>
      <text:p text:style-name="P288"><text:span text:style-name="T385">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388">W zasadzie od razu mamy podstawową aplikację poprawnie skonfigurowaną i możemy używać głównych funkcjonalności Spring. Uruchamianie aplikacji wykonuje się tak jak to robi się to w tradycyjnych prostych aplikacjach napisanych w Javie czyli przez uruchomienie metody </text:span><text:span text:style-name="T290">main</text:span><text:span text:style-name="T388">. Spring Boot p</text:span>atrzy na ścieżkę klasy i na skonfigurowane <text:span text:style-name="T246">obiekty bean</text:span>, dokonuje założeń na temat tego, czego brakuje <text:span text:style-name="T246">w konfiguracji</text:span> i dodaje t<text:span text:style-name="T246">o co jest wymagane do działania aplikacji.</text:span> Dzięki Spring Boot możesz bardziej skupić się na funkcjach biznesowych, a mniej na infrastrukturze. <text:span text:style-name="T246">Na przykład kiedy</text:span> Spring MVC jest <text:span text:style-name="T246">w zależnościach.</text:span> Istnieje kilka konkretnych <text:span text:style-name="T246">obiektów</text:span>, których prawie zawsze <text:span text:style-name="T246">potrzeba do jego funkcjonowania -</text:span> Spring Boot dodaje je automatycznie. Aplikacja Spring MVC również potrzebuje kontenera ser<text:span text:style-name="T386">v</text:span>letu, więc Spring Boot automatycznie konfiguruje osadzony Tomcat. <text:span text:style-name="T246">Jeśli w zależnościach zamiast Tomcata dodamy Jetty wtedy automatycznie zostanie skonfigurowany Jetty. To samo się dzieje kiedy w zależnościach umieścimy </text:span>Thymeleaf – <text:span text:style-name="T247">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289">Trzy podstawowe funkcjonalności, które sprawiają, że Spring Boot tak szybko stał się standardem:</text:p>
      <text:list xml:id="list910016904" text:style-name="L2">
        <text:list-item>
          <text:p text:style-name="P352">Zarządzanie zależnościami</text:p>
          <text:p text:style-name="P347"><text:span text:style-name="T388">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23">starter</text:span><text:span text:style-name="T192">. Starter jest zbiorem zależności (bibliotek i sterowników) potrzebnych do zaimplementowania w aplikacji pewnej grupy funkcjonalności. Np. jeśli potrzebujemy uzyskać dostęp do bazy danych to dodajemy starter </text:span><text:span text:style-name="T223">spring-boot-starter-</text:span><text:soft-page-break/><text:span text:style-name="T223">data-jpa</text:span><text:span text:style-name="T192">, a jeśli chcemy stworzyć aplikację webową wystarczy</text:span> dodać <text:span text:style-name="Strong_20_Emphasis">spring-boot-starter-web.</text:span></text:p>
        </text:list-item>
        <text:list-item>
          <text:p text:style-name="P348"><text:span text:style-name="Strong_20_Emphasis"><text:span text:style-name="T223">Automatyczna konfiguracja</text:span></text:span></text:p>
          <text:p text:style-name="P349"><text:span text:style-name="Strong_20_Emphasis"><text:span text:style-name="T193">Spring Boot automatycznie próbuje skonfigurować aplikację na podstawie zależności, które zostały skonfigurowane. Jeśli dodaliśmy </text:span></text:span><text:span text:style-name="Strong_20_Emphasis"><text:span text:style-name="T224">spring-boot-starter-jdbc </text:span></text:span><text:span text:style-name="Strong_20_Emphasis"><text:span text:style-name="T193">rejestruje elementy bean typu <text:s/></text:span></text:span><text:span text:style-name="Strong_20_Emphasis"><text:span text:style-name="T295">DataSource</text:span></text:span><text:span text:style-name="Strong_20_Emphasis"><text:span text:style-name="T193">, </text:span></text:span><text:span text:style-name="Strong_20_Emphasis"><text:span text:style-name="T295">EntityManagerFactory i TransactionManager, </text:span></text:span><text:span text:style-name="Strong_20_Emphasis"><text:span text:style-name="T275">odczytuje detale połączenia z bazą danych z pliku </text:span></text:span><text:span text:style-name="Strong_20_Emphasis"><text:span text:style-name="T295">application.properties. </text:span></text:span><text:span text:style-name="Strong_20_Emphasis"><text:span text:style-name="T275">Jeśli nie znajdzie tam odpowiednich właściwości potrzebnych do konfiguracji bazy danych wtedy tworzy bazę danych H2 lub HSQL czyli bazy danych, które istnieją </text:span></text:span><text:span text:style-name="Strong_20_Emphasis"><text:span text:style-name="T276">w pamięci podręcznej i tylko w czasie pracy aplikacji</text:span></text:span></text:p>
        </text:list-item>
        <text:list-item>
          <text:p text:style-name="P350"><text:span text:style-name="Strong_20_Emphasis"><text:span text:style-name="T278">Osadzone kontenery servletów</text:span></text:span></text:p>
          <text:p text:style-name="P350"><text:span text:style-name="Strong_20_Emphasis"><text:span text:style-name="T277">Spring Boot domyślnie wspiera 3 ro</text:span></text:span><text:span text:style-name="T185">dzaje </text:span><text:span text:style-name="T194">kontenery </text:span><text:span text:style-name="T185">servletów: </text:span><text:span text:style-name="Strong_20_Emphasis"><text:span text:style-name="T185">Tomcat, </text:span></text:span><text:span text:style-name="Strong_20_Emphasis"><text:span text:style-name="T194">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serwisów.</text:span></text:span></text:p>
        </text:list-item>
      </text:list>
      <text:p text:style-name="P353">[55] </text:p>
      <text:p text:style-name="Text_20_body"/>
      <text:h text:style-name="P374" text:outline-level="2"><text:bookmark-start text:name="__RefHeading___Toc1516_366830727"/>1.<text:span text:style-name="T383">10</text:span> <text:span text:style-name="T205">Technologie fontendowe</text:span><text:bookmark-end text:name="__RefHeading___Toc1516_366830727"/></text:h>
      <text:h text:style-name="Heading_20_3" text:outline-level="3"><text:bookmark-start text:name="__RefHeading___Toc1325_721911962"/>1.<text:span text:style-name="T383">10</text:span>.1 Bootstrap<text:bookmark-end text:name="__RefHeading___Toc1325_721911962"/></text:h>
      <text:p text:style-name="P253">Moja aplikacja jest aplikacją webową. Czyli do <text:span text:style-name="T387">wyświetlania</text:span> zawartości aplikacji i komunikowania się z nią użytkownicy będą używać przeglądarki internetowej. <text:span text:style-name="T387">Udostępnia</text:span> ona również RESTowe interfejsy do komunikowania się bezpośrednio bez potrzeby wyświetlania widoku w przeglądarce ale ten obszar opiszę w innej części tej pracy.</text:p>
      <text:p text:style-name="P31"><text:span text:style-name="T205">Do sprawnego i <text:s/>łatwiejszego tworzenia schludnego wyglądu strony użyłem Bootstrapa. 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wiele skrótów dzięki, którym tworzenie strony staje się szybsze i mniej czaso- i pracochłonne. W mojej pracy chciałem skupić się głównie na warstwie backendowej dlatego właśnie <text:s/>zdecydowałem się na użycie tego narzędzia. </text:span><text:span text:style-name="T130">[14]</text:span></text:p>
      <text:p text:style-name="Text_20_body"/>
      <text:h text:style-name="P374" text:outline-level="2"><text:bookmark-start text:name="__RefHeading___Toc2521_3287227940"/>1.<text:span text:style-name="T383">11</text:span> <text:span text:style-name="T250">ORM w Springu</text:span><text:bookmark-end text:name="__RefHeading___Toc2521_3287227940"/></text:h>
      <text:p text:style-name="P41"><text:a xlink:type="simple" xlink:href="https://docs.spring.io/spring/docs/4.2.x/spring-framework-reference/html/orm.html" text:style-name="Internet_20_link" text:visited-style-name="Visited_20_Internet_20_Link">https://docs.spring.io/spring/docs/4.2.x/spring-framework-reference/html/orm.html</text:a></text:p>
      <text:p text:style-name="P41"><text:soft-page-break/></text:p>
      <text:p text:style-name="P41"/>
      <text:h text:style-name="P374" text:outline-level="2"/>
      <text:h text:style-name="Heading_20_1" text:outline-level="1"><text:bookmark-start text:name="__RefHeading___Toc736_1849423115"/>Rozdział <text:span text:style-name="T1">2</text:span><text:bookmark-end text:name="__RefHeading___Toc736_1849423115"/></text:h>
      <text:p text:style-name="P228">opisujący układ badawczy, jego przygotowanie, uruchomienie;</text:p>
      <text:p text:style-name="P254">W rozdziale tym opiszę narzędzia, których będę używał podczas tworzenia projektu. Będą one wykorzystywane na każdym etapie realizacji tego przedsięwzięcia. </text:p>
      <text:p text:style-name="P60"/>
      <text:p text:style-name="P64">Java</text:p>
      <text:p text:style-name="P60"/>
      <text:p text:style-name="P60">IDE Idea</text:p>
      <text:p text:style-name="P60"/>
      <text:p text:style-name="P60">Apache Maven <text:span text:style-name="T195">wraz z pluginami</text:span></text:p>
      <text:p text:style-name="P60"><text:a xlink:type="simple" xlink:href="https://maven.apache.org/" text:style-name="Internet_20_link" text:visited-style-name="Visited_20_Internet_20_Link"><text:span text:style-name="T185">https://maven.apache.org/</text:span></text:a></text:p>
      <text:p text:style-name="P61"/>
      <text:p text:style-name="P61">Apache Tomcat</text:p>
      <text:p text:style-name="P213"/>
      <text:p text:style-name="P62">Jetty</text:p>
      <text:p text:style-name="P255"/>
      <text:p text:style-name="P63">docker</text:p>
      <text:p text:style-name="P255"/>
      <text:p text:style-name="P63">mysql</text:p>
      <text:p text:style-name="P63"/>
      <text:p text:style-name="P63"/>
      <text:p text:style-name="P63"/>
      <text:h text:style-name="Heading_20_1" text:outline-level="1"><text:bookmark-start text:name="__RefHeading___Toc738_1849423115"/>Rozdział <text:span text:style-name="T1">3</text:span><text:bookmark-end text:name="__RefHeading___Toc738_1849423115"/></text:h>
      <text:p text:style-name="P228">opisujący jakie badania zamierza autor wykonać, następnie wyniki tych badań oraz ich</text:p>
      <text:p text:style-name="P227">analiza prowadząca do udowodnienia/obalenia tezy;</text:p>
      <text:p text:style-name="Text_20_body"/>
      <text:p text:style-name="P256"><text:soft-page-break/>Badanie będzie p<text:span text:style-name="T151">o</text:span>legało na porównaniu możliwości jakie daj<text:span text:style-name="T151">ą</text:span> nam <text:span text:style-name="T151">obydwa podejścia (Spirng Framework i Spring Boot)</text:span> na <text:span text:style-name="T151">każdym</text:span> etapie tworzenia i wdrażania aplikacji na server. Każdy etap będzie podsumowany pod kątem elastyczności, ilości kodu i czasu potrzebnego do wykonania danego procesu.</text:p>
      <text:p text:style-name="P256"/>
      <text:h text:style-name="Heading_20_2" text:outline-level="2"><text:bookmark-start text:name="__RefHeading___Toc740_1849423115"/>3.1 Tworz<text:span text:style-name="T151">e</text:span>nie <text:span text:style-name="T165">podstawowej</text:span> konfiguracji<text:span text:style-name="T165"> </text:span>aplikacji <text:span text:style-name="T165">webowej</text:span>:<text:bookmark-end text:name="__RefHeading___Toc740_1849423115"/></text:h>
      <text:p text:style-name="Text_20_body"/>
      <text:h text:style-name="Heading_20_3" text:outline-level="3"><text:bookmark-start text:name="__RefHeading___Toc742_1849423115"/>3.1.<text:span text:style-name="T159">1</text:span> <text:span text:style-name="T159">Używając Springa</text:span>:<text:bookmark-end text:name="__RefHeading___Toc742_1849423115"/></text:h>
      <text:p text:style-name="P23"/>
      <text:p text:style-name="P23">W mojej aplikacji wykorzystam projekt Spring Web MVC, który udostępnia funkcjonalności potrzebne do stworzenia aplikacji webowej. </text:p>
      <text:p text:style-name="P23">Spring MVC umożliwia nam stworzenie konfiguracji kontenera na 3 sposoby[2]:</text:p>
      <text:p text:style-name="P23">1) Tradycyjny <text:span text:style-name="T344">oparty</text:span> na pliku <text:span text:style-name="T131">web.xml</text:span></text:p>
      <text:p text:style-name="P323">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23">2) Mieszany, używający pliku web.xml oraz adnotacji spingowych</text:p>
      <text:p text:style-name="P323">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23">3) Oparty w 100% na kodzie i adnotacjach, bez użycia pliku web.xml</text:p>
      <text:p text:style-name="P322"><text:span text:style-name="T15">W tym wariancie nie potrzebujemy używać żadnych plików xml. Tutaj też jest kilka możliwości. Jedna polega na użyciu klasy </text:span><text:span text:style-name="Source_20_Text"><text:span text:style-name="T73">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6">AbstractAnnotationConfigDispatcherServletInitializer</text:span></text:span><text:span text:style-name="Source_20_Text"><text:span text:style-name="T73"> </text:span></text:span><text:span text:style-name="Source_20_Text"><text:span text:style-name="T74"><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3">Konfiguracja wykonana przy użyciu kodu ja jest spójniejsza i łatwiej odczytać jej kontekst bo zazwyczaj klasy konfiguracyjne znajdują się w tych samych pakietach, w których znajdują się klasy przez nie konfigurowane. [2]</text:span></text:span></text:p>
      <text:p text:style-name="P257"><text:soft-page-break/><text:span text:style-name="T12">W projekcie użyłem </text:span><text:span text:style-name="T13">trzeciego</text:span><text:span text:style-name="T12"> podejścia ponieważ </text:span><text:span text:style-name="T13">pozwala ono pozbyć się konieczności używania plików xml i ograniczyć się do samego kodu java. Jest to podejście rekomendowane przez twórców platformy Spring</text:span><text:span text:style-name="T12">. </text:span></text:p>
      <text:p text:style-name="P257"><text:span text:style-name="T14">Opisać wszystkie 3 podejścia: plusy i minusy</text:span><text:span text:style-name="T7">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52">plik <text:s/><text:span text:style-name="T155">pom.xml</text:span></text:p>
      <text:p text:style-name="P298">&lt;dependencyManagement&gt;</text:p>
      <text:p text:style-name="P298"><text:s text:c="8"/>&lt;dependencies&gt;</text:p>
      <text:p text:style-name="P298"><text:s text:c="12"/>&lt;dependency&gt;</text:p>
      <text:p text:style-name="P298"><text:s text:c="16"/>&lt;groupId&gt;org.springframework&lt;/groupId&gt;</text:p>
      <text:p text:style-name="P298"><text:s text:c="16"/>&lt;artifactId&gt;spring-framework-bom&lt;/artifactId&gt;</text:p>
      <text:p text:style-name="P298"><text:s text:c="16"/>&lt;version&gt;5.2.1.RELEASE&lt;/version&gt;</text:p>
      <text:p text:style-name="P298"><text:s text:c="16"/>&lt;type&gt;pom&lt;/type&gt;</text:p>
      <text:p text:style-name="P298"><text:s text:c="16"/>&lt;scope&gt;import&lt;/scope&gt;</text:p>
      <text:p text:style-name="P298"><text:s text:c="12"/>&lt;/dependency&gt; <text:s/></text:p>
      <text:p text:style-name="P298"><text:s text:c="8"/>&lt;/dependencies&gt;</text:p>
      <text:p text:style-name="P298"><text:s text:c="4"/>&lt;/dependencyManagement&gt;</text:p>
      <text:p text:style-name="P298"><text:tab/> <text:s/>&lt;dependency&gt;</text:p>
      <text:p text:style-name="P298"><text:s text:c="12"/>&lt;groupId&gt;javax.servlet&lt;/groupId&gt;</text:p>
      <text:p text:style-name="P298"><text:s text:c="12"/>&lt;artifactId&gt;javax.servlet-api&lt;/artifactId&gt;</text:p>
      <text:p text:style-name="P298"><text:s text:c="12"/>&lt;version&gt;4.0.1&lt;/version&gt;</text:p>
      <text:p text:style-name="P298"><text:s text:c="12"/>&lt;scope&gt;provided&lt;/scope&gt;</text:p>
      <text:p text:style-name="P298"><text:s text:c="8"/>&lt;/dependency&gt;</text:p>
      <text:p text:style-name="P298"/>
      <text:p text:style-name="P298"><text:s text:c="8"/>&lt;dependency&gt;</text:p>
      <text:p text:style-name="P298"><text:s text:c="12"/>&lt;groupId&gt;org.springframework&lt;/groupId&gt;</text:p>
      <text:p text:style-name="P298"><text:s text:c="12"/>&lt;artifactId&gt;spring-web&lt;/artifactId&gt;</text:p>
      <text:p text:style-name="P298"><text:s text:c="8"/>&lt;/dependency&gt;</text:p>
      <text:p text:style-name="P298"><text:s text:c="8"/>&lt;dependency&gt;</text:p>
      <text:p text:style-name="P298"><text:s text:c="12"/>&lt;groupId&gt;org.springframework&lt;/groupId&gt;</text:p>
      <text:p text:style-name="P298"><text:s text:c="12"/>&lt;artifactId&gt;spring-webmvc&lt;/artifactId&gt;</text:p>
      <text:p text:style-name="P298"><text:s text:c="8"/>&lt;/dependency&gt;</text:p>
      <text:p text:style-name="P298"><text:s text:c="8"/>&lt;dependency&gt;</text:p>
      <text:p text:style-name="P298"><text:s text:c="12"/>&lt;groupId&gt;ch.qos.logback&lt;/groupId&gt;</text:p>
      <text:p text:style-name="P298"><text:s text:c="12"/>&lt;artifactId&gt;logback-classic&lt;/artifactId&gt;</text:p>
      <text:p text:style-name="P298"><text:s text:c="12"/>&lt;version&gt;1.2.3&lt;/version&gt;</text:p>
      <text:p text:style-name="P298"><text:s text:c="8"/>&lt;/dependency&gt;</text:p>
      <text:p text:style-name="P298"><text:s text:c="8"/>&lt;dependency&gt;</text:p>
      <text:p text:style-name="P298"><text:s text:c="12"/>&lt;groupId&gt;org.thymeleaf&lt;/groupId&gt;</text:p>
      <text:p text:style-name="P298"><text:s text:c="12"/>&lt;artifactId&gt;thymeleaf&lt;/artifactId&gt;</text:p>
      <text:p text:style-name="P298"><text:s text:c="12"/>&lt;version&gt;3.0.11.RELEASE&lt;/version&gt;</text:p>
      <text:p text:style-name="P298"><text:s text:c="8"/>&lt;/dependency&gt;</text:p>
      <text:p text:style-name="P298"><text:s text:c="8"/>&lt;dependency&gt;</text:p>
      <text:p text:style-name="P298"><text:s text:c="12"/>&lt;groupId&gt;org.thymeleaf&lt;/groupId&gt;</text:p>
      <text:p text:style-name="P298"><text:s text:c="12"/>&lt;artifactId&gt;thymeleaf-spring5&lt;/artifactId&gt;</text:p>
      <text:p text:style-name="P298"><text:s text:c="12"/>&lt;version&gt;3.0.11.RELEASE&lt;/version&gt;</text:p>
      <text:p text:style-name="P298"><text:s text:c="8"/>&lt;/dependency&gt;</text:p>
      <text:p text:style-name="P298"/>
      <text:p text:style-name="P298"><text:s text:c="8"/>&lt;dependency&gt;</text:p>
      <text:p text:style-name="P298"><text:s text:c="12"/>&lt;groupId&gt;nz.net.ultraq.thymeleaf&lt;/groupId&gt;</text:p>
      <text:p text:style-name="P298"><text:s text:c="12"/>&lt;artifactId&gt;thymeleaf-layout-dialect&lt;/artifactId&gt;</text:p>
      <text:p text:style-name="P298"><text:s text:c="12"/>&lt;version&gt;2.3.0&lt;/version&gt;</text:p>
      <text:p text:style-name="P298"><text:s text:c="8"/>&lt;/dependency&gt;</text:p>
      <text:p text:style-name="P298"><text:s text:c="8"/>&lt;dependency&gt;</text:p>
      <text:p text:style-name="P298"><text:s text:c="12"/>&lt;groupId&gt;org.thymeleaf.extras&lt;/groupId&gt;</text:p>
      <text:p text:style-name="P298"><text:s text:c="12"/>&lt;artifactId&gt;thymeleaf-extras-java8time&lt;/artifactId&gt;</text:p>
      <text:p text:style-name="P298"><text:s text:c="12"/>&lt;version&gt;3.0.1.RELEASE&lt;/version&gt;</text:p>
      <text:p text:style-name="P298"><text:s text:c="8"/>&lt;/dependency&gt;</text:p>
      <text:p text:style-name="P298"><text:soft-page-break/><text:s text:c="8"/>&lt;dependency&gt;</text:p>
      <text:p text:style-name="P298"><text:s text:c="12"/>&lt;groupId&gt;com.github.wnameless.json&lt;/groupId&gt;</text:p>
      <text:p text:style-name="P298"><text:s text:c="12"/>&lt;artifactId&gt;json-flattener&lt;/artifactId&gt;</text:p>
      <text:p text:style-name="P298"><text:s text:c="12"/>&lt;version&gt;0.8.1&lt;/version&gt;</text:p>
      <text:p text:style-name="P298"><text:s text:c="8"/>&lt;/dependency&gt;</text:p>
      <text:p text:style-name="P298"/>
      <text:p text:style-name="P204">Jak widać, jest tego dosyć dużo. <text:s/><text:span text:style-name="T214">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83" text:outline-level="3"><text:bookmark-start text:name="__RefHeading___Toc744_1849423115"/><text:span text:style-name="T58">3.1.</text:span><text:span text:style-name="T59">2</text:span><text:span text:style-name="T58"> </text:span><text:span text:style-name="T59">Używając Spring Boota</text:span><text:span text:style-name="T58">:</text:span><text:bookmark-end text:name="__RefHeading___Toc744_1849423115"/></text:h>
      <text:p text:style-name="P293"><text:span text:style-name="Source_20_Text"><text:span text:style-name="T78">Pierwszą </text:span></text:span><text:span text:style-name="Source_20_Text"><text:span text:style-name="T79">dużą różnicą którą można zauważyć na tym pierwszym początkowym etapie tworzenia konfiguracji Spring Boota jest to, </text:span></text:span><text:span text:style-name="Source_20_Text"><text:span text:style-name="T80">że całą żmudną i nie dającą widocznych efektów pracę może za nas zrobić narzędzie, które nazywa się </text:span></text:span><text:span text:style-name="Source_20_Text"><text:span text:style-name="T90">Sprign Boot Initializr</text:span></text:span><text:span text:style-name="Source_20_Text"><text:span text:style-name="T80">.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1">po włączeniu przycisku uruchamiającego aplikację (bądź wpisując komendę </text:span></text:span><text:span text:style-name="Source_20_Text"><text:span text:style-name="T91">mvn:spring-boot:run</text:span></text:span><text:span text:style-name="Source_20_Text"><text:span text:style-name="T80"> mamy </text:span></text:span><text:span text:style-name="Source_20_Text"><text:span text:style-name="T81">działająca</text:span></text:span><text:span text:style-name="Source_20_Text"><text:span text:style-name="T80"> aplikację (razem ze wszystkimi potrzebnymi bibliotekami, postawionym </text:span></text:span><text:span text:style-name="Source_20_Text"><text:span text:style-name="T81">osadzonym w aplikacji Tomcatem oraz całym kontekstem springa wraz z ze zbudowanymi obiektami bean.<text:line-break/></text:span></text:span><text:span text:style-name="Source_20_Text"><text:span text:style-name="T82">Można też daną konfigurację zorbić bez użycia </text:span></text:span><text:span text:style-name="Source_20_Text"><text:span text:style-name="T80">Sprign Boot Initializr. </text:span></text:span><text:span text:style-name="Source_20_Text"><text:span text:style-name="T82">Wystarczy wtedy stworzyć strukturę folderów, uzupełnić odpowiednio plik </text:span></text:span><text:span text:style-name="Source_20_Text"><text:span text:style-name="T83">pom.xml</text:span></text:span><text:span text:style-name="Source_20_Text"><text:span text:style-name="T82"> oraz stworzyć jedną klasę oznaczoną specjalną adnotacją </text:span></text:span><text:span text:style-name="Source_20_Text"><text:span text:style-name="T92">@SpringBootApplication</text:span></text:span><text:span text:style-name="Source_20_Text"><text:span text:style-name="T84">, </text:span></text:span><text:span text:style-name="Source_20_Text"><text:span text:style-name="T85">która pod spodem składa się tak naprawdę z 3 innych adnotaji:<text:line-break/>- </text:span></text:span><text:span text:style-name="Source_20_Text"><text:span text:style-name="T84"><text:s/></text:span></text:span><text:span text:style-name="Source_20_Text"><text:span text:style-name="T92">@EnableAutoConfiguration</text:span></text:span><text:span text:style-name="Source_20_Text"><text:span text:style-name="T84"> – </text:span></text:span><text:span text:style-name="Source_20_Text"><text:span text:style-name="T85">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3"> @ComponentScan</text:span></text:span><text:span text:style-name="Source_20_Text"><text:span text:style-name="T85"> – </text:span></text:span><text:span text:style-name="Source_20_Text"><text:span text:style-name="T86">adnotacja, użyta również w wersji aplikacji opartej o Spring Framework, uruchamiająca mechanizm skanowania pakietów w celu odnalezienia klas oznaczonych adnotacją </text:span></text:span><text:span text:style-name="Source_20_Text"><text:span text:style-name="T94">@Component </text:span></text:span><text:span text:style-name="Source_20_Text"><text:span text:style-name="T86">bądź jej pochodnymi. Adntacja ta mówi Springowi, że należy stworzyć instancję tego obiektu podczas budowania konteneru aplikacji.<text:line-break/>- </text:span></text:span><text:span text:style-name="Source_20_Text"><text:span text:style-name="T94">@Configuration –</text:span></text:span><text:span text:style-name="Source_20_Text"><text:span text:style-name="T86"> </text:span></text:span><text:span text:style-name="Source_20_Text"><text:span text:style-name="T87">konfigracja, również używana w wersji projektu Spring Framework, mówiąca <text:s/>że klasa deklaruje jedną lub więcej metodę oznaczoną adnotacją </text:span></text:span><text:span text:style-name="Source_20_Text"><text:span text:style-name="T95">@Bean </text:span></text:span><text:span text:style-name="Source_20_Text"><text:span text:style-name="T87">i może być przetwarzana przez kontener Spring w celu wygenerowania definicji komponentów typu bean w czasie budowania aplikacji. </text:span></text:span><text:span text:style-name="Source_20_Text"><text:span text:style-name="T88">[17]</text:span></text:span></text:p>
      <text:p text:style-name="P295"><text:span text:style-name="Source_20_Text"><text:span text:style-name="T94"/></text:span></text:p>
      <text:p text:style-name="P292"><text:span text:style-name="Source_20_Text"><text:span text:style-name="T89">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96"><text:span text:style-name="Source_20_Text"><text:span text:style-name="T94">plik <text:s/></text:span></text:span><text:span text:style-name="Source_20_Text"><text:span text:style-name="T72">pom.xml</text:span></text:span></text:p>
      <text:p text:style-name="P292"><text:soft-page-break/><text:span text:style-name="Source_20_Text"><text:span text:style-name="T75">W pliku konfiguracyjnym Mavena zamieszczamy mniej zależności, które pozwalają nam uzyskać ten sam efekt:</text:span></text:span></text:p>
      <text:p text:style-name="P298"><text:s text:c="8"/>&lt;dependency&gt;</text:p>
      <text:p text:style-name="P298"><text:s text:c="12"/>&lt;groupId&gt;org.springframework.boot&lt;/groupId&gt;</text:p>
      <text:p text:style-name="P298"><text:s text:c="12"/>&lt;artifactId&gt;spring-boot-starter-thymeleaf&lt;/artifactId&gt;</text:p>
      <text:p text:style-name="P298"><text:s text:c="8"/>&lt;/dependency&gt;</text:p>
      <text:p text:style-name="P298"><text:s text:c="8"/>&lt;dependency&gt;</text:p>
      <text:p text:style-name="P298"><text:s text:c="12"/>&lt;groupId&gt;org.springframework.boot&lt;/groupId&gt;</text:p>
      <text:p text:style-name="P298"><text:s text:c="12"/>&lt;artifactId&gt;spring-boot-starter-web&lt;/artifactId&gt;</text:p>
      <text:p text:style-name="P298"><text:s text:c="8"/>&lt;/dependency&gt;</text:p>
      <text:p text:style-name="P298"/>
      <text:p text:style-name="P294"><text:span text:style-name="Source_20_Text"><text:span text:style-name="T76">Pominąłem tutaj te zależności, które są takie same w obydwu projektach oraz te, które są dostępne tylko w projekcie Spring Boot. </text:span></text:span><text:span text:style-name="Source_20_Text"><text:span text:style-name="T77">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322"><text:span text:style-name="Source_20_Text"><text:span text:style-name="T74"/></text:span></text:p>
      <text:h text:style-name="P384" text:outline-level="3"><text:bookmark-start text:name="__RefHeading___Toc746_1849423115"/><text:span text:style-name="T166">3.1.</text:span><text:span text:style-name="T168">3</text:span><text:span text:style-name="T166"> </text:span><text:span text:style-name="T167">Porównanie</text:span><text:span text:style-name="T166">:</text:span><text:bookmark-end text:name="__RefHeading___Toc746_1849423115"/></text:h>
      <text:p text:style-name="P132"><text:span text:style-name="Source_20_Text"><text:span text:style-name="T240">Twórcy</text:span></text:span><text:span text:style-name="Source_20_Text"><text:span text:style-name="T236"> Springa nie </text:span></text:span><text:span text:style-name="Source_20_Text"><text:span text:style-name="T237">stworzyli</text:span></text:span><text:span text:style-name="Source_20_Text"><text:span text:style-name="T236"> narz</text:span></text:span><text:span text:style-name="Source_20_Text"><text:span text:style-name="T237">ęd</text:span></text:span><text:span text:style-name="Source_20_Text"><text:span text:style-name="T236">zia </text:span></text:span><text:span text:style-name="Source_20_Text"><text:span text:style-name="T241">Sprign Boot Initializr </text:span></text:span><text:span text:style-name="Source_20_Text"><text:span text:style-name="T237">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38">W pliku </text:span></text:span><text:span text:style-name="Source_20_Text"><text:span text:style-name="T239">pom.xml</text:span></text:span><text:span text:style-name="Source_20_Text"><text:span text:style-name="T238">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133"><text:span text:style-name="Source_20_Text"><text:span text:style-name="T238"/></text:span></text:p>
      <text:h text:style-name="Heading_20_2" text:outline-level="2"><text:bookmark-start text:name="__RefHeading___Toc937_4276612188"/>3.2 Konfigurowanie poszczególnych funkcjonalności aplikacji<text:bookmark-end text:name="__RefHeading___Toc937_4276612188"/></text:h>
      <text:h text:style-name="P385" text:outline-level="3"><text:bookmark-start text:name="__RefHeading___Toc939_4276612188"/>3.<text:span text:style-name="T184">2</text:span>.<text:span text:style-name="T159">1</text:span> <text:span text:style-name="T159">Używając Springa</text:span>:<text:bookmark-end text:name="__RefHeading___Toc939_4276612188"/></text:h>
      <text:p text:style-name="P134"/>
      <text:p text:style-name="P18"><text:span text:style-name="T182">Klasa zawierająca </text:span>konfigurację<text:span text:style-name="T242"> </text:span></text:p>
      <text:p text:style-name="P25">Konfigurację aplikacji postanowiłem umieścić w klasie o nazwie WebConfig. W niej będę tworzyły elementy bean oznaczone adnotacją @Bean oraz nadpisywał metody z dwóch interfejsów.</text:p>
      <text:list xml:id="list3503421651" text:style-name="L3">
        <text:list-item>
          <text:p text:style-name="P354">WebMvcConfigurer: Interfejs ten posiadają metody zawierające konfigurację funkcjonalności aplikacji związane z projektem Spring MVC. Nadpisując te metody możemy modyfikować domyśle ustawienia dla aplikacji. [10]</text:p>
        </text:list-item>
        <text:list-item>
          <text:p text:style-name="P355">ApplicationContextAware: dzięki temu interfejsowi, który wymusza na nas nadpisanie metody setApplicationContext <text:span text:style-name="T182">dającej nam dostęp do kontekstu aplikacji co jest potrzebne przy konfigurowaniu w dalszej części innych funkcjonalności. </text:span></text:p>
        </text:list-item>
      </text:list>
      <text:p text:style-name="P21"><text:soft-page-break/><text:span text:style-name="T216">K</text:span><text:span text:style-name="T214">onfigurowanie widoków</text:span></text:p>
      <text:p text:style-name="P22"><text:span text:style-name="T243">Kolejną rzeczą do skonfigurowania jest silnik szablonów generujący pliki html. W projekcie do tego celu użyłem Thymeleaf. W tym celu najpierw dodaję dwie zależności w pliku pom.xml:<text:line-break/>- thymeleaf<text:line-break/></text:span><text:span text:style-name="T56">- thymeleaf-spring4</text:span></text:p>
      <text:p text:style-name="P143">Następnie w klasie konfiguracyjnej tworzymy <text:span text:style-name="T244">2</text:span> beany <text:span text:style-name="T244">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24"><text:tab/></text:p>
      <text:p text:style-name="P18">Ikona favicon</text:p>
      <text:p text:style-name="P2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GetMapping("favicon.ico")</text:p>
      <text:p text:style-name="Preformatted_20_Text">String favicon() {</text:p>
      <text:p text:style-name="Preformatted_20_Text"><text:s text:c="4"/>return "forward:/resources/images/favicon.ico";</text:p>
      <text:p text:style-name="Preformatted_20_Text">}</text:p>
      <text:p text:style-name="P298"/>
      <text:p text:style-name="P20">Serwowanie statycznego kontentu</text:p>
      <text:p text:style-name="P26">W aplikacji należy zdefiniować lokalizację statycznych plików czyli arkuszy stylów css, plików zawierających kod javaScript oraz inne pliki takie jak tekst czy obrazki. W tym celu należy nadpisać metodę <text:span text:style-name="T214">addResourceHandlers</text:span> w której definiujemy pod jaką ścieżką mają być dostępne poszczególne pliki. </text:p>
      <text:p text:style-name="P300"><text:s text:c="3"/>public void addResourceHandlers(ResourceHandlerRegistry registry) {</text:p>
      <text:p text:style-name="P300"><text:s text:c="8"/>registry</text:p>
      <text:p text:style-name="P300"><text:s text:c="16"/>.addResourceHandler("/**")</text:p>
      <text:p text:style-name="P300"><text:s text:c="16"/>.addResourceLocations("/resources/")</text:p>
      <text:p text:style-name="P300"><text:s text:c="16"/>.setCachePeriod(3600)</text:p>
      <text:p text:style-name="P300"><text:s text:c="16"/>.resourceChain(true)</text:p>
      <text:p text:style-name="P300"><text:s text:c="16"/>.addResolver(new PathResourceResolver());;</text:p>
      <text:p text:style-name="P300"><text:s text:c="4"/>}</text:p>
      <text:p text:style-name="P300"><text:soft-page-break/></text:p>
      <text:p text:style-name="P26">Tego rodzaju pliki powinny znajdować się pod ścieżką webapp/resources. <text:span text:style-name="T183">Dodatkowo mamy możliwość</text:span> <text:span text:style-name="T183">ustawienia czasu jak długo dany plik przeglądarka powinna trzymać u siebie w pamięci podręcznej. </text:span>[11] <text:span text:style-name="T183">[12]</text:span></text:p>
      <text:p text:style-name="P176">Tworzenie filtrów</text:p>
      <text:p text:style-name="P177"/>
      <text:p text:style-name="P177"/>
      <text:h text:style-name="P396" text:outline-level="3"><text:bookmark-start text:name="__RefHeading___Toc941_4276612188"/><text:span text:style-name="T58">3.</text:span><text:span text:style-name="T60">2</text:span><text:span text:style-name="T58">.</text:span><text:span text:style-name="T59">2</text:span><text:span text:style-name="T58"> </text:span><text:span text:style-name="T59">Używając Spring Boota</text:span><text:span text:style-name="T58">:</text:span><text:bookmark-end text:name="__RefHeading___Toc941_4276612188"/></text:h>
      <text:p text:style-name="P135"/>
      <text:p text:style-name="P179"><text:span text:style-name="T182">Klasa zawierająca </text:span>konfigurację<text:span text:style-name="T242"> </text:span></text:p>
      <text:p text:style-name="P144">W tym przypadku wystarczy, że nadpiszemy jedną metodę: <text:span text:style-name="T214">addViewControllers</text:span> tak jak poprzednio. Nie musimy się przejmować konfiguracją szablonów widoków.</text:p>
      <text:p text:style-name="P179"/>
      <text:p text:style-name="P19">Ikona favicon</text:p>
      <text:p text:style-name="P145">w tym przypadku <text:span text:style-name="T234">wystarczy umieścić plik </text:span><text:span text:style-name="T215">favicon.ico</text:span><text:span text:style-name="T234"> w folderze static/resources. Jest to domyśla lokalizacja gdzie aplikacja szuka tej ikonki kiedy przyjdzie do niej żądanie HTTP po ten zasób.</text:span></text:p>
      <text:p text:style-name="P145"/>
      <text:p text:style-name="P146"><text:span text:style-name="T216">K</text:span><text:span text:style-name="T214">onfigurowanie widoków</text:span></text:p>
      <text:p text:style-name="P144">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45"/>
      <text:p text:style-name="P180">Serwowanie statycznego kontentu</text:p>
      <text:p text:style-name="P147">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soft-page-break/><text:tab/>}</text:p>
      <text:p text:style-name="P320">} </text:p>
      <text:p text:style-name="P302"/>
      <text:p text:style-name="P301"/>
      <text:p text:style-name="P147">Jednak nie daje nam to tego samego efektu co konfiguracja w Spring Framework. Jeśli chcemy <text:span text:style-name="T245">zdefiniować</text:span> czas <text:span text:style-name="T245">przez jaki statyczne pliki mają być trzymane w pamięci podręcznej przeglądarki musimy nadpisać ta metodę. [18]</text:span></text:p>
      <text:p text:style-name="P147"/>
      <text:p text:style-name="P178">Tworzenie filtrów</text:p>
      <text:p text:style-name="P148">W celu stworzenia filtra w Spring Boocie należy stworzyć klasę z adnotacją @Component implementującą interfejs <text:span text:style-name="T214">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180"/>
      <text:p text:style-name="P149"><text:span text:style-name="T321">W tym przypadku dany filtr działa dla wszystkich żądań. </text:span>Jeśli chcemy, żeby <text:span text:style-name="T344">filtr</text:span> działał tylko dla określonych ścieżek <text:span text:style-name="T321">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150">[33]</text:p>
      <text:h text:style-name="P388" text:outline-level="3"><text:bookmark-start text:name="__RefHeading___Toc746_18494231151"/>3.<text:span text:style-name="T184">2</text:span>.<text:span text:style-name="T184">3</text:span> <text:span text:style-name="T160">Porównanie</text:span>:<text:bookmark-end text:name="__RefHeading___Toc746_18494231151"/></text:h>
      <text:p text:style-name="P151">Spring Boot pod tym względem jest lepszy. <text:span text:style-name="T235">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136"/>
      <text:p text:style-name="P136"><text:soft-page-break/></text:p>
      <text:h text:style-name="P375" text:outline-level="2"><text:bookmark-start text:name="__RefHeading___Toc1292_3822358379"/>3.<text:span text:style-name="T184">3</text:span> <text:span text:style-name="T184">Budowanie, włączanie i <text:s/>debugowanie aplikacji </text:span><text:bookmark-end text:name="__RefHeading___Toc1292_3822358379"/></text:h>
      <text:p text:style-name="P175"/>
      <text:p text:style-name="P73"><text:span text:style-name="T19">A</text:span><text:span text:style-name="T20">plikacj</text:span><text:span text:style-name="T19">i</text:span><text:span text:style-name="T20"> webow</text:span><text:span text:style-name="T19">a </text:span><text:span text:style-name="T20"><text:s/>do działania </text:span><text:span text:style-name="T21">potrzebuje kontenera sevletów. Aplikacja musi zostać najpierw zbudowana. Proces ten obejmuje kompilacje </text:span><text:span text:style-name="T22">plików tekstowych z rozszerzeniem .java do plików binarnych z rozszerzeniem .class, spakowanie ich wraz z pozostałymi plikami wykorzystywanymi w naszej aplikacji (pliki z właściwościami, konfiguracyjne logowania, z kodem javaScript, z HTMLem, </text:span><text:span text:style-name="T23">bibliotakami używanymi przez aplikację (pliki z rozszerzeniem .jar), </text:span><text:span text:style-name="T22">obrazy itp.) <text:s/>do formatu WAR (</text:span><text:span text:style-name="T102">W</text:span><text:span text:style-name="T118">eb application </text:span><text:span text:style-name="T102">Ar</text:span><text:span text:style-name="T118">chive</text:span><text:span text:style-name="T119">). Następnie plik ten należy umieścić w kontenerze aplikacji. Ja wybrałem najpopularniejszy na rynku Apache Tomcat. </text:span><text:span text:style-name="T120">Innym </text:span><text:span text:style-name="T121">popularnym </text:span><text:span text:style-name="T122">kontenerem</text:span><text:span text:style-name="T121"> servletów jest jetty </text:span><text:span text:style-name="T122">chociaż jest on znacznie rzadziej używany produkcyjnie</text:span><text:span text:style-name="T121">.</text:span><text:span text:style-name="T120"> </text:span><text:span text:style-name="T119"><text:s/>W momencie umieszczenia aplikacji w kontenerze – aplikacja jest </text:span><text:span text:style-name="T123">stratowana</text:span><text:span text:style-name="T119"> automatycznie przez kontener. </text:span><text:span text:style-name="T123">Jak widać z powyższego opisu wystartowanie <text:s/>aplikacji wymaga sporo działań i nie jest takie proste. Dlatego nie robi się tego ręcznie tylko wykorzystuje narzędzia automatyzujące pracę. Jednym z takich narzędzi jest Maven.</text:span></text:p>
      <text:h text:style-name="P386" text:outline-level="3"><text:bookmark-start text:name="__RefHeading___Toc939_42766121881"/>3.<text:span text:style-name="T300">3</text:span>.<text:span text:style-name="T159">1</text:span> <text:span text:style-name="T159">Używając Springa</text:span>:<text:bookmark-end text:name="__RefHeading___Toc939_42766121881"/></text:h>
      <text:p text:style-name="P186"/>
      <text:p text:style-name="P48"><text:span text:style-name="T45">U</text:span><text:span text:style-name="T44">ruchamianie aplikacji</text:span></text:p>
      <text:p text:style-name="P72"><text:span text:style-name="T20">Do budowania aplikacji użyjemy Maven’a. </text:span><text:span text:style-name="T124"><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5">tomcat7-maven-plugin</text:span><text:span text:style-name="T125"> niestety nie wspiera on nowszych wersji Tomcata, więc nie mogłem go użyć w moim projekcie. Poświęciłem jednak </text:span><text:span text:style-name="T126">sporp</text:span><text:span text:style-name="T125"> czasu na skonfigurowanie tego pluginu, żeby można było zastosować nowsze wersje Tomcata. Nie dało się jednak ominąć niektóry barier i jed</text:span><text:span text:style-name="T126">y</text:span><text:span text:style-name="T125">ne do czego doszedłem to wdrożenie aplikacji na lokalnie postawiony serwer Tomcata. Nie było to jednak zbyt </text:span><text:span text:style-name="T127">efektywne rozwiązanie bo wymagało ode mnie wcześniejszego włączenia serwera. Następnie musiał bym po wdrożeniu łączyć się do niego konfigurując dodatkowe budowanie aplikacji w IDE. <text:s/></text:span></text:p>
      <text:p text:style-name="P49"><text:span text:style-name="T129">P</text:span><text:span text:style-name="T128">rofile</text:span></text:p>
      <text:p text:style-name="P152">Profile są podstawową cechą frameworka - pozwalają mapować <text:span text:style-name="T312">beany</text:span> do różnych profili - na przykład dev, test, prod. <text:span text:style-name="T312">Czyli w momencie wyboru odpowiedniego profilu tworzone są tylko te beany, które pasują do danego profilu. Profil można aktywować:</text:span></text:p>
      <text:p text:style-name="P152"><text:span text:style-name="T312">- programistycznie przy użyciu interfejsu </text:span><text:span text:style-name="Emphasis"><text:span text:style-name="T280">WebApplicationInitializer</text:span></text:span><text:span text:style-name="Emphasis"><text:span text:style-name="T260"> </text:span></text:span><text:span text:style-name="Emphasis"><text:span text:style-name="T261">albo </text:span></text:span><text:span text:style-name="Emphasis"><text:span text:style-name="T281">ConfigurableEnvironment</text:span></text:span></text:p>
      <text:p text:style-name="P327">@Configuration</text:p>
      <text:p text:style-name="P327">public class MyWebApplicationInitializer </text:p>
      <text:p text:style-name="P327"><text:s text:c="2"/>implements WebApplicationInitializer {</text:p>
      <text:p text:style-name="P327"><text:s/></text:p>
      <text:p text:style-name="P327"><text:s text:c="4"/>@Override</text:p>
      <text:p text:style-name="P327"><text:s text:c="4"/>public void onStartup(ServletContext servletContext) throws ServletException {</text:p>
      <text:p text:style-name="P327"><text:s text:c="2"/></text:p>
      <text:p text:style-name="P327"><text:s text:c="8"/>servletContext.setInitParameter(</text:p>
      <text:p text:style-name="P327"><text:soft-page-break/><text:s text:c="10"/>"spring.profiles.active", "dev");</text:p>
      <text:p text:style-name="P327"><text:s text:c="4"/>}</text:p>
      <text:p text:style-name="P327">}</text:p>
      <text:p text:style-name="P327"/>
      <text:p text:style-name="P317">lub</text:p>
      <text:p text:style-name="P317"/>
      <text:p text:style-name="P327">@Autowired</text:p>
      <text:p text:style-name="P327">private ConfigurableEnvironment env;</text:p>
      <text:p text:style-name="P327">...</text:p>
      <text:p text:style-name="P327">env.setActiveProfiles("someProfile");</text:p>
      <text:p text:style-name="P324"/>
      <text:p text:style-name="P153">- deklaratywnie, ustawiając właściwość systemową JVM</text:p>
      <text:p text:style-name="P326">-Dspring.profiles.active=dev</text:p>
      <text:p text:style-name="P326"/>
      <text:p text:style-name="P153">- jako zmienną środowiskową w systemie operacyjnym np.</text:p>
      <text:p text:style-name="P326">export spring_profiles_active=dev</text:p>
      <text:p text:style-name="P326"/>
      <text:p text:style-name="P153">- <text:s/>parametr kontekstu servletu w pliku web.xml</text:p>
      <text:p text:style-name="P327">&lt;context-param&gt;</text:p>
      <text:p text:style-name="P327"><text:s text:c="4"/>&lt;param-name&gt;contextConfigLocation&lt;/param-name&gt;</text:p>
      <text:p text:style-name="P327"><text:s text:c="4"/>&lt;param-value&gt;/WEB-INF/app-config.xml&lt;/param-value&gt;</text:p>
      <text:p text:style-name="P327">&lt;/context-param&gt;</text:p>
      <text:p text:style-name="P327">&lt;context-param&gt;</text:p>
      <text:p text:style-name="P327"><text:s text:c="4"/>&lt;param-name&gt;spring.profiles.active&lt;/param-name&gt;</text:p>
      <text:p text:style-name="P327"><text:s text:c="4"/>&lt;param-value&gt;dev&lt;/param-value&gt;</text:p>
      <text:p text:style-name="P327">&lt;/context-param&gt;</text:p>
      <text:p text:style-name="P327"/>
      <text:p text:style-name="P156">- przy użyciu Mavena</text:p>
      <text:p text:style-name="P327">&lt;profiles&gt;</text:p>
      <text:p text:style-name="P327"><text:s text:c="4"/>&lt;profile&gt;</text:p>
      <text:p text:style-name="P327"><text:s text:c="8"/>&lt;id&gt;dev&lt;/id&gt;</text:p>
      <text:p text:style-name="P327"><text:s text:c="8"/>&lt;activation&gt;</text:p>
      <text:p text:style-name="P327"><text:s text:c="12"/>&lt;activeByDefault&gt;true&lt;/activeByDefault&gt;</text:p>
      <text:p text:style-name="P327"><text:s text:c="8"/>&lt;/activation&gt;</text:p>
      <text:p text:style-name="P327"><text:s text:c="8"/>&lt;properties&gt;</text:p>
      <text:p text:style-name="P327"><text:s text:c="12"/>&lt;spring.profiles.active&gt;dev&lt;/spring.profiles.active&gt;</text:p>
      <text:p text:style-name="P327"><text:s text:c="8"/>&lt;/properties&gt;</text:p>
      <text:p text:style-name="P327"><text:s text:c="4"/>&lt;/profile&gt;</text:p>
      <text:p text:style-name="P327"><text:s text:c="4"/>&lt;profile&gt;</text:p>
      <text:p text:style-name="P327"><text:s text:c="8"/>&lt;id&gt;prod&lt;/id&gt;</text:p>
      <text:p text:style-name="P327"><text:s text:c="8"/>&lt;properties&gt;</text:p>
      <text:p text:style-name="P327"><text:s text:c="12"/>&lt;spring.profiles.active&gt;prod&lt;/spring.profiles.active&gt;</text:p>
      <text:p text:style-name="P327"><text:s text:c="8"/>&lt;/properties&gt;</text:p>
      <text:p text:style-name="P327"><text:s text:c="4"/>&lt;/profile&gt;</text:p>
      <text:p text:style-name="P327">&lt;/profiles&gt;</text:p>
      <text:p text:style-name="P157">Dodanie takiej konfiguracji skutkuje tym, że symbol zastępczy <text:span text:style-name="T279">@spring.profiles.active@</text:span><text:span text:style-name="T315"> w pliku </text:span><text:span text:style-name="T279">application.properties </text:span><text:span text:style-name="T315">zostanie podmieniony na wartość z pliku </text:span><text:span text:style-name="T279">pom.xml.</text:span><text:span text:style-name="T315"> Profil można aktywować przy uruchamianiu Mavena dodając mu odpowiedni parametr:</text:span></text:p>
      <text:p text:style-name="P327">mvn clean package -Pprod</text:p>
      <text:p text:style-name="P327"/>
      <text:p text:style-name="P154">Profile można również deklaratywnie aktywować w testach integracyjnych za pomocą adnotacji</text:p>
      <text:p text:style-name="P325"><text:span text:style-name="T312"><text:s/></text:span><text:span text:style-name="T314">@ActiveProfiles("dev")</text:span></text:p>
      <text:p text:style-name="P155"><text:soft-page-break/>[29]<text:span text:style-name="T313">[30]</text:span></text:p>
      <text:p text:style-name="P181"/>
      <text:h text:style-name="P397" text:outline-level="3"><text:bookmark-start text:name="__RefHeading___Toc941_42766121881"/><text:span text:style-name="T58">3.</text:span><text:span text:style-name="T61">3</text:span><text:span text:style-name="T58">.</text:span><text:span text:style-name="T59">2</text:span><text:span text:style-name="T58"> </text:span><text:span text:style-name="T59">Używając Spring Boota</text:span><text:bookmark-end text:name="__RefHeading___Toc941_42766121881"/></text:h>
      <text:p text:style-name="P95"/>
      <text:p text:style-name="P100"><text:span text:style-name="T303">U</text:span><text:span text:style-name="T302">ruchamianie aplikacji</text:span></text:p>
      <text:p text:style-name="P102">Jedną z najważniejszych cech Spring Boota jest to, że ma on<text:span text:style-name="T174"> w standardzie </text:span><text:span text:style-name="T169">wbudowany kontener servletów</text:span><text:span text:style-name="T174"> i nie musimy nic więcej dodawać, żeby móc uruchomić aplikację. Domyślnie jest to Tomcat, ale bardzo łatwo można </text:span><text:span text:style-name="T169">przełączyć</text:span><text:span text:style-name="T174"> go na Jetty </text:span><text:span text:style-name="T169">zmieniając, </text:span><text:span text:style-name="T175">żeby to osiągnąć należy w pliku pom.xml zmodyfikować poniższe zależności:</text:span></text:p>
      <text:p text:style-name="P327">&lt;dependency&gt;</text:p>
      <text:p text:style-name="P327"><text:s text:c="4"/>&lt;groupId&gt;org.springframework.boot&lt;/groupId&gt;</text:p>
      <text:p text:style-name="P327"><text:s text:c="4"/>&lt;artifactId&gt;spring-boot-starter-web&lt;/artifactId&gt;</text:p>
      <text:p text:style-name="P327"><text:s text:c="4"/>&lt;exclusions&gt;</text:p>
      <text:p text:style-name="P327"><text:s text:c="8"/>&lt;exclusion&gt;</text:p>
      <text:p text:style-name="P327"><text:s text:c="12"/>&lt;groupId&gt;org.springframework.boot&lt;/groupId&gt;</text:p>
      <text:p text:style-name="P327"><text:s text:c="12"/>&lt;artifactId&gt;spring-boot-starter-tomcat&lt;/artifactId&gt;</text:p>
      <text:p text:style-name="P327"><text:s text:c="8"/>&lt;/exclusion&gt;</text:p>
      <text:p text:style-name="P327"><text:s text:c="4"/>&lt;/exclusions&gt;</text:p>
      <text:p text:style-name="P327">&lt;/dependency&gt;</text:p>
      <text:p text:style-name="P327">&lt;dependency&gt;</text:p>
      <text:p text:style-name="P327"><text:s text:c="4"/>&lt;groupId&gt;org.springframework.boot&lt;/groupId&gt;</text:p>
      <text:p text:style-name="P327"><text:s text:c="4"/>&lt;artifactId&gt;spring-boot-starter-jetty&lt;/artifactId&gt;</text:p>
      <text:p text:style-name="P327">&lt;/dependency&gt;</text:p>
      <text:p text:style-name="P95"/>
      <text:p text:style-name="P101"><text:span text:style-name="T176">P</text:span><text:span text:style-name="T169">rofile</text:span></text:p>
      <text:p text:style-name="P103"><text:span text:style-name="T169">Spring Boot, </text:span><text:span text:style-name="T177">oprócz wcześniej wymienionych opcji,</text:span><text:span text:style-name="T169"> daje nam dodatkową możliwość aktywowania profili przy pomocy </text:span><text:span text:style-name="T178">pluginu:</text:span></text:p>
      <text:p text:style-name="P327">&lt;plugins&gt;</text:p>
      <text:p text:style-name="P327"><text:s text:c="4"/>&lt;plugin&gt;</text:p>
      <text:p text:style-name="P327"><text:s text:c="8"/>&lt;groupId&gt;org.springframework.boot&lt;/groupId&gt;</text:p>
      <text:p text:style-name="P327"><text:s text:c="8"/>&lt;artifactId&gt;spring-boot-maven-plugin&lt;/artifactId&gt;</text:p>
      <text:p text:style-name="P327"><text:s text:c="8"/>&lt;configuration&gt;</text:p>
      <text:p text:style-name="P327"><text:s text:c="12"/>&lt;profiles&gt;</text:p>
      <text:p text:style-name="P327"><text:s text:c="16"/>&lt;profile&gt;dev&lt;/profile&gt;</text:p>
      <text:p text:style-name="P327"><text:s text:c="12"/>&lt;/profiles&gt;</text:p>
      <text:p text:style-name="P327"><text:s text:c="8"/>&lt;/configuration&gt;</text:p>
      <text:p text:style-name="P327"><text:s text:c="4"/>&lt;/plugin&gt;</text:p>
      <text:p text:style-name="P327"><text:s text:c="4"/>...</text:p>
      <text:p text:style-name="P327">&lt;/plugins&gt;</text:p>
      <text:p text:style-name="P104"><text:span text:style-name="T169">Plugin ten dodatkowo daje nam możliwość zdefinowania dodatkowego pliku z właściwościami </text:span><text:span text:style-name="T293">applications-{profile}.properties</text:span><text:span text:style-name="T179"> (profile jest podmieniany dynamicznie na wartość profile zdefinowaną w pluginie) dzięki czemu właściwości z tego pliku nadpisują te właściwości zdefionwane w pliku <text:s/></text:span><text:span text:style-name="T293">applications.properties.</text:span></text:p>
      <text:p text:style-name="P107"/>
      <text:p text:style-name="P95">Dodatkowe <text:span text:style-name="T344">funkcjonalności</text:span></text:p>
      <text:p text:style-name="P105"><text:soft-page-break/><text:span text:style-name="T169">Spring boot jest domyślnie wyposażony w bardzo przydatne narzędzia, których deweloperzy mogą używać podczas tworzenia aplikacji. </text:span><text:span text:style-name="T225">Spring Boot Devtools</text:span><text:span text:style-name="T169">, bo o nich mowa, możemy w łatwy sposób zaimportować do projektu dodając zależność do pliku </text:span><text:span text:style-name="T170">pom.xml</text:span><text:span text:style-name="T169">:</text:span></text:p>
      <text:p text:style-name="P301"><text:s text:c="4"/>&lt;dependency&gt;</text:p>
      <text:p text:style-name="P301"><text:s text:c="8"/>&lt;groupId&gt;org.springframework.boot&lt;/groupId&gt;</text:p>
      <text:p text:style-name="P301"><text:s text:c="8"/>&lt;artifactId&gt;spring-boot-devtools&lt;/artifactId&gt;</text:p>
      <text:p text:style-name="P301"><text:s text:c="8"/>&lt;optional&gt;true&lt;/optional&gt;</text:p>
      <text:p text:style-name="P301"><text:s text:c="4"/>&lt;/dependency&gt;</text:p>
      <text:p text:style-name="P301"/>
      <text:p text:style-name="P108">Dostarczają one takich funkcjonalności jak:</text:p>
      <text:p text:style-name="P106">- <text:span text:style-name="T230">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06">- <text:span text:style-name="T231">włącza dokładniejsze logowanie (poziom DEBUG) dla logów z grupy web logging co daje programiście więcej potrzebnych informacji podczas debugowania aplikacji</text:span></text:p>
      <text:p text:style-name="P106">- <text:span text:style-name="T231">automatyczne restartowanie aplikacji po zmianie kodu</text:span></text:p>
      <text:p text:style-name="P106">- <text:span text:style-name="T232">liveReload czyli przeładowanie strony przeglądarki, które następuje automatycznie po zmianie zawartości <text:s/>plików ze statycznym kontentem (HTML, CSS, JS) [19]</text:span></text:p>
      <text:h text:style-name="P394" text:outline-level="3"><text:bookmark-start text:name="__RefHeading___Toc746_184942311511"/><text:span text:style-name="T169">3.</text:span><text:span text:style-name="T171">3</text:span><text:span text:style-name="T169">.</text:span><text:span text:style-name="T172">3</text:span><text:span text:style-name="T169"> </text:span><text:span text:style-name="T173">Porównanie</text:span><text:span text:style-name="T169">:</text:span><text:bookmark-end text:name="__RefHeading___Toc746_184942311511"/></text:h>
      <text:p text:style-name="P109">Dzięki użyciu narzędzi ze <text:span text:style-name="T217">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28"><text:span text:style-name="T107">Samo stworzenie </text:span><text:span text:style-name="T108">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03">JsonFlattener </text:span><text:span text:style-name="T108">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350">Na stronie autora można znaleźć opis możliwości danej biblioteki wraz z przykładami użycia. </text:span></text:p>
      <text:p text:style-name="P137"/>
      <text:h text:style-name="Heading_20_2" text:outline-level="2"><text:bookmark-start text:name="__RefHeading___Toc3944_3849335869"/><text:soft-page-break/>3.4a Wysyłanie maili<text:bookmark-end text:name="__RefHeading___Toc3944_3849335869"/></text:h>
      <text:h text:style-name="P387" text:outline-level="3"><text:bookmark-start text:name="__RefHeading___Toc3946_3849335869"/>3.<text:span text:style-name="T338">4a</text:span>.<text:span text:style-name="T159">1</text:span> <text:span text:style-name="T159">Używając Springa</text:span><text:bookmark-end text:name="__RefHeading___Toc3946_3849335869"/></text:h>
      <text:p text:style-name="P110">Kiedy używamy Spring Framework do wysyłki maili używamy bibioteki <text:span text:style-name="T279">JavaMail API.</text:span><text:span text:style-name="T294"> </text:span><text:span text:style-name="T316">Do wysyłki maili użyjemy beana </text:span><text:span text:style-name="T286">JavaMailSender, </text:span><text:span text:style-name="T316">który może wyglądać tak jak poniżej:</text:span></text:p>
      <text:p text:style-name="P127"><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98" text:outline-level="3"><text:bookmark-start text:name="__RefHeading___Toc3948_3849335869"/><text:span text:style-name="T59">3.</text:span><text:span text:style-name="T71">4a</text:span><text:span text:style-name="T59">.</text:span><text:span text:style-name="T69">2</text:span><text:span text:style-name="T59"> Używając Spring </text:span><text:span text:style-name="T62">Boota</text:span><text:bookmark-end text:name="__RefHeading___Toc3948_3849335869"/></text:h>
      <text:p text:style-name="P111">W przypadku Spring Boota <text:span text:style-name="T338">skorzystamy z zależności </text:span><text:span text:style-name="Emphasis"><text:span text:style-name="T279">spring-boot-starter-mail</text:span></text:span><text:span text:style-name="Emphasis"><text:span text:style-name="T259"> </text:span></text:span><text:span text:style-name="Emphasis"><text:span text:style-name="T264">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111"/>
      <text:p text:style-name="P113">Dane serwera SMTP definiujemy w pliku <text:span text:style-name="T279">application.properties. </text:span><text:span text:style-name="T315">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111"/>
      <text:h text:style-name="P395" text:outline-level="3"><text:bookmark-start text:name="__RefHeading___Toc3950_3849335869"/><text:span text:style-name="T308">3.</text:span><text:span text:style-name="T309">4a</text:span><text:span text:style-name="T308">.</text:span><text:span text:style-name="T310">2</text:span><text:span text:style-name="T308"> </text:span><text:span text:style-name="T311">Część wspólna</text:span><text:bookmark-end text:name="__RefHeading___Toc3950_3849335869"/></text:h>
      <text:p text:style-name="P114">Teraz wystarczy stworzyć serwis implementujący klasę, z metodą w której do wysłania maila użyjemy obiektów klas: SimpleMailMessage i JavaMailSender: </text:p>
      <text:p text:style-name="P114"/>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oft-page-break/><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39">@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115">[41]</text:p>
      <text:p text:style-name="P115"/>
      <text:p text:style-name="P115"/>
      <text:p text:style-name="P111"/>
      <text:h text:style-name="P376" text:outline-level="2"><text:bookmark-start text:name="__RefHeading___Toc3628_3808363261"/>3.<text:span text:style-name="T319">5</text:span>. <text:span text:style-name="T319">Obsługa wyjątków</text:span><text:bookmark-end text:name="__RefHeading___Toc3628_3808363261"/></text:h>
      <text:h text:style-name="P399" text:outline-level="3"><text:bookmark-start text:name="__RefHeading___Toc3630_3808363261"/><text:span text:style-name="T57">3.</text:span><text:span text:style-name="T68">5</text:span><text:span text:style-name="T57">.</text:span><text:span text:style-name="T59">1</text:span><text:span text:style-name="T57"> </text:span><text:span text:style-name="T59">Używając Springa</text:span><text:bookmark-end text:name="__RefHeading___Toc3630_3808363261"/></text:h>
      <text:p text:style-name="P76">Spring MVC nie <text:span text:style-name="T351">dostarcza </text:span>domyślnej strony <text:span text:style-name="T351">wyświetlającej informację o błędzie w aplikacji.</text:span> Najczęstszym sposobem ustawiania domyślnej strony błędu <text:span text:style-name="T351">jest stworzenie beana </text:span><text:bookmark-start text:name="__DdeLink__3907_3849335869"/><text:span text:style-name="T214">SimpleMappingExceptionResolver</text:span><text:bookmark-end text:name="__DdeLink__3907_3849335869"/><text:span text:style-name="T185">. </text:span></text:p>
      <text:p text:style-name="P202">SimpleMappingExceptionResolver jest implementacją HandlerExceptionResolver. Pozwala skonfigurować następujące parametry:</text:p>
      <text:p text:style-name="P76"><text:span text:style-name="T185">- mapowanie nazw klas wyjątków </text:span><text:span text:style-name="T188">na nazwy widoków</text:span></text:p>
      <text:p text:style-name="P202">- mapowanie nazw widoków na kody odpowiedzi</text:p>
      <text:p text:style-name="P202">- określanie domyślnego widoku</text:p>
      <text:p text:style-name="P203">- określenie domyślnego kodu stanu odpowiedzi</text:p>
      <text:p text:style-name="P205">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58"><text:soft-page-break/><text:span text:style-name="T324">W powyższej konfiguracji widzimy, że błąd </text:span><text:span text:style-name="T282">NullPointerException</text:span><text:span text:style-name="T262"> jest mapowany na widok <text:s/></text:span><text:span text:style-name="T282">npeView</text:span><text:span text:style-name="T262"> a wyjątki klasy </text:span><text:span text:style-name="T282">OrderIdNotValidException</text:span><text:span text:style-name="T262"> na <text:s/></text:span><text:span text:style-name="T282">OrderIdNotValidView</text:span><text:span text:style-name="T262">. Dla widoku o nazwie <text:s/></text:span><text:span text:style-name="T282">npeView</text:span><text:span text:style-name="T262"> zwracamy status odpowiedzie </text:span><text:span text:style-name="T282">404</text:span><text:span text:style-name="T262">, a domyślnym widokiem dla reszty błędów jest </text:span><text:span text:style-name="T282">defaultErrorView</text:span><text:span text:style-name="T262"> oraz domyślny kod odpowiedzi </text:span><text:span text:style-name="T282">400</text:span><text:span text:style-name="T262">. </text:span></text:p>
      <text:p text:style-name="P206">[32]</text:p>
      <text:h text:style-name="P400" text:outline-level="3"><text:bookmark-start text:name="__RefHeading___Toc3632_3808363261"/><text:span text:style-name="T57">3.</text:span><text:span text:style-name="T68">5</text:span><text:span text:style-name="T57">.</text:span><text:span text:style-name="T69">2</text:span><text:span text:style-name="T57"> </text:span><text:span text:style-name="T59">Używając Spring </text:span><text:span text:style-name="T62">Boota</text:span><text:bookmark-end text:name="__RefHeading___Toc3632_3808363261"/></text:h>
      <text:p text:style-name="P259">Spring Boot i w tej kwestii jest dla nas ułatwieniem ponieważ <text:span text:style-name="T319">dostarcza domyśln</text:span>ą<text:span text:style-name="T319"> stron</text:span>ę<text:span text:style-name="T319"> wyświetlającej informację o błędzie w aplikacji.</text:span></text:p>
      <text:p text:style-name="P77"><text:span text:style-name="T325">Podczas startowania aplikacji Spring Boot szuka mapowania dla ścieżki</text:span> <text:span text:style-name="T279">/error</text:span>. <text:span text:style-name="T325">Zgodnie z konwencją</text:span> URL <text:span text:style-name="T325">kończący się na </text:span>/error <text:span text:style-name="T325">jest mapowany do widoku o nazwie</text:span>: <text:span text:style-name="T279">error</text:span>. <text:span text:style-name="T325">W naszym przypadku będzie to error.html ponieważ używamy Thimeleafa. Gdybyśmy do generowania widoków używali JSP to widok nazywał by się error.jsp.</text:span></text:p>
      <text:p text:style-name="P77"><text:span text:style-name="T326">Jeśli nie mamy widoku o nazwie </text:span><text:span text:style-name="T283">error</text:span><text:span text:style-name="T263"> to Spring Boot używa domyślnego minimalistycznego widoku <text:s/>o nazwie</text:span> “Whitelabel Error Page” <text:span text:style-name="T327">zawierającego detale nt. błędu i odpowiedni kod odpowiedzi. Jeśli wykonujemy RESTowe żądanie to w odpowiedzi dostaniemy zamiast HTMLa dane w postaci JSONa. </text:span></text:p>
      <text:p text:style-name="P214">Błędy wygenerowane poza Spring MVC np. przez Filtry <text:span text:style-name="T328">Servleta </text:span>są <text:span text:style-name="T328">obsługiwane przez domyślną stronę z błędem.</text:span> </text:p>
      <text:h text:style-name="P404" text:outline-level="3"><text:bookmark-start text:name="__RefHeading___Toc3902_3849335869"/><text:span text:style-name="T57">3.</text:span><text:span text:style-name="T68">5</text:span><text:span text:style-name="T57">.</text:span><text:span text:style-name="T69">2</text:span><text:span text:style-name="T57"> </text:span><text:span text:style-name="T70">Część wspólna</text:span><text:bookmark-end text:name="__RefHeading___Toc3902_3849335869"/></text:h>
      <text:p text:style-name="P129"/>
      <text:p text:style-name="Text_20_body">Zwykle każdy nieobsługiwany wyjątek wyrzucony przez aplikację podczas przetwarzania żądania skótkuje odpowiedzią z kodem HTTP 500. Jednak każdy wyjątek, który sami napiszemy, możemy 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887914080" text:style-name="L4">
        <text:list-item>
          <text:p text:style-name="P343">Obsłużyć wyjątki bez adnotacji @ResponseStatus, dzięki czemu gotowym wyjątkom możemy dodać odpowiedni kod odpowiedzi.</text:p>
        </text:list-item>
        <text:list-item>
          <text:p text:style-name="P343">Przekierować użtykownika do odpowiedniego widoku z błędem.</text:p>
        </text:list-item>
        <text:list-item>
          <text:p text:style-name="P343">Zbudować kompletną obsługę błędu, dodając obiekty i nazwę widoku.</text:p>
        </text:list-item>
      </text:list>
      <text:p text:style-name="Preformatted_20_Text"><text:s text:c="3"/></text:p>
      <text:p text:style-name="Preformatted_20_Text"><text:soft-page-break/><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329">Innym podejściem, które możemy <text:span text:style-name="T330">zastosować</text:span> przy obsłudze wyjątków jest <text:span text:style-name="T330">stożenie</text:span> <text:span text:style-name="T330">kontrolera</text:span>, który będzie zawierał metody do obsługi wyjątków wyrzucanych przez różne kontrolery. W ten sposób zyskujemy czytelność i odseparowanie fu<text:span text:style-name="T330">n</text:span>kcjonalności co jest zgodne z <text:span text:style-name="T330">zasadami</text:span> czystego kodu. Daje nam to również <text:span text:style-name="T330">możliwość obsługi wyjąków wyrzucanych przez różne kontrolery w jednym miejscu, dzięki czemu nie musimy powtarzać kodu w kilku miejscach. W tym celu należy stworzyć kontroler i oznaczyć go adnotacją </text:span><text:span text:style-name="T292">@ControllerAdvice. </text:span><text:span text:style-name="T317">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18">pierwszeństw</text:span><text:span text:style-name="T317"> ma metoda znajdująca się danym kontrolerze, nie ta która jest w kontrolerze z adnotacją </text:span><text:span text:style-name="T292">@ControllerAdvice.</text:span></text:p>
      <text:p text:style-name="P336"/>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336"/>
      <text:p text:style-name="P330"><text:span text:style-name="T332">W </text:span><text:span text:style-name="T331">powyższym przykładzie metoda <text:s/></text:span><text:span text:style-name="T291">defaultErrorHandler</text:span><text:span text:style-name="T331"> obsługuje wszystkie wyjątki, które nie zostały obsłużone nigdzie indziej.</text:span></text:p>
      <text:p text:style-name="P328"><text:span text:style-name="Source_20_Text"><text:span text:style-name="T137"/></text:span></text:p>
      <text:p text:style-name="P333"><text:soft-page-break/>Spring MVC <text:s/>domyślnie tworzy trzy klasy przechwytujące wyjątki:</text:p>
      <text:p text:style-name="P330"><text:span text:style-name="T331"><text:s text:c="4"/>• </text:span><text:span text:style-name="T291">ExceptionHandlerExceptionResolver</text:span><text:span text:style-name="T331"> dopasowujacy niezłapane wyjatki rozpoznając adnotację @</text:span><text:span text:style-name="T291">ExceptionHandler</text:span><text:span text:style-name="T331"> nad metodą w omówionych powyżej miejscach.</text:span></text:p>
      <text:p text:style-name="P330"><text:span text:style-name="T331"><text:s text:c="4"/>• </text:span><text:span text:style-name="T291">ResponseStatusExceptionResolver</text:span><text:span text:style-name="T331"> wyszukuje wyjątku oznaczonego adnotacją @</text:span><text:span text:style-name="T291">ResponseStatus</text:span></text:p>
      <text:p text:style-name="P330"><text:span text:style-name="T331"><text:s text:c="4"/>• </text:span><text:span text:style-name="T291">DefaultHandlerExceptionResolver</text:span><text:span text:style-name="T331"> zamienia standardowy wyjątek Springa w odpowiedni kod odpowiedzi</text:span></text:p>
      <text:p text:style-name="P330"><text:span text:style-name="T331">Są one połączone i wykonywane w odpowiedniej kolejności przy użyciu beana </text:span><text:span text:style-name="T291">HandlerExceptionResolverComposite</text:span><text:span text:style-name="T331">.</text:span></text:p>
      <text:p text:style-name="P333"/>
      <text:p text:style-name="P331"><text:span text:style-name="T331">Oczywiście tak jak w przypadku Spring Framework możemy stworzyć własną konfigurację domyślnego zachowania aplikacji w sytuacji wyrzucenia wyjątku. Robimy to tworząc beana </text:span><text:span text:style-name="T291">SimpleMappingExceptionResolver</text:span><text:span text:style-name="T331">. Możemy również stworzy klasę rozszerzającą klasę </text:span><text:span text:style-name="T291">SimpleMappingExceptionResolver</text:span><text:span text:style-name="T331"> i nadpisać tylko te właściwości, które chcemy zmienić.</text:span></text:p>
      <text:p text:style-name="P334"/>
      <text:p text:style-name="P332"><text:span text:style-name="T331">W sytuacji nasza aplikacja wyrzuci błąd i </text:span><text:span text:style-name="T333">chcemy</text:span><text:span text:style-name="T331"> chcemy zwrócić odpowiedź w postaci JSONa. Ma to miejsce kiedy klient korzystający z naszej aplikacji korzysta z RESTowych API. Do wygenerowania odpowiedzi może posłużyć nam adnotacja @</text:span><text:span text:style-name="T291">ResponseBody. </text:span><text:span text:style-name="T331">Dodajemy w definicji metody obsługującej wyjątek jak w </text:span><text:span text:style-name="T333">przykazie</text:span><text:span text:style-name="T331">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86">gdzie <text:span text:style-name="T279">ErrorInfo</text:span><text:span text:style-name="T259">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35"/>
      <text:p text:style-name="P196">[38]</text:p>
      <text:p text:style-name="P201"/>
      <text:h text:style-name="P377" text:outline-level="2"><text:bookmark-start text:name="__RefHeading___Toc1520_366830727"/>3.<text:span text:style-name="T319">6</text:span>. <text:span text:style-name="T206">Uwierzytelnienie i autoryzacja</text:span><text:bookmark-end text:name="__RefHeading___Toc1520_366830727"/></text:h>
      <text:p text:style-name="P112">W celu <text:span text:style-name="T207">zapewnienia</text:span> <text:span text:style-name="T211">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112"/>
      <text:h text:style-name="P401" text:outline-level="3"><text:bookmark-start text:name="__RefHeading___Toc1522_366830727"/><text:soft-page-break/><text:span text:style-name="T57">3.</text:span><text:span text:style-name="T67">6</text:span><text:span text:style-name="T57">.</text:span><text:span text:style-name="T59">1</text:span><text:span text:style-name="T57"> </text:span><text:span text:style-name="T59">Używając Springa</text:span><text:bookmark-end text:name="__RefHeading___Toc1522_366830727"/></text:h>
      <text:p text:style-name="P116">Najpierw musimy <text:span text:style-name="T213">zdefiniować</text:span> w pliku <text:span text:style-name="T243">pom.xml</text:span> jakich zależności będziemy potrzebować. <text:span text:style-name="T213">W naszym przypadku wystarczą nam dwa artefakty:</text:span></text:p>
      <text:p text:style-name="P297"><text:s text:c="7"/>&lt;dependency&gt;</text:p>
      <text:p text:style-name="P297"><text:s text:c="12"/>&lt;groupId&gt;org.springframework.security&lt;/groupId&gt;</text:p>
      <text:p text:style-name="P297"><text:s text:c="12"/>&lt;artifactId&gt;spring-security-web&lt;/artifactId&gt;</text:p>
      <text:p text:style-name="P297"><text:s text:c="8"/>&lt;/dependency&gt;</text:p>
      <text:p text:style-name="P297"><text:s text:c="8"/>&lt;dependency&gt;</text:p>
      <text:p text:style-name="P297"><text:s text:c="12"/>&lt;groupId&gt;org.springframework.security&lt;/groupId&gt;</text:p>
      <text:p text:style-name="P297"><text:s text:c="12"/>&lt;artifactId&gt;spring-security-config&lt;/artifactId&gt;</text:p>
      <text:p text:style-name="P297"><text:s text:c="8"/>&lt;/dependency&gt;</text:p>
      <text:p text:style-name="P117"><text:s text:c="8"/></text:p>
      <text:p text:style-name="P118">W celu ujednolicenia zależności poszczególnych modułów możemy umieścić w pliku <text:span text:style-name="T287">pom.xml</text:span> w sekcji <text:span text:style-name="T214">dependencyManagement </text:span><text:span text:style-name="T221">zależność</text:span> do całej grupy modułów zwi<text:span text:style-name="T226">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119">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299"/>
      <text:p text:style-name="P34"><text:span text:style-name="T180">W ten sposób </text:span><text:span text:style-name="T181">dodaliśmy </text:span><text:span text:style-name="T104">ContextLoaderListener</text:span><text:span text:style-name="T109"> kt</text:span><text:span text:style-name="T108">óry ładuje konfigurację </text:span><text:span text:style-name="T110">zdefiniowaną</text:span><text:span text:style-name="T108"> w klasie <text:s/>WebSecurityConfig. Klasa <text:s/></text:span><text:span text:style-name="T103">WebSecurityConfig</text:span><text:span text:style-name="T108"> tworzy tylko jeden obiekt bean, który uruchamia w naszej aplikacji wiele </text:span><text:span text:style-name="T110">funkcjonalności</text:span><text:span text:style-name="T108">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120"/>
      <text:p text:style-name="P35"><text:span text:style-name="T111">D</text:span><text:span text:style-name="T106">o tych funkcjonalności możemy zaliczyć:</text:span></text:p>
      <text:p text:style-name="P35"><text:span text:style-name="T106">- </text:span><text:span text:style-name="T112">wymaganie uwierzytelnienia od każdego użytkownika aplikacji</text:span></text:p>
      <text:p text:style-name="P35"><text:span text:style-name="T106">- </text:span><text:span text:style-name="T112">wygenerowanie domyślnego formularza do logowania</text:span></text:p>
      <text:p text:style-name="P35"><text:soft-page-break/><text:span text:style-name="T106">- </text:span><text:span text:style-name="T112">pozwala użytkownikowi o loginie i haśle określonym w metodach użytych do </text:span><text:span text:style-name="T113">konfiguracji</text:span><text:span text:style-name="T112"> logować się do aplikacji</text:span></text:p>
      <text:p text:style-name="P35"><text:span text:style-name="T106">- </text:span><text:span text:style-name="T112">zabezpieczenie przechowywanego hasła przy pomocy Bcrypt (implementacja metody haszowania hasła)</text:span></text:p>
      <text:p text:style-name="P35"><text:span text:style-name="T106">- </text:span><text:span text:style-name="T112">umożliwienie użytkownikowi wylogowanie się z aplikacji</text:span></text:p>
      <text:p text:style-name="P35"><text:span text:style-name="T112">- zabezpieczenie przed atakiem </text:span><text:span text:style-name="T106">CSRF</text:span></text:p>
      <text:p text:style-name="P36"><text:span text:style-name="T112">- zabezpieczenie przed </text:span><text:span text:style-name="T106">Session Fixation</text:span></text:p>
      <text:p text:style-name="P35"><text:span text:style-name="T106">- </text:span><text:span text:style-name="T114">aktywuje integrację z nagłówkami żądań: <text:line-break/></text:span><text:span text:style-name="T106">HTTP Strict Transport Security, X-Content-Type-Options, Cache Control, X-XSS-Protection, X-Frame-Options</text:span></text:p>
      <text:p text:style-name="P35"><text:span text:style-name="T106">- </text:span><text:span text:style-name="T115">udostępnia kilka metod zdefinowanych w specyfikacji API Servletu</text:span></text:p>
      <text:p text:style-name="P96">Długość sesji</text:p>
      <text:p text:style-name="P121">Ustalenie długości sesji z poziomu aplikacji jest możliwa tylko przy użyciu pliku <text:span text:style-name="T214">web.xml</text:span> nie jest to możliwe kiedy konfiguruje się aplikację, bez użycia plików xml tak jak to ma miejsce w przypadku mojej aplikacji. <text:span text:style-name="T253">Można również ustawić długość sesji modyfikując plik web.xml Tomcata ale wtedy zmiana ta dotknie wszystkch aplikacji znajdujących się na tym serwerze. Jest natomiast możliwe ustawienie sesji dla poszczególnych żądań:</text:span></text:p>
      <text:p text:style-name="P128">HttpSession session = request.getSession();<text:line-break/>session.setMaxInactiveInterval(1<text:span text:style-name="T253">5</text:span>*60); </text:p>
      <text:p text:style-name="P122">[22]</text:p>
      <text:p text:style-name="P96"/>
      <text:h text:style-name="P402" text:outline-level="3"><text:bookmark-start text:name="__RefHeading___Toc1524_366830727"/><text:span text:style-name="T57">3.</text:span><text:span text:style-name="T67">6</text:span><text:span text:style-name="T57">.</text:span><text:span text:style-name="T62">2</text:span><text:span text:style-name="T57"> </text:span><text:span text:style-name="T59">Używając Spring </text:span><text:span text:style-name="T62">Boota</text:span><text:bookmark-end text:name="__RefHeading___Toc1524_366830727"/></text:h>
      <text:p text:style-name="P123">W przypadku Spring Boota wystraczy nam jedna zależność która <text:span text:style-name="T227">zawiera</text:span> wszystko co będzie nam potrzebne do użycia <text:span text:style-name="T227">bibliotek</text:span> z projektu Spring Security</text:p>
      <text:p text:style-name="P305"><text:s text:c="4"/>&lt;dependency&gt;</text:p>
      <text:p text:style-name="P305"><text:s text:c="8"/>&lt;groupId&gt;org.springframework.boot&lt;/groupId&gt;</text:p>
      <text:p text:style-name="P305"><text:s text:c="8"/>&lt;artifactId&gt;spring-boot-starter-security&lt;/artifactId&gt;</text:p>
      <text:p text:style-name="P306"><text:s text:c="4"/>&lt;/dependency&gt;</text:p>
      <text:p text:style-name="P319">[16] </text:p>
      <text:p text:style-name="P305"/>
      <text:p text:style-name="P124">To wszystko co potrzebujemy, żeby <text:span text:style-name="T228">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18">WebSecurityConfig </text:span><text:span text:style-name="T228"><text:s/>i tworzymy w niej klasę zwracającą </text:span><text:span text:style-name="T218">UserDetailsService.</text:span></text:p>
      <text:p text:style-name="P97"/>
      <text:p text:style-name="P98">Długość sesji</text:p>
      <text:p text:style-name="P260"><text:span text:style-name="T106">Żeby ustawić długość sesji wystarczy dodać jedną linię w pliku </text:span><text:span text:style-name="T101">application.properties</text:span><text:span text:style-name="T106">:</text:span></text:p>
      <text:p text:style-name="P261">server.servlet.session.timeout=15m</text:p>
      <text:p text:style-name="P125">Dzięki czemu długość sesji będzie wynosiła 15 minut. <text:span text:style-name="T252">[22]</text:span></text:p>
      <text:p text:style-name="P99"><text:soft-page-break/></text:p>
      <text:p text:style-name="P260"><text:span text:style-name="T66">3.</text:span><text:span text:style-name="T67">6</text:span><text:span text:style-name="T66">.</text:span><text:span text:style-name="T64">3</text:span><text:span text:style-name="T66"> </text:span><text:span text:style-name="T63">Porównanie</text:span></text:p>
      <text:p text:style-name="P262">W tym przypadku nie doświadczymy dużej różnicy. Trochę mniej zależności w pliku pom.xml oraz <text:span text:style-name="T248">dodanie adnotacji </text:span><text:span text:style-name="T219">@EnableWebSecurity</text:span><text:span text:style-name="T186"> to jest jedyne dodatkowe działanie, które jest od nas wymagane jeśli zdecydujemy się na tworzenie aplikacji przy użyciu Spring Framework. </text:span><text:span text:style-name="T187">Plusem natomiast jest możliwość łatwego ustawienia długości sesji dla zalogowanych użytkowników.</text:span></text:p>
      <text:p text:style-name="P207"/>
      <text:h text:style-name="P378" text:outline-level="2"><text:bookmark-start text:name="__RefHeading___Toc2527_3287227940"/>3.<text:span text:style-name="T251">7</text:span>. <text:span text:style-name="T251">Komunikacja z bazą danych</text:span><text:bookmark-end text:name="__RefHeading___Toc2527_3287227940"/></text:h>
      <text:p text:style-name="P263"/>
      <text:p text:style-name="P264">Spring oferuję szeroką gamę możliwości jeśli chodzi o <text:span text:style-name="T254">komunikację</text:span> ze wszelkimi z ba<text:span text:style-name="T254">za</text:span>mi danych. <text:span text:style-name="T254">Do głównych modułów wchodzących w skład projektu Spring Data możemy zaliczyć:</text:span></text:p>
      <text:list xml:id="list4274628468" text:style-name="L5">
        <text:list-item>
          <text:p text:style-name="P356">Spring Data Commons</text:p>
        </text:list-item>
        <text:list-item>
          <text:p text:style-name="P356">Spring Data JDBC</text:p>
        </text:list-item>
        <text:list-item>
          <text:p text:style-name="P356">pring Data JDBC Ext</text:p>
        </text:list-item>
        <text:list-item>
          <text:p text:style-name="P356">Spring Data JPA </text:p>
        </text:list-item>
        <text:list-item>
          <text:p text:style-name="P356">Spring Data KeyValue</text:p>
        </text:list-item>
        <text:list-item>
          <text:p text:style-name="P356">Spring Data LDAP </text:p>
        </text:list-item>
        <text:list-item>
          <text:p text:style-name="P356">Spring Data MongoDB</text:p>
        </text:list-item>
        <text:list-item>
          <text:p text:style-name="P356">Spring Data Redis</text:p>
        </text:list-item>
        <text:list-item>
          <text:p text:style-name="P356">pring Data REST </text:p>
        </text:list-item>
        <text:list-item>
          <text:p text:style-name="P356">Spring Data for Apache Cassandra</text:p>
        </text:list-item>
        <text:list-item>
          <text:p text:style-name="P356">Spring Data for Apache Geode</text:p>
        </text:list-item>
        <text:list-item>
          <text:p text:style-name="P356">Spring Data for Apache Solr </text:p>
        </text:list-item>
        <text:list-item>
          <text:p text:style-name="P356">Spring Data for Pivotal GemFire</text:p>
        </text:list-item>
      </text:list>
      <text:p text:style-name="P263"/>
      <text:p text:style-name="P53">Spring Data JPA</text:p>
      <text:p text:style-name="P44"><text:span text:style-name="T189">Ułatwia stworzenie repozytorium opartego o JPA czyli Java Persistence API. JPA jest to ustandardaryzowany zestaw reguł określający jak ma wyglądać ORM dla Javy. Jest to standard posiadający wiele implementacji. </text:span><text:span text:style-name="T190">JPA opiera się o anotacje, którymi określamy w jaki sposób obiekt</text:span><text:span text:style-name="T255">y javowe (encje w nomenklaturze javovej) mają być zmapowane na wiersze w odpowiednich tabelach. Możemy zdefinować również w jaki sposób ma zostać odzwierciedlone w bazie danych dziedziczenie obiektów oraz powiązania m</text:span><text:span text:style-name="T156">iędzy tabelami.</text:span><text:span text:style-name="T157"> Najbardziej znaną i powszechną implementacją jest Hibernate, który jest używany na niższych poziomach abstrakcji w projekcie Spring Data JPA. Do innych popularnych implementacji tego starndardu można zaliczy</text:span><text:span text:style-name="T156">ć: </text:span><text:span text:style-name="Strong_20_Emphasis"><text:span text:style-name="T134">Toplink, EclipseLink, Apache OpenJPA, DataNucleus, ObjectDB, CMobileCom JPA. </text:span></text:span><text:span text:style-name="Strong_20_Emphasis"><text:span text:style-name="T116">[</text:span></text:span><text:span text:style-name="Strong_20_Emphasis"><text:span text:style-name="T117">23</text:span></text:span><text:span text:style-name="Strong_20_Emphasis"><text:span text:style-name="T116">] </text:span></text:span></text:p>
      <text:p text:style-name="P208"><text:soft-page-break/></text:p>
      <text:p text:style-name="P54">MySQL</text:p>
      <text:p text:style-name="P209">Do przechowywania danych użyłem bazy MySQL. Jest to popularna baza danych powszechnie używana mniej wymagających środowiskach. Chociaż jest ona w pełni funkcjonalna i wystarczająco wydajna dla większości zastosowań biznesowych.</text:p>
      <text:p text:style-name="P209"/>
      <text:h text:style-name="P403" text:outline-level="3"><text:bookmark-start text:name="__RefHeading___Toc1922_4175367861"/><text:span text:style-name="T57">3.</text:span><text:span text:style-name="T65">7</text:span><text:span text:style-name="T57">.</text:span><text:span text:style-name="T59">1</text:span><text:span text:style-name="T57"> </text:span><text:span text:style-name="T59">Używając Springa</text:span><text:bookmark-end text:name="__RefHeading___Toc1922_4175367861"/></text:h>
      <text:p text:style-name="P138"/>
      <text:p text:style-name="P138"/>
      <text:h text:style-name="P403" text:outline-level="3"><text:bookmark-start text:name="__RefHeading___Toc1924_4175367861"/><text:span text:style-name="T57">3.</text:span><text:span text:style-name="T65">7</text:span><text:span text:style-name="T57">.</text:span><text:span text:style-name="T62">2</text:span><text:span text:style-name="T57"> </text:span><text:span text:style-name="T59">Używając Spring </text:span><text:span text:style-name="T62">Boota</text:span><text:bookmark-end text:name="__RefHeading___Toc1924_4175367861"/></text:h>
      <text:p text:style-name="Text_20_body">W przypadku spring b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reformatted_20_Text"><text:s text:c="8"/>&lt;dependency&gt;</text:p>
      <text:p text:style-name="Preformatted_20_Text"><text:s text:c="12"/>&lt;groupId&gt;org.springframework.boot&lt;/groupId&gt;</text:p>
      <text:p text:style-name="Preformatted_20_Text"><text:s text:c="12"/>&lt;artifactId&gt;spring-boot-starter-data-jpa&lt;/artifactId&gt;</text:p>
      <text:p text:style-name="Preformatted_20_Text"><text:s text:c="8"/>&lt;/dependency&gt;</text:p>
      <text:p text:style-name="Preformatted_20_Text"/>
      <text:p text:style-name="Preformatted_20_Text"><text:s text:c="8"/>&lt;dependency&gt;</text:p>
      <text:p text:style-name="Preformatted_20_Text"><text:s text:c="12"/>&lt;groupId&gt;mysql&lt;/groupId&gt;</text:p>
      <text:p text:style-name="Preformatted_20_Text"><text:s text:c="12"/>&lt;artifactId&gt;mysql-connector-java&lt;/artifactId&gt;</text:p>
      <text:p text:style-name="Preformatted_20_Text"><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p>
      <text:p text:style-name="Text_20_body">3. Oznaczamy odpowiednimi adnotacjami nasze klasy, które mają zostać encjami.</text:p>
      <text:p text:style-name="Preformatted_20_Text"><text:soft-page-break/>@Entity</text:p>
      <text:p text:style-name="Preformatted_20_Text">@Table(name = "json_record")</text:p>
      <text:p text:style-name="Preformatted_20_Text">public class JsonRecord </text:p>
      <text:p text:style-name="Preformatted_20_Text"/>
      <text:p text:style-name="Text_20_body">Nad nazwą klasy dodajemy adnotację @Entity, która mówi Spingowi, że ta klasa ma mieć swoją tabelę w bazie. <text:s/>W adnotacji @Table, która nie jest obowiązkowa, określamy jak ma się nazywać dana tabela zawierające encje danego typu. </text:p>
      <text:p text:style-name="Preformatted_20_Text">@Id</text:p>
      <text:p text:style-name="Preformatted_20_Text">@Column(unique = true, nullable = false)</text:p>
      <text:p text:style-name="Preformatted_20_Text">@GeneratedValue(strategy = GenerationType.IDENTITY)</text:p>
      <text:p text:style-name="Preformatted_20_Text">private Long id;</text:p>
      <text:p text:style-name="Preformatted_20_Text"/>
      <text:p text:style-name="Text_20_body">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p>
      <text:p text:style-name="Text_20_body">Kolejną adnotacją, którą użyłem przy definowaniu moich encji i połączeń między nimi jest adnotacja</text:p>
      <text:p text:style-name="Preformatted_20_Text">@OneToMany(cascade = CascadeType.ALL,</text:p>
      <text:p text:style-name="Preformatted_20_Text">orphanRemoval = true,</text:p>
      <text:p text:style-name="Preformatted_20_Text">mappedBy = "user")</text:p>
      <text:p text:style-name="Preformatted_20_Text">private List&lt;JsonRecord&gt; jsonRecords;</text:p>
      <text:p text:style-name="Preformatted_20_Text"/>
      <text:p text:style-name="Text_20_body">oraz odpowiadająca jej w klasie powiązanej:</text:p>
      <text:p text:style-name="Preformatted_20_Text">@ManyToOne()</text:p>
      <text:p text:style-name="Preformatted_20_Text">private User user;</text:p>
      <text:p text:style-name="Preformatted_20_Text"/>
      <text:p text:style-name="Text_20_body">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reformatted_20_Text">@ManyToMany(fetch = FetchType.EAGER)</text:p>
      <text:p text:style-name="Preformatted_20_Text">@JoinTable(name = "users_roles",</text:p>
      <text:p text:style-name="Preformatted_20_Text">joinColumns = @JoinColumn(name = "user_id", referencedColumnName = "id"),</text:p>
      <text:p text:style-name="Preformatted_20_Text">inverseJoinColumns = @JoinColumn(name = "role_id", referencedColumnName = "id"))</text:p>
      <text:p text:style-name="Preformatted_20_Text">private Collection&lt;Role&gt; roles;</text:p>
      <text:p text:style-name="Preformatted_20_Text"/>
      <text:p text:style-name="Text_20_body">@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Text_20_body">Ostatnią rzeczą, ktróra jest nam potrzebna, żeby korzystać z bazy danych jest stowrzenie własnego interface, który rozszerza interface JpaRepository&lt;Role, Long&gt; gdzie Role jest typem obiektu na <text:soft-page-break/>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text:span text:style-name="T345">emalie</text:span> to korzystamy z dogodności, jaką zaoferował nam omawiany moduł Spirnga. Dogodność ta polega na tym, że za pomocą samej definicji nazwy metody dajemy znać springowi jak ma stworzyć zapytanie. I tak w naszym przypadku kiedy tworzymy metodę o nazwie findByEmail to stworzone zapytane będzie miało warunek ‘<text:tab/>WHERE EMAIL = {{email podany w parametrze}}‘.</text:p>
      <text:p text:style-name="Text_20_body"/>
      <text:h text:style-name="P389" text:outline-level="3"><text:bookmark-start text:name="__RefHeading___Toc1926_4175367861"/>3.7.3 Porównanie<text:bookmark-end text:name="__RefHeading___Toc1926_4175367861"/></text:h>
      <text:p text:style-name="P139"/>
      <text:h text:style-name="P379" text:outline-level="2"><text:bookmark-start text:name="__RefHeading___Toc5939_1057761950"/><text:span text:style-name="T256">3</text:span>.<text:span text:style-name="T256">8</text:span> Testowanie aplikacji w Springu<text:bookmark-end text:name="__RefHeading___Toc5939_1057761950"/></text:h>
      <text:p text:style-name="Text_20_body"/>
      <text:p text:style-name="P265"><text:span text:style-name="T233">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296">płynącej z zastosowania zasady IoC </text:span><text:s/><text:span text:style-name="T296">dla</text:span> testów jednostkowych oraz na korzyściach płynących ze wsparcia Spring Framework dla testów integracyjnych. <text:span text:style-name="T296">[24]</text:span></text:p>
      <text:h text:style-name="P390" text:outline-level="3"><text:bookmark-start text:name="__RefHeading___Toc5941_1057761950"/>3.<text:span text:style-name="T257">8</text:span>.<text:span text:style-name="T257">1</text:span> <text:span text:style-name="T257">Spring Boot</text:span><text:bookmark-end text:name="__RefHeading___Toc5941_1057761950"/></text:h>
      <text:p text:style-name="P126"/>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215">W ten sposób Spring udostępnia nam do do dyspozycji następujące narzędzia:</text:p>
      <text:p text:style-name="P182">JUnit i Hamcrest</text:p>
      <text:p text:style-name="P160">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82">Mockito</text:p>
      <text:p text:style-name="P216"><text:span text:style-name="T139">Kolejną frameworkiem, który dostarcza starter testowy, jest Mockito. Czasami podczas testowania kodu potrzebna jest zależnością od innego obiektu, który ciężko jest zbudować lub nie </text:span><text:soft-page-break/><text:span text:style-name="T139">potrzebujemy mieć dostępu do funkcjonalności tego obiektu, a jedynie referencję do niego. W takich przypadkach można zastosować Mockito, żeby stworzyć atrapę obiektu </text:span><text:span text:style-name="T140">i zdefiniować co mamy otrzymać kiedy wywołamy odpowiednie metody z tego obiektu.</text:span></text:p>
      <text:p text:style-name="P218"><text:span text:style-name="T144">P</text:span><text:span text:style-name="T143">ozostałe biblioteki</text:span></text:p>
      <text:p text:style-name="P216"><text:span text:style-name="T139">Spring Test &amp; Spring Boot Test — </text:span><text:span text:style-name="T140">Narzędzia do o</text:span><text:span text:style-name="T139">bsług</text:span><text:span text:style-name="T140">i</text:span><text:span text:style-name="T139"> testów i testów integrac</text:span><text:span text:style-name="T140">yjnych</text:span><text:span text:style-name="T139"> aplikacji Spring Boot.</text:span></text:p>
      <text:p text:style-name="P216"><text:span text:style-name="T139">AssertJ — </text:span><text:span text:style-name="T140">biblioteka z assercjami.</text:span></text:p>
      <text:p text:style-name="P217"><text:span text:style-name="T139">JSONassert — </text:span><text:span text:style-name="T140">biblioteka z assercjami dla formatu</text:span><text:span text:style-name="T139"> JSON.</text:span></text:p>
      <text:p text:style-name="P216"><text:span text:style-name="T139">JsonPath — XPath </text:span><text:span text:style-name="T140">dla formatu</text:span><text:span text:style-name="T139"> JSON.</text:span></text:p>
      <text:p text:style-name="P160"/>
      <text:p text:style-name="P219"><text:span text:style-name="T139">S</text:span><text:span text:style-name="T138">pring Boot umożliwia nam testowanie </text:span><text:span text:style-name="T141">aplikacji udostępniając nam 3 </text:span><text:span text:style-name="T142">podstawowe </text:span><text:span text:style-name="T141">adnotacje:</text:span></text:p>
      <text:p text:style-name="P161">@SpringBootTest</text:p>
      <text:p text:style-name="P162">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219"><text:bookmark-start text:name="__DdeLink__3891_3849335869"/>@AutoConfigureMockMvc<text:bookmark-end text:name="__DdeLink__3891_3849335869"/></text:p>
      <text:p text:style-name="P222">Używając tej adnotacji dodajemy <text:span text:style-name="T279">MockMvc</text:span><text:span text:style-name="T259"> do kontekstu aplikacji </text:span>czyli obiekt, dzięki któremu możemy <text:span text:style-name="T297">wysyłać żądania HTTP do testowanej aplikacji i sprawdzić poprawność odpowiedzi. Dzięki temu p</text:span>odejści<text:span text:style-name="T298">u</text:span> wcale nie uruchamia<text:span text:style-name="T298">my </text:span>serwera, <text:span text:style-name="T298">testujemy tylko</text:span> warstwy poniżej, w której Spring obsługuje przychodzące żądanie HTTP i przekazuje je kontrolerowi. W ten sposób <text:span text:style-name="T298">cała aplikacja działa dokładnie tak jak by była normalnie uruchomiona za wyjątkiem wystartowania server, co jest koszonym procesem, który znacznie wydłuża czas testowania.</text:span></text:p>
      <text:p text:style-name="P158">@WebMvcTest</text:p>
      <text:p text:style-name="P159">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67"><text:span text:style-name="Source_20_Text"><text:span text:style-name="T25">[26] </text:span></text:span><text:span text:style-name="Source_20_Text"><text:span text:style-name="T26">[27]</text:span></text:span></text:p>
      <text:p text:style-name="P67"><text:span text:style-name="Source_20_Text"><text:span text:style-name="T26">@DataJpaTest</text:span></text:span></text:p>
      <text:p text:style-name="P68"><text:span text:style-name="Source_20_Text"><text:span text:style-name="T27">Jest kolejną adnotacją, której używamy kiedy chcemy stworzyć testy integracyjne obejmujące swoim zakresem tylk</text:span></text:span><text:span text:style-name="Source_20_Text"><text:span text:style-name="T28">o </text:span></text:span><text:span text:style-name="Source_20_Text"><text:span text:style-name="T29">funkcjonalności</text:span></text:span><text:span text:style-name="Source_20_Text"><text:span text:style-name="T28"> związane z JPA. Użycie tej adnotacji wyłączy pełną automatyczną konfigurację i zamiast tego zastosuje tylko konfigurację odpowiednią do testów </text:span></text:span><text:span text:style-name="Source_20_Text"><text:span text:style-name="T38">JPA. [28] Możemy na przykład wstrzyknąć </text:span></text:span><text:span text:style-name="Source_20_Text"><text:span text:style-name="T50">DataSource, @JdbcTemplate</text:span></text:span><text:span text:style-name="Source_20_Text"><text:span text:style-name="T38"> lub </text:span></text:span><text:span text:style-name="Source_20_Text"><text:span text:style-name="T50">@EntityManager</text:span></text:span><text:span text:style-name="Source_20_Text"><text:span text:style-name="T38">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0">application.properties</text:span></text:span><text:span text:style-name="Source_20_Text"><text:span text:style-name="T38"> lub </text:span></text:span><text:span text:style-name="Source_20_Text"><text:span text:style-name="T50">application.yml</text:span></text:span><text:span text:style-name="Source_20_Text"><text:span text:style-name="T38">. Należy pamiętać, że domyślnie kontekst aplikacji zawierający wszystkie te składniki, w tym bazę danych, jest </text:span></text:span><text:soft-page-break/><text:span text:style-name="Source_20_Text"><text:span text:style-name="T39">współdzielony</text:span></text:span><text:span text:style-name="Source_20_Text"><text:span text:style-name="T38"> przez wszystkie metody testowe we wszystkich klasach testowych z adnotacjami </text:span></text:span><text:span text:style-name="Source_20_Text"><text:span text:style-name="T50">@DataJpaTest</text:span></text:span><text:span text:style-name="Source_20_Text"><text:span text:style-name="T38">.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40">[31]</text:span></text:span></text:p>
      <text:p text:style-name="P69"><text:span text:style-name="Source_20_Text"><text:span text:style-name="T41">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1">.sql np. <text:s/>createUser.sql </text:span></text:span><text:span text:style-name="Source_20_Text"><text:span text:style-name="T41">w katalogu </text:span></text:span><text:span text:style-name="Source_20_Text"><text:span text:style-name="T51">test/resources </text:span></text:span><text:span text:style-name="Source_20_Text"><text:span text:style-name="T41">i nad metodą dodać adnotację:</text:span></text:span></text:p>
      <text:p text:style-name="P327"><text:span text:style-name="Source_20_Text"><text:span text:style-name="T301">@Sql(scripts={"classpath:createUser.sql"}) </text:span></text:span></text:p>
      <text:p text:style-name="P297"><text:span text:style-name="Source_20_Text"><text:span text:style-name="T301"/></text:span></text:p>
      <text:p text:style-name="P307"><text:span text:style-name="Source_20_Text"><text:span text:style-name="T301"/></text:span></text:p>
      <text:p text:style-name="Text_20_body"><text:span text:style-name="Source_20_Text"><text:span text:style-name="T48">Aktywacja profili podczas testowania</text:span></text:span></text:p>
      <text:p text:style-name="Text_20_body"><text:span text:style-name="Source_20_Text"><text:span text:style-name="T41">Jeśli chcemy podczas testów aktywować odpowiedni profil należy nad klasą z testami dodać adnotację:</text:span></text:span></text:p>
      <text:p text:style-name="Preformatted_20_Text"><text:span text:style-name="Source_20_Text"><text:span text:style-name="T301">@ActiveProfiles("main")</text:span></text:span></text:p>
      <text:p text:style-name="P308"><text:span text:style-name="Source_20_Text"><text:span text:style-name="T97"/></text:span></text:p>
      <text:p text:style-name="Text_20_body"><text:span text:style-name="Source_20_Text"><text:span text:style-name="T41">będziemy wtedy mieli dostęp do zmiennych </text:span></text:span><text:span text:style-name="Source_20_Text"><text:span text:style-name="T42">zdefiniowanych</text:span></text:span><text:span text:style-name="Source_20_Text"><text:span text:style-name="T41"> znajdują</text:span></text:span><text:span text:style-name="Source_20_Text"><text:span text:style-name="T43">cy</text:span></text:span><text:span text:style-name="Source_20_Text"><text:span text:style-name="T41">c</text:span></text:span><text:span text:style-name="Source_20_Text"><text:span text:style-name="T43">h</text:span></text:span><text:span text:style-name="Source_20_Text"><text:span text:style-name="T41"> się w pliku:</text:span></text:span></text:p>
      <text:p text:style-name="P315">application-&lt;profile&gt;.properties <text:span text:style-name="T322">lub </text:span>application-&lt;profile&gt;.yml</text:p>
      <text:p text:style-name="P315"/>
      <text:p text:style-name="P215">Możemy też nadpisać zmienną w danej klasie z testami dodając właściwość do adnotacji:</text:p>
      <text:p text:style-name="P316">@SpringBootTest(properties = "bar=test")</text:p>
      <text:p text:style-name="P316"/>
      <text:p text:style-name="Text_20_body"><text:span text:style-name="Source_20_Text"><text:span text:style-name="T41">Kolejnym sposobem na wskazanie pliku z właściwościami, z którego mają zostać one odczytane podczas testu jest użycie adnotacji ze wskazaniem odpowiedniej lokalizacji:</text:span></text:span></text:p>
      <text:p text:style-name="P311">@TestPropertySource(locations = "/foo.properties")</text:p>
      <text:p text:style-name="P311"/>
      <text:p text:style-name="P220"><text:span text:style-name="T214">Wstrzykiwanie Moków</text:span> </text:p>
      <text:p text:style-name="P221">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266">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267">[34] [35]</text:span></text:p>
      <text:h text:style-name="P405" text:outline-level="3"><text:bookmark-start text:name="__RefHeading___Toc5943_1057761950"/><text:span text:style-name="T145">3.</text:span><text:span text:style-name="T146">8</text:span><text:span text:style-name="T145">.</text:span><text:span text:style-name="T146">2</text:span><text:span text:style-name="T145"> </text:span><text:span text:style-name="T147">Spring Framework</text:span><text:bookmark-end text:name="__RefHeading___Toc5943_1057761950"/></text:h>
      <text:p text:style-name="P142"/>
      <text:h text:style-name="P390" text:outline-level="3"><text:bookmark-start text:name="__RefHeading___Toc5945_1057761950"/><text:soft-page-break/>3.<text:span text:style-name="T257">8</text:span>.3 Porównanie<text:bookmark-end text:name="__RefHeading___Toc5945_1057761950"/></text:h>
      <text:p text:style-name="P140"/>
      <text:h text:style-name="P380" text:outline-level="2"><text:bookmark-start text:name="__RefHeading___Toc3697_2044640427"/><text:span text:style-name="T256">3</text:span>.<text:span text:style-name="T299">9</text:span> <text:span text:style-name="T320">Szyfrowanie ruchu </text:span><text:bookmark-end text:name="__RefHeading___Toc3697_2044640427"/></text:h>
      <text:p text:style-name="P94">W dzisiejszych czasach używanie zabezpieczonego (szyfrowanego) <text:span text:style-name="T352">połączenia</text:span> HTTPS(TLS) i bardziej wydajnej wersji protokołu HTTP/2 jest standardem dla wszystkich aplikacji webowych. Łatwo można otrzymać darmowy certyfikat z <text:span text:style-name="T352">serwisu</text:span> Let's Encrypt skonfigurować TLS. Również serwery HTTP i przeglądarki powszechnie zaimplementowały <text:span text:style-name="T352">już </text:span>standard HTTP/2. Używając javy 9 lub wyższej i Spring Boota 2 w prosty sposób możemy skonfigurować i aktywować szyfrowanie ruchu. <text:span text:style-name="T353"><text:line-break/></text:span><text:a xlink:type="simple" xlink:href="https://letsencrypt.org/about/" text:style-name="Internet_20_link" text:visited-style-name="Visited_20_Internet_20_Link">[</text:a><text:span text:style-name="T353">42]</text:span></text:p>
      <text:p text:style-name="Text_20_body"/>
      <text:p text:style-name="P47">HTTP/2</text:p>
      <text:p text:style-name="P94">HTTP/2 jest następcą poprzedniego standardu. Generalnie, dla klienta zastosowanie protokołu w nowej wersji nie powinno być kłopotliwe i <text:span text:style-name="T353">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353">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353">43] </text:span><text:a xlink:type="simple" xlink:href="https://letsencrypt.org/about/" text:style-name="Internet_20_link" text:visited-style-name="Visited_20_Internet_20_Link">[</text:a><text:span text:style-name="T353">44]</text:span></text:p>
      <text:p text:style-name="Text_20_body"/>
      <text:p text:style-name="P47">TLS</text:p>
      <text:p text:style-name="Standard">Protokół TLS <text:s/><text:span text:style-name="T340">(</text:span>Transport Layer Security) został <text:span text:style-name="T340">zaprojektowany</text:span> z myślą o bezpieczeństwie i zapewnieniu prywatności w komunikacji przez internet. Podstawowym przypadkiem użycia TLS jest szyfrowanie komunikacji między aplikacjami – <text:span text:style-name="T340">przede wszystkim przeglądarkami,</text:span> a serwerami <text:span text:style-name="T340">aplikacyjnymi lub webowymi</text:span>. Możemy użyć go również do szyfrowania komunikacji mailowej czy głosowej. Ostatnią wersją jest TLS 1.3 wydan<text:span text:style-name="T340">y</text:span> w 2018 r. Jego poprzednikiem był S<text:span text:style-name="T340">S</text:span>L i czasami <text:span text:style-name="T340">można się jeszcze spotkać z tą</text:span> nazwy protokołu. Trzy podstawowe funkcję protokołu TLS to:</text:p>
      <text:list xml:id="list2004035187" text:style-name="L6">
        <text:list-item>
          <text:p text:style-name="P344">Szyfrowanie: ukrywanie danych podczas transportu przed osobami z zewnątrz</text:p>
        </text:list-item>
        <text:list-item>
          <text:p text:style-name="P344">Uwierzytelnienie: upewnienie się, że podmioty komunikujące się wiedzą z kim się komunikują</text:p>
        </text:list-item>
        <text:list-item>
          <text:p text:style-name="P344">Integralność: upewnienie się, że dane są spójne i nie zostały w żaden sposób zmienione</text:p>
        </text:list-item>
      </text:list>
      <text:p text:style-name="Text_20_body">J<text:span text:style-name="T259">eśli aplikacja chce używać TLS musi mieć certyfikat TLS zainstalowana w swoim serwerze aplikacji (w naszym przypadku jest to Tomcat). Certyfikat zostaje wydany przez </text:span><text:span text:style-name="Emphasis"><text:span text:style-name="T259">centrum certyfikacji (w naszym przypadku sami wygenerowaliśmy </text:span></text:span><text:span text:style-name="Emphasis"><text:span text:style-name="T268">taki </text:span></text:span><text:span text:style-name="Emphasis"><text:span text:style-name="T259">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268">serwer.</text:span></text:span></text:p>
      <text:p text:style-name="Text_20_body">Podczas TLS handshake, <text:span text:style-name="T340">urządzenie</text:span> użytkownika oraz serwer <text:span text:style-name="T340">webowy</text:span>:</text:p>
      <text:list xml:id="list2858391184" text:style-name="L7">
        <text:list-item>
          <text:p text:style-name="P345"><text:soft-page-break/>określają której wersji TLS będą używać (TLS 1.0, 1.2, 1.3)</text:p>
        </text:list-item>
        <text:list-item>
          <text:p text:style-name="P345"><text:span text:style-name="T340">decydują</text:span>, którego zestawu szyfrów będą <text:span text:style-name="T340">używać</text:span></text:p>
        </text:list-item>
        <text:list-item>
          <text:p text:style-name="P345">klient uwierzytelnia serwer używając certyfikatu TLS z serwera</text:p>
        </text:list-item>
        <text:list-item>
          <text:p text:style-name="P345">generowany jest klucz sesji do szyfrowania wiadomości po zakończonym handshake</text:p>
        </text:list-item>
      </text:list>
      <text:p text:style-name="Text_20_body">Ze względu na złożony proces konfigurowania połączenia TLS czas ładowania się wydłuża <text:span text:style-name="T340">i</text:span> pochłaniania jest dodatkowa moc obliczeniowa. Klient i serwer muszą komunikować się kilka razy, zanim jakiekolwiek dane zostaną przesłane, a to <text:span text:style-name="T340">zabiera</text:span> cenne milisekundy czasu ładowania aplikacji, a także trochę pamięci klienta i serwera.<text:line-break/><text:span text:style-name="T341">[45]</text:span></text:p>
      <text:p text:style-name="Text_20_body"/>
      <text:p text:style-name="P47">HTTPS</text:p>
      <text:p text:style-name="Text_20_body">HTTPS czyli HTTP Secure jest komunikacją wg protokołu HTTP szyfrowaną protokołem TLS. Żeby taką komunikację uzyskać w naszej aplikacji będziemy musieli wykonać kilka kroków:</text:p>
      <text:list xml:id="list1976087832" text:style-name="L8">
        <text:list-item>
          <text:p text:style-name="P346">Wygenerować klucz publiczny i prywatny</text:p>
        </text:list-item>
        <text:list-item>
          <text:p text:style-name="P346"><text:s/>Stworzyć żąd<text:span text:style-name="T341">a</text:span>ni<text:span text:style-name="T341">e</text:span> podpisania certyfikatu (Certificate Signing Request <text:s/>- CSR) <text:span text:style-name="T341">i</text:span> wysłać <text:span text:style-name="T341">je</text:span> do centrum <text:span text:style-name="Emphasis"><text:span text:style-name="T259">certyfikacji</text:span></text:span> (CA)</text:p>
        </text:list-item>
        <text:list-item>
          <text:p text:style-name="P346"><text:s/>Zainstalować certyfikat uzyskany od CA w naszym serwerze aplikacji. W naszym przypadku użyjemy keystore umieszczonego w Tomkacie.</text:p>
        </text:list-item>
      </text:list>
      <text:p text:style-name="P3">[46] </text:p>
      <text:h text:style-name="Heading_20_3" text:outline-level="3"><text:bookmark-start text:name="__RefHeading___Toc3976_3849335869"/>Tworzenie certyfikatu<text:bookmark-end text:name="__RefHeading___Toc3976_3849335869"/></text:h>
      <text:p text:style-name="Text_20_body">Stworzenie <text:span text:style-name="T342">certyfikatu</text:span> i odpowiednich kluczy prywatnych i publicznych dla naszego lokalnego centrum certyfikacji i se<text:span text:style-name="T342">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59">gdzie będziemy trzymali wszystkie artefakty potrzebne do stworzenia naszego centrum certyfikacji</text:span></text:span></text:p>
      <text:p text:style-name="Text_20_body"><text:span text:style-name="Emphasis">server – </text:span><text:span text:style-name="Emphasis"><text:span text:style-name="T259">gdzie będziemy trzymać artefakty potrzebne do stworzenia certyfikatu</text:span></text:span></text:p>
      <text:p text:style-name="Text_20_body"><text:span text:style-name="Emphasis"><text:span text:style-name="T269">Później</text:span></text:span><text:span text:style-name="Emphasis"><text:span text:style-name="T259"> tworzymy klucze (publiczny i prywatny) i certyfikat na potrzeby centrum certyfikacji (certificate authority – CA). Użyjemy do tego narzędzia keytool </text:span></text:span><text:span text:style-name="Emphasis"><text:span text:style-name="T269">znajdującego</text:span></text:span><text:span text:style-name="Emphasis"><text:span text:style-name="T259">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259">Dzięki tej komendzie dostajemy keystore czyli plik z kluczami. Teraz możemy z ketstorea wyeksportować certyfika</text:span></text:span><text:span text:style-name="Emphasis"><text:span text:style-name="T269">t</text:span></text:span><text:span text:style-name="Emphasis"><text:span text:style-name="T259">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text:soft-page-break/>ext EKU:c=serverAuth -ext "SAN:c=DNS:localhost,IP:127.0.0.1" -validity 3650 -keystore ./server.jks -storepass secret -keypass secret</text:p>
      <text:p text:style-name="Preformatted_20_Text"/>
      <text:p text:style-name="Standard"><text:span text:style-name="T342">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342">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259">Następnie należy zaimportować certyfikat CA do naszej przeglądarki. Importowanym plikiem jest </text:span><text:span text:style-name="Emphasis"><text:span text:style-name="T279">ca.pem. </text:span></text:span></text:p>
      <text:p text:style-name="P281"><text:span text:style-name="Emphasis"><text:span text:style-name="T274">[42]</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279">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343">omówionym</text:span> <text:s/>powyżej.</text:p>
      <text:h text:style-name="P380" text:outline-level="2"><text:soft-page-break/></text:h>
      <text:h text:style-name="P380" text:outline-level="2"><text:bookmark-start text:name="__RefHeading___Toc5947_1057761950"/><text:span text:style-name="T256">3</text:span>.<text:span text:style-name="T320">10</text:span> <text:span text:style-name="T258">Wdrażanie aplikacji na środowisko produkcyjne</text:span><text:bookmark-end text:name="__RefHeading___Toc5947_1057761950"/></text:h>
      <text:p text:style-name="P266"/>
      <text:h text:style-name="P391" text:outline-level="3"><text:bookmark-start text:name="__RefHeading___Toc5949_1057761950"/>3.<text:span text:style-name="T320">10</text:span>.<text:span text:style-name="T257">1</text:span> <text:span text:style-name="T257">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wletów. <text:span text:style-name="T346">Najpierw musimy przygotować paczkę z aplikają oraz wszystkimi bibliotekami potrzebnymi naszej aplikacji. Wykorzystujemy do tego narzędzie do budowania aplikacji czyli w naszym przypadku Mavena. Wystarczy w folderze z plikiem </text:span><text:span text:style-name="T288">pom.xml </text:span><text:span text:style-name="T265">wpisać komendę:</text:span></text:p>
      <text:p text:style-name="Preformatted_20_Text">mvn package</text:p>
      <text:p text:style-name="Preformatted_20_Text"/>
      <text:p text:style-name="P223">Komenda ta wywołuje po kolei wszystkie fazy budowania paczki i na koniec w folderze <text:span text:style-name="T279">target </text:span><text:span text:style-name="T259">dostajemy plik </text:span><text:span text:style-name="T279">nazwa_aplikacji.war</text:span><text:span text:style-name="T259">. Fazy budowania aplikacji w kolejności wykonania:</text:span></text:p>
      <text:list xml:id="list1100979054" text:style-name="L9">
        <text:list-item>
          <text:p text:style-name="P406">validate</text:p>
        </text:list-item>
        <text:list-item>
          <text:p text:style-name="P406">generate-sources</text:p>
        </text:list-item>
        <text:list-item>
          <text:p text:style-name="P406">process-sources</text:p>
        </text:list-item>
        <text:list-item>
          <text:p text:style-name="P406">generate-resources</text:p>
        </text:list-item>
        <text:list-item>
          <text:p text:style-name="P406">process-resources</text:p>
        </text:list-item>
        <text:list-item>
          <text:p text:style-name="P406">compile</text:p>
        </text:list-item>
        <text:list-item>
          <text:p text:style-name="P406">package</text:p>
        </text:list-item>
      </text:list>
      <text:p text:style-name="Preformatted_20_Text"/>
      <text:p text:style-name="P224"><text:span text:style-name="T346">Teraz mając ten plik możemy umieścić go w folde</text:span>rze <text:span text:style-name="T279">tomcat/webabs.</text:span><text:span text:style-name="T259"> </text:span><text:span text:style-name="T270">Dzięki temu tomcat wypakuje pliki znajdujące się w tej paczce i uruchomi naszą aplikację. [48]</text:span></text:p>
      <text:h text:style-name="P392" text:outline-level="3">3.<text:span text:style-name="T347">9.2</text:span> <text:span text:style-name="T257">Spring Boot</text:span></text:h>
      <text:p text:style-name="P55">WAR vs JAR</text:p>
      <text:p text:style-name="P225">Domyślnie Spring Boot pakuje aplikacje w plik, który jest wykonywalnym JARem z umieszczonym w środku Tomcatem. Można go uruchomić komendą <text:span text:style-name="T279">java -jar nazwa_aplikacji.jar. </text:span><text:span text:style-name="T259">Czasem pojawia się jednak potrzeba, żeby wdrożyć aplikację na istniejący server. Tak jak to zostało opisane w poprzednim podrozdziale. Musimy wtedy w pliku </text:span><text:span text:style-name="T279">pom.xml</text:span><text:span text:style-name="T259"> </text:span><text:span text:style-name="T271">należy zmienić sposób pakowania:</text:span></text:p>
      <text:p text:style-name="Preformatted_20_Text">&lt;packaging&gt;war&lt;/packaging&gt;</text:p>
      <text:p text:style-name="Preformatted_20_Text"/>
      <text:p text:style-name="P226">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72">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73"><text:soft-page-break/>[49]</text:p>
      <text:p text:style-name="P273"/>
      <text:p text:style-name="P57"><text:span text:style-name="T47">O</text:span><text:span text:style-name="T46">baraz dockerowy aplikacji</text:span></text:p>
      <text:p text:style-name="P278">Docker to zestaw narzędzi do zarządzania kontenerami Linuksa z aspektem „społecznościowym”, umożliwiający użytkownikom publikowanie obrazów kontenerów i korzystanie <text:span text:style-name="T380">obrazów</text:span> opublikowanych przez innych. <text:span text:style-name="T381">Istotę dockera i korzyści płynące z korzystania z tego narzędzia opisałem w drugim rozdziale, więc teraz przejdę do kornetów i opiszę co jest wymagane, żeby stworzyć obraz dockerowy z naszą aplikacją i wdrożyć ją na środowisko gdzie zostanie uruchomiona.</text:span></text:p>
      <text:p text:style-name="P279">W pierwszej kolejności musimy zainstalować dockera u siebie na maszynie. Jeśli chodzi o Linuxa to instalacja sprowadza się do wpisania kilku <text:span text:style-name="T382">komend w celu aktualizacji pakietów, dodania oficjalnego klucza GPG, ustawienia repozytorium i wreszcie instalacji silnika dockera:</text:span></text:p>
      <text:p text:style-name="Preformatted_20_Text">sudo apt-get install docker-ce docker-ce-cli containerd.io</text:p>
      <text:p text:style-name="P172">[53]</text:p>
      <text:p text:style-name="P173">Później wystarczy wpisać poniższą komendę w głównym katalogu aplikacji:</text:p>
      <text:p text:style-name="Preformatted_20_Text">./mvnw spring-boot:build-image -Dspring-boot.build-image.imageName=kcichecki/json-flattener</text:p>
      <text:p text:style-name="Preformatted_20_Text"/>
      <text:p text:style-name="P280">gdzie <text:span text:style-name="T279">spring-boot:build-image </text:span><text:span text:style-name="T259">jest komendą udostępnioną przez plugin spring-boot a</text:span><text:span text:style-name="T279"> -Dspring-boot.build-image.imageName</text:span><text:span text:style-name="T259"> jest parametrem określającym nazwę obrazu. </text:span><text:span text:style-name="T273">Jest to podejście bardzo uproszczone dzięki pluginowi w Mavenie stworzonemu specjalnie na potrzeby pracy z Dockerem. Dzięki temu nie potrzebujemy również </text:span><text:span text:style-name="T289">Dockerfile. </text:span><text:span text:style-name="T273"><text:s/></text:span><text:span text:style-name="T272">Teraz już możemy uruchomić obraz dockerowy używając poniższej komendy:</text:span></text:p>
      <text:p text:style-name="Preformatted_20_Text">docker run -p 7777:7777 json-flattener:1.0.0</text:p>
      <text:p text:style-name="Preformatted_20_Text"/>
      <text:p text:style-name="P282">Gdzie flaga -p oznacza mapowanie portów, czyli ruch sieciowy przychodzący na port 7777 naszej maszyny będzie kierowany na port 7777 kontenera. </text:p>
      <text:p text:style-name="P283">Teraz możemy zobaczyć listę uruchomionych kontenerów używając tej komendy:</text:p>
      <text:p text:style-name="Preformatted_20_Text">docker ps</text:p>
      <text:p text:style-name="Preformatted_20_Text"/>
      <text:p text:style-name="P283">oraz wyłączyć kontener:</text:p>
      <text:p text:style-name="Preformatted_20_Text">docker stop vigorous_wright</text:p>
      <text:p text:style-name="Preformatted_20_Text"/>
      <text:p text:style-name="P284">Obraz możemy uruchamiać podając w parametrze nazwę profilu z jakim chcemy uruchomić aplikację w Dockerze:</text:p>
      <text:p text:style-name="P321">docker run -e "SPRING_PROFILES_ACTIVE=deploy" -p 7777:7777 json-flattener:1.0.0</text:p>
      <text:p text:style-name="P321"/>
      <text:p text:style-name="P174">Jeśli chcemy debugować aplikację uruchomioną w Dockerze do komendy uruchamiającej obraz należy dodać parametr: </text:p>
      <text:p text:style-name="Preformatted_20_Text">"JAVA_TOOL_OPTIONS=-agentlib:jdwp=transport=dt_socket,address=5005,server=y,suspend=n"</text:p>
      <text:p text:style-name="P171"/>
      <text:p text:style-name="P285"><text:soft-page-break/>I po uruchomieniu obrazu dockerowego możemy się w naszym IDE podłączyć do portu wystawionego na potrzeby debugu - 5005;</text:p>
      <text:p text:style-name="P286">[54]</text:p>
      <text:p text:style-name="P273"/>
      <text:p text:style-name="P273"/>
      <text:h text:style-name="P393" text:outline-level="3">3.<text:span text:style-name="T299">9</text:span>.3 <text:span text:style-name="T379">Część wspólna</text:span></text:h>
      <text:p text:style-name="P141"/>
      <text:p text:style-name="P55">Wdrażanie w chmurze</text:p>
      <text:p text:style-name="Text_20_body">Obecnie standardem jeśli chodzi o wdrażanie aplikacji na środowiska produkcyjne czy testowe jest korzystanie z usług w chmurze. <text:span text:style-name="T372">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1543440152" text:style-name="L10">
        <text:list-item>
          <text:p text:style-name="P358">Cloud Foundry</text:p>
        </text:list-item>
        <text:list-item>
          <text:p text:style-name="P357">Heroku</text:p>
        </text:list-item>
        <text:list-item>
          <text:p text:style-name="P357">Google Cloud</text:p>
        </text:list-item>
        <text:list-item>
          <text:p text:style-name="P359">AWS</text:p>
        </text:list-item>
      </text:list>
      <text:p text:style-name="P274">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3295368875" text:style-name="L11">
        <text:list-item>
          <text:p text:style-name="P360">AWS Elastic Beanstalk</text:p>
        </text:list-item>
        <text:list-item>
          <text:p text:style-name="P368">AWS Code Deploy</text:p>
        </text:list-item>
        <text:list-item>
          <text:p text:style-name="P368">AWS OPS Works</text:p>
        </text:list-item>
        <text:list-item>
          <text:p text:style-name="P368">AWS Cloud Formation</text:p>
        </text:list-item>
        <text:list-item>
          <text:p text:style-name="P368">AWS Container Registry</text:p>
        </text:list-item>
      </text:list>
      <text:p text:style-name="Standard">[50]</text:p>
      <text:p text:style-name="Standard"/>
      <text:p text:style-name="P55">AWS Elastic Beanstalk</text:p>
      <text:p text:style-name="P275">W naszym przypadku zdecydowałem się wdrożenie przy użyciu AWS Elastic Beanstalk. <text:span text:style-name="T374">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text:span><text:soft-page-break/><text:span text:style-name="T374">wykonać większość zadań związanych z wdrożeniem takich jak zmiana wielkości instancji EC2 lub monitoring aplikacji bezpośrednio z Elastic Beanstalk.</text:span></text:p>
      <text:p text:style-name="P276"><text:span text:style-name="T375">[5</text:span><text:span text:style-name="T376">1</text:span><text:span text:style-name="T375">]</text:span></text:p>
      <text:p text:style-name="P56">Wdrażanie aplikacji na <text:span text:style-name="T373">Elastic Beanstalk</text:span></text:p>
      <text:p text:style-name="P212">Elastic Beanstalk udostępnia dwie platformy:</text:p>
      <text:p text:style-name="P210">Tomcat – <text:span text:style-name="T378">jest platformą zawierającą kontener aplikacji Tomcat (możemy wybrać różne wersje kontenera)</text:span>. Tomcat jest przesłonięty serwerem proxy nginx, który przekazuje żądania do aplikacji. <text:span text:style-name="T377">Dzięki temu może on odciążyć aplikację i serwować statyczne pliki. </text:span><text:s/><text:span text:style-name="T377">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210">Java SE platform – <text:span text:style-name="T378">jest drugą wersją, którą możemy wybrać przy wdrażaniu aplikacji. Tutaj różnica polega na tym, że umieszczamy na platformie aplikację w formacie JAR. Również mamy do dyspozycji nginxa. </text:span></text:p>
      <text:p text:style-name="P211">[52]</text:p>
      <text:p text:style-name="P139"/>
      <text:h text:style-name="P381" text:outline-level="2"><text:bookmark-start text:name="__RefHeading___Toc3904_3849335869"/><text:span text:style-name="T256">3</text:span>.<text:span text:style-name="T320">11</text:span> <text:span text:style-name="T323">Monitorowanie działania aplikacji</text:span><text:bookmark-end text:name="__RefHeading___Toc3904_3849335869"/></text:h>
      <text:p text:style-name="P130"/>
      <text:p text:style-name="P83"><text:span text:style-name="T16">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52">cichecki.kacper.jsonflattener </text:span><text:span text:style-name="T16">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92"><text:span text:style-name="T17">Spring </text:span><text:span text:style-name="T18">Actuatora </text:span><text:span text:style-name="T17">j</text:span><text:span text:style-name="T30">est to funkcjonalnoś</text:span><text:span text:style-name="T31">cią</text:span><text:span text:style-name="T30"> przeznaczon</text:span><text:span text:style-name="T31">ą</text:span><text:span text:style-name="T30"> dla Spring Boota, więc </text:span><text:span text:style-name="T32">żeby użyć jej w projektcie gdzie jest używany tylko Spring Framework należy dodać kilka zależności i stworzyć odpowiednie klasy konfiguracyjne. </text:span><text:span text:style-name="T33">W Spring Boocie mamy to wszystko dostarczone i skonfigurowane przez twórców projektu. </text:span><text:span text:style-name="T34">[36]</text:span></text:p>
      <text:h text:style-name="P341" text:outline-level="1"><text:bookmark-start text:name="__RefHeading___Toc3906_3849335869"/>Spring Boot Admin<text:bookmark-end text:name="__RefHeading___Toc3906_3849335869"/></text:h>
      <text:p text:style-name="P277"><text:span text:style-name="T24">Kolejnym przydatnym narzędziem ułatwiającym zarządzanie i monitorowanie naszej aplikacji jest </text:span><text:span text:style-name="T49">Spring Boot Admin. </text:span><text:span text:style-name="T24"><text:s/>Jest to aplikacja webowa, która <text:s/>pod spodem używa Spring Boot Actuatora. </text:span><text:span text:style-name="T35">Ma, więc ona dostęp do wszystkich informacji udostępnionych przez naszą aplikację, którą chcemy monitorować i modyfikować w czasie działania. Dzięki temu narzędziu, osoby nieznające</text:span><text:span text:style-name="T24"> </text:span><text:soft-page-break/><text:span text:style-name="T24">Udostępnia nam graficzny </text:span><text:span text:style-name="T35">interfejs</text:span><text:span text:style-name="T24"> dzięki, któremu zarządzanie aplikacją staje się bardziej przejrzyste. </text:span><text:span text:style-name="T35">Projekt ten został </text:span><text:span text:style-name="T36">stworzony</text:span><text:span text:style-name="T35"> przez społeczność pracującą przy rozbudowie platformy Spring.[37]</text:span></text:p>
      <text:p text:style-name="P169"/>
      <text:p text:style-name="P170"/>
      <text:h text:style-name="P382" text:outline-level="2"><text:bookmark-start text:name="__RefHeading___Toc3937_3849335869"/><text:span text:style-name="T256">3</text:span>.<text:span text:style-name="T320">12</text:span> <text:span text:style-name="T329">Pozostałe funkcjonalności i cechy projektu Spring Boot</text:span><text:bookmark-end text:name="__RefHeading___Toc3937_3849335869"/></text:h>
      <text:p text:style-name="P131"/>
      <text:p text:style-name="P183">Logowanie</text:p>
      <text:p text:style-name="P163">Spring Boot używa biblioteki <text:span text:style-name="T214">Apache Commons Logging</text:span>, <text:span text:style-name="T334">która służy jako adapter łączący różne biblioteki służące do logowania. W Spring Boocie dzięki autokonfiguracji mamy do dyspozycji 3 biblioteki <text:s/></text:span><text:span text:style-name="T220">Java Util Logging, Log4J2 </text:span><text:span text:style-name="T334">i</text:span><text:span text:style-name="T220"> Logback</text:span><text:span text:style-name="T334">. Każda z nich jest skonfigurowana, tak żeby wypisywać logi do konsoli. Domyślną biblioteką jest </text:span><text:span text:style-name="T220">Logback</text:span><text:span text:style-name="T284">. </text:span><text:span text:style-name="T334">Standardowo logowane są takie informacje jak:</text:span></text:p>
      <text:list xml:id="list2088582962" text:style-name="L12">
        <text:list-item>
          <text:p text:style-name="P361">data i czas</text:p>
        </text:list-item>
        <text:list-item>
          <text:p text:style-name="P362">poziome logowania: ERROR, WARN, INFO, DEBUG lub TRACE</text:p>
        </text:list-item>
        <text:list-item>
          <text:p text:style-name="P362">ID procesu</text:p>
        </text:list-item>
        <text:list-item>
          <text:p text:style-name="P362">nazwa wątku</text:p>
        </text:list-item>
        <text:list-item>
          <text:p text:style-name="P362">nazwa loggera</text:p>
        </text:list-item>
        <text:list-item>
          <text:p text:style-name="P362">logowana wiadomość</text:p>
        </text:list-item>
      </text:list>
      <text:p text:style-name="P88"><text:span text:style-name="T24">Domyślnym poziomem logowania jest INFO. </text:span><text:span text:style-name="T37">Jeśli chcemy, żeby aplikacja logowała więcej informacji możemy ją odpalić w trybie debug doddając odpowiedni parametr przy uruchamianiu aplikacji:</text:span></text:p>
      <text:p text:style-name="Preformatted_20_Text"><text:span text:style-name="T37"><text:tab/></text:span>java -jar myapp.jar --debug</text:p>
      <text:p text:style-name="P164"/>
      <text:p text:style-name="P165">Możemy też dodać właściwość do pliku z właściwościami aplikacji gdzie definiujemy poziom logowania np.:</text:p>
      <text:p text:style-name="Preformatted_20_Text"><text:span text:style-name="T37"><text:tab/></text:span><text:span text:style-name="T305">debug=true<text:line-break/><text:tab/></text:span><text:span text:style-name="T304">trace=true</text:span></text:p>
      <text:p text:style-name="P312"/>
      <text:p text:style-name="Text_20_body"><text:span text:style-name="T304">Aktywowanie dokładniejszego poziomu logowania zwiększa tylko logowanie logerów użytych w modułach aplikacji takich jak Hibernate, Spring Boot czy kontener aplikacji, nie zmienia poziomu logowania samej </text:span><text:span text:style-name="T306">aplikacji</text:span><text:span text:style-name="T304">, czyli tych logerów użytych przez nas podczas pisania kodu.</text:span></text:p>
      <text:p text:style-name="Text_20_body"><text:span text:style-name="T304">Jeśli dodatkowo chcemy, żeby logi były zapisywane w pliku należy podać nazwę pliku lub ścieżkę do tego pliku w pliku </text:span><text:span text:style-name="T307">application.properties:</text:span></text:p>
      <text:p text:style-name="P313"/>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67"><text:soft-page-break/>Rozmiar pliku z logami jest ustawiony na 10Mb. Jeśli przekroczy ten rozmiar jest robiona rotacja plików. Rozmiar ten można modyfikować odpowiednimi właściwościami. <text:span text:style-name="T335">Czas przechowywania oraz sumaryczną wagę wszystkich plików z logami również można zdefiniować w pliku z właściwościami aplikacji. Domyślnie przechowywane są one 7 dni. </text:span></text:p>
      <text:p text:style-name="P89">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89">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68">Kolejną przydatną konfiguracją jest ustawienie logowania dla <text:span text:style-name="T343">kontenera</text:span> aplikacji (domyślnie Tomcata):</text:p>
      <text:p text:style-name="Preformatted_20_Text"/>
      <text:p text:style-name="P309">server.tomcat.accesslog.enabled=true</text:p>
      <text:p text:style-name="P309"><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68">W ten sposób aktywujemy logowanie wszystkich żądań wpadających do Tomcata. Skonfigurowaliśmy również nazwę pliku z logami, <text:span text:style-name="T336">jego lokalizację względem lokalizacji gdzie znajduje się aplikacji</text:span> oraz format daty użyty w logach.</text:p>
      <text:p text:style-name="P269">Jeśli jednak taki zakres konfiguracji nam nie wystarcza należy umieścić plik z <text:span text:style-name="T343">konfiguracją</text:span> odpowiedni dla naszej biblioteki do logowania. Spring w <text:span text:style-name="T343">pierwszej</text:span> kolejności szuka pliku <text:span text:style-name="T279">logback.xml </text:span>w naszej classpath. Przykładowa <text:span text:style-name="T343">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310">&lt;/configuration&gt;</text:p>
      <text:p text:style-name="P318">[39]</text:p>
      <text:p text:style-name="P318"/>
      <text:p text:style-name="P184">Etag</text:p>
      <text:p text:style-name="P166">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37">i w odpowiedzi zwracany jest nagłówek </text:span><text:span text:style-name="T279">Etag</text:span> <text:span text:style-name="T337">z </text:span><text:soft-page-break/><text:span text:style-name="T337">wyliczoną wartością. Następnie przeglądarka wysyłąjąc żądanie pod ten sam URL załącza </text:span>nagłówek <text:span text:style-name="T279">If-None-Match</text:span> <text:span text:style-name="T337">z podaną wartością. Na podstawie tego nagłówka server aplikacji, a w naszym przypadku filter </text:span><text:span text:style-name="T285">ShallowEtagHeaderFilter</text:span><text:span text:style-name="T337">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więc nie zyskujemy na mocy obliczeniowej. Jest to prosty, płytki sposób na przyspieszenie komunikacji klienta z serwerem, stąd nazwa Shallow. Żeby aktywować mechanizm nagłówków Etag należy dodać do konfiguracji beana:</text:span></text:p>
      <text:p text:style-name="P314">@Bean</text:p>
      <text:p text:style-name="P311">public ShallowEtagHeaderFilter shallowEtagHeaderFilter() {</text:p>
      <text:p text:style-name="P311"><text:tab/>return new ShallowEtagHeaderFilter();</text:p>
      <text:p text:style-name="P311">}</text:p>
      <text:p text:style-name="P311"/>
      <text:p text:style-name="P364">[40]</text:p>
      <text:p text:style-name="P167">W Spingu mamy również możliwość zaimplementowania <text:span text:style-name="T390">bardziej skomplikowanych mechanizmów generujących nagłówek Etag</text:span>. <text:span text:style-name="T390">Możemy w ten sposób zaoszczędzić pracę procesora lub uniknąć potrzeby odpytywania bazy danych. Wymaga to jednak zaimplementowania logiki określającej czy dany widok został zmieniony. Przydane w tym celu mogą być Interceptory, które przechwytują żądania i w których możemy zawrzeć logikę sprawdzająca czy należy renderować nowy widok czy zwrócić odpowiedni nagłówek oraz Listenery,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text:s/>nie generujemy nowego tylko zwracamy odpowiedni nagłówek. Mechanizm Etagów pochodzi z projektu Spring MVC. </text:span></text:p>
      <text:p text:style-name="P365">[56]</text:p>
      <text:p text:style-name="P167"/>
      <text:p text:style-name="P167"/>
      <text:p text:style-name="P184"/>
      <text:p text:style-name="P185">Asynchroniczne wywoływanie metod</text:p>
      <text:p text:style-name="P168">W Springu (cecha wspólna dla Boot i Framework) w łatwy sposób możemy wywoływać asynchronicznie metody. Żeby wywołać asynchrnicznie metodę należy nad nią umieścić adnotację <text:span text:style-name="T214">@Async.</text:span> Innymi słowy, obiekt wywołujący wraca natychmiast po wywołaniu, podczas gdy rzeczywiste wykonanie metody następuje w zadaniu przesłanym do Spring <text:span text:style-name="T214">TaskExecutor</text:span>. W najprostszym przypadku można zastosować adnotację do metody, która zwraca wartość <text:span text:style-name="T279">void</text:span>, jak <text:s/>w poniższym przykładzie:</text:p>
      <text:p text:style-name="Preformatted_20_Text">@Async</text:p>
      <text:p text:style-name="Preformatted_20_Text">void doSomething(String s) {</text:p>
      <text:p text:style-name="Preformatted_20_Text"><text:tab/>...</text:p>
      <text:p text:style-name="Preformatted_20_Text">}</text:p>
      <text:p text:style-name="Text_20_body"/>
      <text:p text:style-name="P198"><text:soft-page-break/>Możemy również wywoływać metody, które zwracają konkretną wartość. Ale wtedy taka metoda zwraca nam obiekt klasy implementującej interface <text:span text:style-name="T279">Future</text:span><text:span text:style-name="T259">:</text:span></text:p>
      <text:p text:style-name="Preformatted_20_Text">@Async</text:p>
      <text:p text:style-name="Preformatted_20_Text">Future&lt;String&gt; returnSomething(int i) {</text:p>
      <text:p text:style-name="Preformatted_20_Text"><text:tab/>...</text:p>
      <text:p text:style-name="Preformatted_20_Text">}</text:p>
      <text:p text:style-name="P199"/>
      <text:p text:style-name="P199">Żeby móc wywoływać metody asynchronicznie najpierw musimy aktywować tą funkcjonalność. Możemy to zrobić poprzez dodanie odpowiedniej adnotacji do klasy konfiguracyjnej:</text:p>
      <text:p text:style-name="Preformatted_20_Text">@Configuration</text:p>
      <text:p text:style-name="Preformatted_20_Text">@EnableAsync</text:p>
      <text:p text:style-name="Preformatted_20_Text">public class SpringAsyncConfig { ... }</text:p>
      <text:p text:style-name="Preformatted_20_Text"/>
      <text:p text:style-name="P199">lub w konfiguracji w pliku xml:</text:p>
      <text:p text:style-name="Preformatted_20_Text">&lt;task:executor id="myexecutor" pool-size="5" <text:s/>/&gt;</text:p>
      <text:p text:style-name="Preformatted_20_Text">&lt;task:annotation-driven executor="myexecutor"/&gt;</text:p>
      <text:p text:style-name="P199"/>
      <text:p text:style-name="P270">Domyślnie, Spring używa <text:span text:style-name="T279">SimpleAsyncTaskExecutor</text:span><text:span text:style-name="T259"> do asynchronicznego wywołania metod. Możemy nadpisać tą konfigurację i użyć innego egzekutora do wywołania zadań podając jego nazwę w atrybutach adnotacji:</text:span></text:p>
      <text:p text:style-name="Preformatted_20_Text">@Bean(name = "threadPoolTaskExecutor")</text:p>
      <text:p text:style-name="Preformatted_20_Text">public Executor threadPoolTaskExecutor() {</text:p>
      <text:p text:style-name="Preformatted_20_Text"><text:s text:c="4"/>return new ThreadPoolTaskExecutor();</text:p>
      <text:p text:style-name="Preformatted_20_Text">}</text:p>
      <text:p text:style-name="Preformatted_20_Text"/>
      <text:p text:style-name="Preformatted_20_Text">@Async("threadPoolTaskExecutor")</text:p>
      <text:p text:style-name="Preformatted_20_Text">public void asyncMethodWithConfiguredExecutor() {</text:p>
      <text:p text:style-name="Preformatted_20_Text"><text:s text:c="4"/>...</text:p>
      <text:p text:style-name="Preformatted_20_Text">}</text:p>
      <text:p text:style-name="P199"/>
      <text:p text:style-name="P270">Możemy również zmienić domyślny egzekutor dla całej aplikacji. Musimy w klasie konfiguracyjnej zaimplementować interfejs AsyncConfigurer i nadpisać odpowiednią metodę:</text:p>
      <text:p text:style-name="Preformatted_20_Text">@Configuration</text:p>
      <text:p text:style-name="Preformatted_20_Text">@EnableAsync</text:p>
      <text:p text:style-name="Preformatted_20_Text">public class SpringAsyncConfig implements AsyncConfigurer {</text:p>
      <text:p text:style-name="Preformatted_20_Text"><text:s text:c="4"/>@Override</text:p>
      <text:p text:style-name="Preformatted_20_Text"><text:s text:c="4"/>public Executor getAsyncExecutor() {</text:p>
      <text:p text:style-name="Preformatted_20_Text"><text:s text:c="8"/>return new ThreadPoolTaskExecutor();</text:p>
      <text:p text:style-name="Preformatted_20_Text"><text:s text:c="4"/>}</text:p>
      <text:p text:style-name="Preformatted_20_Text">}</text:p>
      <text:p text:style-name="P200">[47]</text:p>
      <text:p text:style-name="Preformatted_20_Text"/>
      <text:p text:style-name="Preformatted_20_Text"/>
      <text:p text:style-name="P47">Interceptor</text:p>
      <text:p text:style-name="Preformatted_20_Text"/>
      <text:p text:style-name="Preformatted_20_Text"/>
      <text:p text:style-name="Preformatted_20_Text"/>
      <text:p text:style-name="Preformatted_20_Text"/>
      <text:p text:style-name="P47">Eventy w Aplikacji i Listenery</text:p>
      <text:p text:style-name="P303"/>
      <text:p text:style-name="P303"><text:soft-page-break/>https://docs.spring.io/spring-boot/docs/current/reference/htmlsingle/#boot-features-application-events-and-listeners</text:p>
      <text:p text:style-name="Preformatted_20_Text"/>
      <text:h text:style-name="P342" text:outline-level="1"><text:bookmark-start text:name="__RefHeading___Toc748_1849423115"/>Zakończenie <text:bookmark-end text:name="__RefHeading___Toc748_1849423115"/></text:h>
      <text:p text:style-name="P271">Jak zakładali twórcy projektu Spring Boot tworzenie i uruchamianie aplikacji jest szybsze, wygodniejsze i bardziej efektywne kiedy wybierzemy ich projekt zamiast projektu Spring Framework. </text:p>
      <text:p text:style-name="P271"/>
      <text:p text:style-name="P271"/>
      <text:p text:style-name="Text_20_body">skomentowanie trudności w realizacji tematu, plany rozwoju, itp.</text:p>
      <text:p text:style-name="Text_20_body"/>
      <text:p text:style-name="P4"/>
      <text:p text:style-name="P1"/>
      <text:p text:style-name="P1"/>
      <text:p text:style-name="P1">* [Building a RESTful Web Service](https://spring.io/guides/gs/rest-service/)</text:p>
      <text:p text:style-name="P1">* [Serving Web Content with Spring MVC](https://spring.io/guides/gs/serving-web-content/)</text:p>
      <text:p text:style-name="P1">* [Building REST services with Spring](<text:a xlink:type="simple" xlink:href="https://spring.io/guides/tutorials/bookmarks/" text:style-name="Internet_20_link" text:visited-style-name="Visited_20_Internet_20_Link">https://spring.io/guides/tutorials/bookmarks/</text:a>)</text:p>
      <text:p text:style-name="P5"/>
      <text:h text:style-name="Heading_20_1" text:outline-level="1"><text:bookmark-start text:name="__RefHeading___Toc2529_3287227940"/>Bibliografia<text:bookmark-end text:name="__RefHeading___Toc2529_3287227940"/></text:h>
      <text:p text:style-name="P5"/>
      <text:p text:style-name="P1"><text:a xlink:type="simple" xlink:href="https://docs.spring.io/spring/docs/current/spring-framework-reference/web.html" text:style-name="Internet_20_link" text:visited-style-name="Visited_20_Internet_20_Link">https://docs.spring.io/spring/docs/current/spring-framework-reference/web.html</text:a></text:p>
      <text:p text:style-name="P1"/>
      <text:p text:style-name="P1"><text:a xlink:type="simple" xlink:href="https://www.baeldung.com/spring-vs-spring-boot" text:style-name="Internet_20_link" text:visited-style-name="Visited_20_Internet_20_Link">https://www.baeldung.com/spring-vs-spring-boot</text:a></text:p>
      <text:p text:style-name="P1"/>
      <text:p text:style-name="P2"><text:span text:style-name="T354">budowanie kontenera contextu I kontenera springa: </text:span><text:a xlink:type="simple" xlink:href="https://docs.spring.io/spring/docs/current/javadoc-api/org/springframework/context/annotation/Configuration.html" text:style-name="Internet_20_link" text:visited-style-name="Visited_20_Internet_20_Link">https://docs.spring.io/spring/docs/current/javadoc-api/org/springframework/context/annotation/Configuration.html</text:a></text:p>
      <text:p text:style-name="P2"/>
      <text:p text:style-name="P6"/>
      <text:p text:style-name="P2"/>
      <text:p text:style-name="P7">Bibliografia:</text:p>
      <text:p text:style-name="P8"><text:span text:style-name="T2">[1] </text:span><text:a xlink:type="simple" xlink:href="https://www.javappa.com/kurs-spring" text:style-name="Internet_20_link" text:visited-style-name="Visited_20_Internet_20_Link">https://www.javappa.com/kurs-spring</text:a></text:p>
      <text:p text:style-name="P10"><text:span text:style-name="T355">[2] </text:span><text:a xlink:type="simple" xlink:href="https://docs.spring.io/spring/docs/current/javadoc-api/org/springframework/web/WebApplicationInitializer.html" text:style-name="Internet_20_link" text:visited-style-name="Visited_20_Internet_20_Link">https://docs.spring.io/spring/docs/current/javadoc-api/org/springframework/web/WebApplicationInitializer.html</text:a></text:p>
      <text:p text:style-name="P11">[3] <text:a xlink:type="simple" xlink:href="https://www.oracle.com/technetwork/java/javase/overview/oracle-jdk-faqs.html" text:style-name="Internet_20_link" text:visited-style-name="Visited_20_Internet_20_Link">https://www.oracle.com/technetwork/java/javase/overview/oracle-jdk-faqs.html</text:a></text:p>
      <text:p text:style-name="P12"><text:span text:style-name="T356">[4] </text:span><text:a xlink:type="simple" xlink:href="https://docs.spring.io/spring/docs/5.2.1.RELEASE/spring-framework-reference/overview.html#overview" text:style-name="Internet_20_link" text:visited-style-name="Visited_20_Internet_20_Link">https://docs.spring.io/spring/docs/5.2.1.RELEASE/spring-framework-reference/overview.html#overview</text:a></text:p>
      <text:p text:style-name="P13"><text:span text:style-name="T357">[5] </text:span><text:a xlink:type="simple" xlink:href="https://docs.spring.io/spring/docs/3.0.0.M4/reference/html/ch01s02.html" text:style-name="Internet_20_link" text:visited-style-name="Visited_20_Internet_20_Link">https://docs.spring.io/spring/docs/3.0.0.M4/reference/html/ch01s02.html</text:a></text:p>
      <text:p text:style-name="P14"><text:span text:style-name="T358">[6] </text:span><text:a xlink:type="simple" xlink:href="https://docs.spring.io/spring/docs/current/spring-framework-reference/web.html#mvc" text:style-name="Internet_20_link" text:visited-style-name="Visited_20_Internet_20_Link">https://docs.spring.io/spring/docs/current/spring-framework-reference/web.html#mvc</text:a></text:p>
      <text:p text:style-name="P15"><text:span text:style-name="T359">[7] </text:span><text:a xlink:type="simple" xlink:href="https://www.baeldung.com/spring-xml-vs-java-config" text:style-name="Internet_20_link" text:visited-style-name="Visited_20_Internet_20_Link">https://www.baeldung.com/spring-xml-vs-java-config</text:a></text:p>
      <text:p text:style-name="P16"><text:soft-page-break/><text:span text:style-name="T360">[8] </text:span><text:a xlink:type="simple" xlink:href="https://docs.spring.io/spring/docs/current/javadoc-api/org/springframework/web/servlet/ViewResolver.html" text:style-name="Internet_20_link" text:visited-style-name="Visited_20_Internet_20_Link">https://docs.spring.io/spring/docs/current/javadoc-api/org/springframework/web/servlet/ViewResolver.html</text:a></text:p>
      <text:p text:style-name="P16"><text:span text:style-name="T360">[9] </text:span><text:a xlink:type="simple" xlink:href="https://www.baeldung.com/spring-mvc-view-resolver-tutorial" text:style-name="Internet_20_link" text:visited-style-name="Visited_20_Internet_20_Link">https://www.baeldung.com/spring-mvc-view-resolver-tutorial</text:a></text:p>
      <text:p text:style-name="P17"><text:span text:style-name="T349">[10] </text:span><text:a xlink:type="simple" xlink:href="https://docs.spring.io/spring-framework/docs/current/javadoc-api/org/springframework/web/servlet/config/annotation/WebMvcConfigurer.html" text:style-name="Internet_20_link" text:visited-style-name="Visited_20_Internet_20_Link">https://docs.spring.io/spring-framework/docs/current/javadoc-api/org/springframework/web/servlet/config/annotation/WebMvcConfigurer.html</text:a></text:p>
      <text:p text:style-name="P27"><text:span text:style-name="T349">[11] </text:span><text:a xlink:type="simple" xlink:href="https://www.baeldung.com/spring-mvc-static-resources" text:style-name="Internet_20_link" text:visited-style-name="Visited_20_Internet_20_Link">https://www.baeldung.com/spring-mvc-static-resources</text:a></text:p>
      <text:p text:style-name="P29"><text:span text:style-name="T361">[12] </text:span><text:a xlink:type="simple" xlink:href="https://docs.spring.io/spring/docs/current/javadoc-api/org/springframework/web/servlet/config/annotation/ResourceHandlerRegistration.html#setCachePeriod-java.lang.Integer-" text:style-name="Internet_20_link" text:visited-style-name="Visited_20_Internet_20_Link">https://docs.spring.io/spring/docs/current/javadoc-api/org/springframework/web/servlet/config/annotation/ResourceHandlerRegistration.html#setCachePeriod-java.lang.Integer-</text:a></text:p>
      <text:p text:style-name="P30"><text:span text:style-name="T204">[13] </text:span><text:a xlink:type="simple" xlink:href="https://spring.io/projects" text:style-name="Internet_20_link" text:visited-style-name="Visited_20_Internet_20_Link">https://spring.io/projects</text:a></text:p>
      <text:p text:style-name="P32"><text:span text:style-name="T348">[14] </text:span><text:a xlink:type="simple" xlink:href="https://websitesetup.org/bootstrap-tutorial-for-beginners/" text:style-name="Internet_20_link" text:visited-style-name="Visited_20_Internet_20_Link">https://websitesetup.org/bootstrap-tutorial-for-beginners/</text:a></text:p>
      <text:p text:style-name="P33"><text:span text:style-name="T208">[15] </text:span><text:a xlink:type="simple" xlink:href="https://spring.io/projects/spring-security#overview" text:style-name="Internet_20_link" text:visited-style-name="Visited_20_Internet_20_Link">https://spring.io/projects/spring-security#overview</text:a></text:p>
      <text:p text:style-name="P37"><text:span text:style-name="T208">[16] </text:span><text:a xlink:type="simple" xlink:href="https://docs.spring.io/spring-security/site/docs/current/reference/htmlsingle/" text:style-name="Internet_20_link" text:visited-style-name="Visited_20_Internet_20_Link">https://docs.spring.io/spring-security/site/docs/current/reference/htmlsingle/</text:a></text:p>
      <text:p text:style-name="P38"><text:span text:style-name="T362">[17] </text:span><text:a xlink:type="simple" xlink:href="https://docs.spring.io/spring-boot/docs/2.1.6.RELEASE/reference/html/using-boot-using-springbootapplication-annotation.html" text:style-name="Internet_20_link" text:visited-style-name="Visited_20_Internet_20_Link">https://docs.spring.io/spring-boot/docs/2.1.6.RELEASE/reference/html/using-boot-using-springbootapplication-annotation.html</text:a></text:p>
      <text:p text:style-name="P39"><text:span text:style-name="T363">[18] </text:span><text:a xlink:type="simple" xlink:href="https://spring.io/blog/2013/12/19/serving-static-web-content-with-spring-boot" text:style-name="Internet_20_link" text:visited-style-name="Visited_20_Internet_20_Link">https://spring.io/blog/2013/12/19/serving-static-web-content-with-spring-boot</text:a></text:p>
      <text:p text:style-name="P40"><text:span text:style-name="T363">[19] </text:span><text:a xlink:type="simple" xlink:href="https://docs.spring.io/spring-boot/docs/current/reference/html/using-spring-boot.html#using-boot-devtools" text:style-name="Internet_20_link" text:visited-style-name="Visited_20_Internet_20_Link">https://docs.spring.io/spring-boot/docs/current/reference/html/using-spring-boot.html#using-boot-devtools</text:a></text:p>
      <text:p text:style-name="P42"><text:span text:style-name="T364">[</text:span>20] <text:a xlink:type="simple" xlink:href="https://spring.io/guides/gs/spring-boot/" text:style-name="Internet_20_link" text:visited-style-name="Visited_20_Internet_20_Link">https://spring.io/guides/gs/spring-boot/</text:a></text:p>
      <text:p text:style-name="P43"><text:span text:style-name="T249">[21] </text:span><text:a xlink:type="simple" xlink:href="https://www.oracle.com/webfolder/technetwork/tutorials/obe/java/basic_app_embedded_tomcat/basic_app-tomcat-embedded.html#section4" text:style-name="Internet_20_link" text:visited-style-name="Visited_20_Internet_20_Link">https://www.oracle.com/webfolder/technetwork/tutorials/obe/java/basic_app_embedded_tomcat/basic_app-tomcat-embedded.html#section4</text:a></text:p>
      <text:p text:style-name="P45"><text:span text:style-name="T252">[22] </text:span><text:a xlink:type="simple" xlink:href="https://www.baeldung.com/servlet-session-timeout" text:style-name="Internet_20_link" text:visited-style-name="Visited_20_Internet_20_Link">https://www.baeldung.com/servlet-session-timeout</text:a></text:p>
      <text:p text:style-name="P44"><text:span text:style-name="T365">[23] </text:span><text:a xlink:type="simple" xlink:href="https://spring.io/projects/spring-data-jpa#overview" text:style-name="Internet_20_link" text:visited-style-name="Visited_20_Internet_20_Link">https://spring.io/projects/spring-data-jpa#overview</text:a></text:p>
      <text:p text:style-name="P46"><text:span text:style-name="T296">[24] </text:span><text:a xlink:type="simple" xlink:href="https://docs.spring.io/spring/docs/current/spring-framework-reference/testing.html#testing-introduction" text:style-name="Internet_20_link" text:visited-style-name="Visited_20_Internet_20_Link">https://docs.spring.io/spring/docs/current/spring-framework-reference/testing.html#testing-introduction</text:a></text:p>
      <text:p text:style-name="P65"><text:span text:style-name="T296">[25] </text:span><text:a xlink:type="simple" xlink:href="https://docs.spring.io/spring-boot/docs/1.5.2.RELEASE/reference/html/boot-features-testing.html" text:style-name="Internet_20_link" text:visited-style-name="Visited_20_Internet_20_Link">https://docs.spring.io/spring-boot/docs/1.5.2.RELEASE/reference/html/boot-features-testing.html</text:a></text:p>
      <text:p text:style-name="P66"><text:span text:style-name="T366">[26] </text:span><text:a xlink:type="simple" xlink:href="https://spring.io/guides/gs/testing-web/" text:style-name="Internet_20_link" text:visited-style-name="Visited_20_Internet_20_Link">https://spring.io/guides/gs/testing-web/</text:a></text:p>
      <text:p text:style-name="P70"><text:span text:style-name="T298">[27] </text:span><text:a xlink:type="simple" xlink:href="https://reflectoring.io/spring-boot-test/" text:style-name="Internet_20_link" text:visited-style-name="Visited_20_Internet_20_Link">https://reflectoring.io/spring-boot-test/</text:a></text:p>
      <text:p text:style-name="P71"><text:span text:style-name="T367">[28] </text:span><text:a xlink:type="simple" xlink:href="https://docs.spring.io/spring-boot/docs/current/api/org/springframework/boot/test/autoconfigure/orm/jpa/DataJpaTest.html" text:style-name="Internet_20_link" text:visited-style-name="Visited_20_Internet_20_Link">https://docs.spring.io/spring-boot/docs/current/api/org/springframework/boot/test/autoconfigure/orm/jpa/DataJpaTest.html</text:a></text:p>
      <text:p text:style-name="P74"><text:span text:style-name="T367">[29] </text:span><text:a xlink:type="simple" xlink:href="https://www.baeldung.com/spring-profiles" text:style-name="Internet_20_link" text:visited-style-name="Visited_20_Internet_20_Link">https://www.baeldung.com/spring-profiles</text:a></text:p>
      <text:p text:style-name="P75"><text:span text:style-name="T368">[30] </text:span><text:a xlink:type="simple" xlink:href="https://docs.spring.io/spring-framework/docs/current/javadoc-api/org/springframework/context/annotation/Profile.html" text:style-name="Internet_20_link" text:visited-style-name="Visited_20_Internet_20_Link">https://docs.spring.io/spring-framework/docs/current/javadoc-api/org/springframework/context/annotation/Profile.html</text:a></text:p>
      <text:p text:style-name="P78"><text:span text:style-name="T369">[31] </text:span><text:a xlink:type="simple" xlink:href="https://reflectoring.io/spring-boot-data-jpa-test/" text:style-name="Internet_20_link" text:visited-style-name="Visited_20_Internet_20_Link">https://reflectoring.io/spring-boot-data-jpa-test/</text:a></text:p>
      <text:p text:style-name="P79"><text:soft-page-break/><text:span text:style-name="T370">[32] </text:span><text:a xlink:type="simple" xlink:href="https://www.logicbig.com/tutorials/spring-framework/spring-web-mvc/simple-mapping-exception-resolver.html" text:style-name="Internet_20_link" text:visited-style-name="Visited_20_Internet_20_Link">https://www.logicbig.com/tutorials/spring-framework/spring-web-mvc/simple-mapping-exception-resolver.html</text:a></text:p>
      <text:p text:style-name="P80"><text:span text:style-name="T371">[33]</text:span><text:span text:style-name="T191"> </text:span><text:a xlink:type="simple" xlink:href="https://www.baeldung.com/spring-boot-add-filter" text:style-name="Internet_20_link" text:visited-style-name="Visited_20_Internet_20_Link"><text:span text:style-name="T136">https://www.baeldung.com/spring-boot-add-filter</text:span></text:a></text:p>
      <text:p text:style-name="P81"><text:span text:style-name="T136">[</text:span><text:span text:style-name="T135">34] </text:span><text:a xlink:type="simple" xlink:href="https://www.baeldung.com/java-spring-mockito-mock-mockbean" text:style-name="Internet_20_link" text:visited-style-name="Visited_20_Internet_20_Link">https://www.baeldung.com/java-spring-mockito-mock-mockbean</text:a></text:p>
      <text:p text:style-name="P81"><text:span text:style-name="T135">[35] </text:span><text:a xlink:type="simple" xlink:href="https://reflectoring.io/spring-boot-test/" text:style-name="Internet_20_link" text:visited-style-name="Visited_20_Internet_20_Link">https://reflectoring.io/spring-boot-test/</text:a></text:p>
      <text:p text:style-name="P82"><text:span text:style-name="T135">[36] </text:span><text:a xlink:type="simple" xlink:href="https://docs.spring.io/spring-boot/docs/current/reference/html/production-ready-features.html" text:style-name="Internet_20_link" text:visited-style-name="Visited_20_Internet_20_Link">https://docs.spring.io/spring-boot/docs/current/reference/html/production-ready-features.html</text:a></text:p>
      <text:p text:style-name="P84"><text:span text:style-name="T135">[37] </text:span><text:a xlink:type="simple" xlink:href="https://codecentric.github.io/spring-boot-admin/current/" text:style-name="Internet_20_link" text:visited-style-name="Visited_20_Internet_20_Link">https://codecentric.github.io/spring-boot-admin/current/</text:a></text:p>
      <text:p text:style-name="P85"><text:span text:style-name="T135">[38] </text:span><text:a xlink:type="simple" xlink:href="https://spring.io/blog/2013/11/01/exception-handling-in-spring-mvc" text:style-name="Internet_20_link" text:visited-style-name="Visited_20_Internet_20_Link">https://spring.io/blog/2013/11/01/exception-handling-in-spring-mvc</text:a></text:p>
      <text:p text:style-name="P87"><text:span text:style-name="T135">[39] </text:span><text:a xlink:type="simple" xlink:href="https://docs.spring.io/spring-boot/docs/current/reference/html/spring-boot-features.html#boot-features-logging" text:style-name="Internet_20_link" text:visited-style-name="Visited_20_Internet_20_Link">https://docs.spring.io/spring-boot/docs/current/reference/html/spring-boot-features.html#boot-features-logging</text:a></text:p>
      <text:p text:style-name="P90"><text:span text:style-name="T135">[40] </text:span><text:a xlink:type="simple" xlink:href="https://docs.spring.io/spring/docs/3.0.0.M4/reference/html/ch15s11.html" text:style-name="Internet_20_link" text:visited-style-name="Visited_20_Internet_20_Link">https://docs.spring.io/spring/docs/3.0.0.M4/reference/html/ch15s11.html</text:a></text:p>
      <text:p text:style-name="P91"><text:span text:style-name="T135">[41] </text:span><text:a xlink:type="simple" xlink:href="https://www.baeldung.com/spring-email" text:style-name="Internet_20_link" text:visited-style-name="Visited_20_Internet_20_Link">https://www.baeldung.com/spring-email</text:a></text:p>
      <text:p text:style-name="P93"><text:span text:style-name="T135">[42] </text:span><text:a xlink:type="simple" xlink:href="https://letsencrypt.org/about/" text:style-name="Internet_20_link" text:visited-style-name="Visited_20_Internet_20_Link">https://letsencrypt.org/about/</text:a></text:p>
      <text:p text:style-name="P93"><text:span text:style-name="T135">[43] </text:span><text:a xlink:type="simple" xlink:href="https://http2.github.io/" text:style-name="Internet_20_link" text:visited-style-name="Visited_20_Internet_20_Link">https://http2.github.io/</text:a></text:p>
      <text:p text:style-name="P189">[44] https://sekurak.pl/protokol-http-2-czyli-szybciej-ale-czy-rowniez-bezpieczniej/</text:p>
      <text:p text:style-name="P190">[45] https://www.cloudflare.com/learning/ssl/transport-layer-security-tls/</text:p>
      <text:p text:style-name="P190">[46] https://www.novatec-gmbh.de/en/blog/spring-boot-applications-tls-http2/</text:p>
      <text:p text:style-name="P191">[47] https://docs.spring.io/spring/docs/current/spring-framework-reference/integration.html#scheduling</text:p>
      <text:p text:style-name="P192">[48] <text:a xlink:type="simple" xlink:href="https://maven.apache.org/guides/getting-started/maven-in-five-minutes.html" text:style-name="Internet_20_link" text:visited-style-name="Visited_20_Internet_20_Link">https://maven.apache.org/guides/getting-started/maven-in-five-minutes.html</text:a></text:p>
      <text:p text:style-name="P193">[49] https://www.vojtechruzicka.com/spring-boot-war/</text:p>
      <text:p text:style-name="P194">[50] <text:span text:style-name="T373">https://docs.spring.io/spring-boot/docs/current/reference/html/deployment.html#cloud-deployment-aws</text:span></text:p>
      <text:p text:style-name="P194">[51] <text:span text:style-name="T373">https://docs.aws.amazon.com/elasticbeanstalk/latest/dg/Welcome.html</text:span></text:p>
      <text:p text:style-name="P193">[52] https://docs.aws.amazon.com/elasticbeanstalk/latest/dg/create_deploy_Java.html[53]</text:p>
      <text:p text:style-name="P193">[5<text:span text:style-name="T382">3</text:span>] https://docs.docker.com/engine/install/debian/</text:p>
      <text:p text:style-name="P193">[54] https://spring.io/guides/topicals/spring-boot-docker</text:p>
      <text:p text:style-name="P195">[55] <text:span text:style-name="T389">https://dzone.com/articles/introducing-spring-boot?utm_source=dzone&amp;utm_medium=article&amp;utm_campaign=spring-boot-content-cluster</text:span></text:p>
      <text:p text:style-name="P193">[56] https://www.infoq.com/articles/etags/</text:p>
      <text:p text:style-name="P193">[57]</text:p>
      <text:p text:style-name="P193">[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Proxima Nova Soft" svg:font-family="'Proxima Nova Soft', 'Helvetica Neue', sans-serif"/>
    <style:font-face style:name="Roboto" svg:font-family="Roboto, Helvetica, Arial,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15T03:44:05.414566035</dc:date>
    <meta:editing-duration>P3DT29M39S</meta:editing-duration>
    <meta:editing-cycles>150</meta:editing-cycles>
    <meta:generator>LibreOffice/6.0.7.3$Linux_X86_64 LibreOffice_project/00m0$Build-3</meta:generator>
    <meta:document-statistic meta:table-count="0" meta:image-count="0" meta:object-count="0" meta:page-count="50" meta:paragraph-count="1115" meta:word-count="12238" meta:character-count="104656" meta:non-whitespace-character-count="91000"/>
  </office:meta>
</office:document-meta>
</file>